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Arial2" svg:font-family="Arial, Helvetica, sans-serif"/>
    <style:font-face style:name="Consolas" svg:font-family="Consolas, 'Bitstream Vera Sans Mono', 'Courier New', Courier, monospace"/>
    <style:font-face style:name="Consolas1" svg:font-family="Consolas, Menlo,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Preformatted_20_Text">
      <style:text-properties style:font-name="Times New Roman"/>
    </style:style>
    <style:style style:name="P2" style:family="paragraph" style:parent-style-name="Preformatted_20_Text">
      <style:text-properties style:font-name="Times New Roman" officeooo:paragraph-rsid="002163cc"/>
    </style:style>
    <style:style style:name="P3" style:family="paragraph" style:parent-style-name="Preformatted_20_Text">
      <style:text-properties officeooo:paragraph-rsid="002163cc"/>
    </style:style>
    <style:style style:name="P4" style:family="paragraph" style:parent-style-name="Preformatted_20_Text">
      <style:text-properties style:font-name="Times New Roman"/>
    </style:style>
    <style:style style:name="P5" style:family="paragraph" style:parent-style-name="Preformatted_20_Text">
      <style:text-properties style:font-name="Times New Roman" officeooo:paragraph-rsid="0021ed31"/>
    </style:style>
    <style:style style:name="P6" style:family="paragraph" style:parent-style-name="Preformatted_20_Text" style:master-page-name="">
      <loext:graphic-properties draw:fill="none"/>
      <style:paragraph-properties fo:margin-left="0.9cm" fo:margin-right="0cm" fo:margin-top="0cm" fo:margin-bottom="0cm" style:contextual-spacing="false" fo:text-indent="0cm" style:auto-text-indent="false" style:page-number="auto" fo:background-color="transparent"/>
      <style:text-properties style:font-name="Times New Roman" officeooo:paragraph-rsid="0021ed31"/>
    </style:style>
    <style:style style:name="P7" style:family="paragraph" style:parent-style-name="Preformatted_20_Text" style:master-page-name="">
      <loext:graphic-properties draw:fill="none"/>
      <style:paragraph-properties fo:margin-left="0.9cm" fo:margin-right="0cm" fo:margin-top="0cm" fo:margin-bottom="0cm" style:contextual-spacing="false" fo:text-indent="0cm" style:auto-text-indent="false" style:page-number="auto" fo:background-color="transparent"/>
      <style:text-properties style:font-name="Times New Roman" officeooo:paragraph-rsid="0021ed31"/>
    </style:style>
    <style:style style:name="P8" style:family="paragraph" style:parent-style-name="Preformatted_20_Text" style:master-page-name="">
      <loext:graphic-properties draw:fill="none"/>
      <style:paragraph-properties fo:margin-left="1cm" fo:margin-right="0cm" fo:margin-top="0cm" fo:margin-bottom="0cm" style:contextual-spacing="false" fo:text-indent="0cm" style:auto-text-indent="false" style:page-number="auto" fo:background-color="transparent"/>
      <style:text-properties style:font-name="Times New Roman" officeooo:paragraph-rsid="0021ed31"/>
    </style:style>
    <style:style style:name="P9" style:family="paragraph" style:parent-style-name="Preformatted_20_Text" style:master-page-name="">
      <loext:graphic-properties draw:fill="none"/>
      <style:paragraph-properties fo:margin-left="1cm" fo:margin-right="0cm" fo:margin-top="0cm" fo:margin-bottom="0cm" style:contextual-spacing="false" fo:text-indent="0cm" style:auto-text-indent="false" style:page-number="auto" fo:background-color="transparent"/>
      <style:text-properties style:font-name="Times New Roman" officeooo:paragraph-rsid="0021ed31"/>
    </style:style>
    <style:style style:name="P10" style:family="paragraph" style:parent-style-name="Preformatted_20_Text" style:master-page-name="">
      <loext:graphic-properties draw:fill="none"/>
      <style:paragraph-properties fo:margin-left="1cm" fo:margin-right="0cm" fo:margin-top="0cm" fo:margin-bottom="0cm" style:contextual-spacing="false" fo:text-indent="0cm" style:auto-text-indent="false" style:page-number="auto" fo:background-color="transparent"/>
      <style:text-properties style:font-name="Times New Roman" officeooo:paragraph-rsid="0021ed31"/>
    </style:style>
    <style:style style:name="P11" style:family="paragraph" style:parent-style-name="Preformatted_20_Text" style:master-page-name="">
      <loext:graphic-properties draw:fill="none"/>
      <style:paragraph-properties fo:margin-left="1cm" fo:margin-right="0cm" fo:margin-top="0cm" fo:margin-bottom="0cm" style:contextual-spacing="false" fo:text-indent="0cm" style:auto-text-indent="false" style:page-number="auto" fo:background-color="transparent"/>
      <style:text-properties style:font-name="Times New Roman" officeooo:paragraph-rsid="0021ed31"/>
    </style:style>
    <style:style style:name="P12" style:family="paragraph" style:parent-style-name="Preformatted_20_Text">
      <style:text-properties style:font-name="Times New Roman" fo:font-weight="bold" officeooo:paragraph-rsid="0021ed31" style:font-weight-asian="bold" style:font-weight-complex="bold"/>
    </style:style>
    <style:style style:name="P13" style:family="paragraph" style:parent-style-name="Preformatted_20_Text" style:master-page-name="">
      <loext:graphic-properties draw:fill="none"/>
      <style:paragraph-properties fo:margin-left="0cm" fo:margin-right="0cm" fo:margin-top="0cm" fo:margin-bottom="0cm" style:contextual-spacing="false" fo:text-indent="0cm" style:auto-text-indent="false" style:page-number="auto" fo:background-color="transparent"/>
      <style:text-properties style:font-name="Times New Roman" fo:font-weight="bold" style:font-weight-asian="bold" style:font-weight-complex="bold"/>
    </style:style>
    <style:style style:name="P14" style:family="paragraph" style:parent-style-name="Preformatted_20_Text">
      <loext:graphic-properties draw:fill="none"/>
      <style:paragraph-properties fo:margin-left="0cm" fo:margin-right="0cm" fo:margin-top="0cm" fo:margin-bottom="0cm" style:contextual-spacing="false" fo:text-indent="0cm" style:auto-text-indent="false" fo:background-color="transparent"/>
      <style:text-properties style:font-name="Times New Roman" fo:font-weight="bold" style:font-weight-asian="bold" style:font-weight-complex="bold"/>
    </style:style>
    <style:style style:name="P15" style:family="paragraph" style:parent-style-name="Preformatted_20_Text">
      <style:text-properties style:font-name="Times New Roman" fo:font-weight="bold" style:font-weight-asian="bold" style:font-weight-complex="bold"/>
    </style:style>
    <style:style style:name="P16" style:family="paragraph" style:parent-style-name="Preformatted_20_Text" style:master-page-name="">
      <loext:graphic-properties draw:fill="none"/>
      <style:paragraph-properties fo:margin-left="1cm" fo:margin-right="0cm" fo:margin-top="0cm" fo:margin-bottom="0cm" style:contextual-spacing="false" fo:text-indent="0cm" style:auto-text-indent="false" style:page-number="auto" fo:background-color="transparent"/>
      <style:text-properties style:font-name="Times New Roman" fo:font-weight="bold" officeooo:paragraph-rsid="002313ea" style:font-weight-asian="bold" style:font-weight-complex="bold"/>
    </style:style>
    <style:style style:name="P17" style:family="paragraph" style:parent-style-name="Preformatted_20_Text" style:master-page-name="">
      <loext:graphic-properties draw:fill="none"/>
      <style:paragraph-properties fo:margin-left="3.5cm" fo:margin-right="0cm" fo:margin-top="0cm" fo:margin-bottom="0cm" style:contextual-spacing="false" fo:text-indent="0cm" style:auto-text-indent="false" style:page-number="auto" fo:background-color="transparent"/>
      <style:text-properties style:font-name="Times New Roman"/>
    </style:style>
    <style:style style:name="P18" style:family="paragraph" style:parent-style-name="Preformatted_20_Text">
      <loext:graphic-properties draw:fill="none"/>
      <style:paragraph-properties fo:margin-left="3.5cm" fo:margin-right="0cm" fo:margin-top="0cm" fo:margin-bottom="0cm" style:contextual-spacing="false" fo:text-indent="0cm" style:auto-text-indent="false" fo:background-color="transparent"/>
      <style:text-properties style:font-name="Times New Roman"/>
    </style:style>
    <style:style style:name="P19" style:family="paragraph" style:parent-style-name="Preformatted_20_Text" style:master-page-name="">
      <loext:graphic-properties draw:fill="none"/>
      <style:paragraph-properties fo:margin-left="1cm" fo:margin-right="0cm" fo:margin-top="0cm" fo:margin-bottom="0cm" style:contextual-spacing="false" fo:text-indent="0cm" style:auto-text-indent="false" style:page-number="auto" fo:background-color="transparent"/>
      <style:text-properties style:font-name="Times New Roman"/>
    </style:style>
    <style:style style:name="P20" style:family="paragraph" style:parent-style-name="Preformatted_20_Text" style:master-page-name="">
      <loext:graphic-properties draw:fill="none"/>
      <style:paragraph-properties fo:margin-left="1cm" fo:margin-right="0cm" fo:margin-top="0cm" fo:margin-bottom="0cm" style:contextual-spacing="false" fo:text-indent="0cm" style:auto-text-indent="false" style:page-number="auto" fo:background-color="transparent"/>
      <style:text-properties style:font-name="Times New Roman"/>
    </style:style>
    <style:style style:name="P21" style:family="paragraph" style:parent-style-name="Preformatted_20_Text" style:master-page-name="">
      <loext:graphic-properties draw:fill="none"/>
      <style:paragraph-properties fo:margin-left="1cm" fo:margin-right="0cm" fo:margin-top="0cm" fo:margin-bottom="0cm" style:contextual-spacing="false" fo:text-indent="0cm" style:auto-text-indent="false" style:page-number="auto" fo:background-color="transparent"/>
      <style:text-properties style:font-name="Times New Roman"/>
    </style:style>
    <style:style style:name="P22" style:family="paragraph" style:parent-style-name="Preformatted_20_Text" style:master-page-name="">
      <loext:graphic-properties draw:fill="none"/>
      <style:paragraph-properties fo:margin-left="1cm" fo:margin-right="0cm" fo:margin-top="0cm" fo:margin-bottom="0cm" style:contextual-spacing="false" fo:text-indent="0cm" style:auto-text-indent="false" style:page-number="auto" fo:background-color="transparent"/>
      <style:text-properties style:font-name="Times New Roman"/>
    </style:style>
    <style:style style:name="P23" style:family="paragraph" style:parent-style-name="Preformatted_20_Text">
      <loext:graphic-properties draw:fill="none"/>
      <style:paragraph-properties fo:margin-left="0.9cm" fo:margin-right="0cm" fo:margin-top="0cm" fo:margin-bottom="0cm" style:contextual-spacing="false" fo:text-indent="0cm" style:auto-text-indent="false" fo:background-color="transparent"/>
      <style:text-properties style:font-name="Times New Roman"/>
    </style:style>
    <style:style style:name="P24" style:family="paragraph" style:parent-style-name="Preformatted_20_Text" style:master-page-name="">
      <loext:graphic-properties draw:fill="none"/>
      <style:paragraph-properties fo:margin-left="0.9cm" fo:margin-right="0cm" fo:margin-top="0cm" fo:margin-bottom="0cm" style:contextual-spacing="false" fo:text-indent="0cm" style:auto-text-indent="false" style:page-number="auto" fo:background-color="transparent"/>
      <style:text-properties style:font-name="Times New Roman"/>
    </style:style>
    <style:style style:name="P25" style:family="paragraph" style:parent-style-name="Preformatted_20_Text" style:master-page-name="">
      <loext:graphic-properties draw:fill="none"/>
      <style:paragraph-properties fo:margin-left="4.001cm" fo:margin-right="0cm" fo:margin-top="0cm" fo:margin-bottom="0cm" style:contextual-spacing="false" fo:text-indent="0cm" style:auto-text-indent="false" style:page-number="auto" fo:background-color="transparent"/>
      <style:text-properties style:font-name="Times New Roman"/>
    </style:style>
    <style:style style:name="P26" style:family="paragraph" style:parent-style-name="Preformatted_20_Text">
      <style:text-properties style:font-name="Times New Roman" fo:font-style="italic" style:font-style-asian="italic" style:font-style-complex="italic"/>
    </style:style>
    <style:style style:name="P27" style:family="paragraph" style:parent-style-name="Preformatted_20_Text" style:master-page-name="">
      <loext:graphic-properties draw:fill="none"/>
      <style:paragraph-properties fo:margin-left="0.9cm" fo:margin-right="0cm" fo:margin-top="0cm" fo:margin-bottom="0cm" style:contextual-spacing="false" fo:text-indent="0cm" style:auto-text-indent="false" style:page-number="auto" fo:background-color="transparent"/>
      <style:text-properties style:font-name="Times New Roman" fo:font-style="italic" officeooo:paragraph-rsid="0021ed31" style:font-style-asian="italic" style:font-style-complex="italic"/>
    </style:style>
    <style:style style:name="P28" style:family="paragraph" style:parent-style-name="Preformatted_20_Text" style:master-page-name="">
      <loext:graphic-properties draw:fill="none"/>
      <style:paragraph-properties fo:margin-left="2.799cm" fo:margin-right="0cm" fo:margin-top="0cm" fo:margin-bottom="0cm" style:contextual-spacing="false" fo:text-indent="0cm" style:auto-text-indent="false" style:page-number="auto" fo:background-color="transparent"/>
      <style:text-properties style:font-name="Times New Roman" fo:font-style="italic" officeooo:paragraph-rsid="0021ed31" style:font-style-asian="italic" style:font-style-complex="italic"/>
    </style:style>
    <style:style style:name="P29" style:family="paragraph" style:parent-style-name="Preformatted_20_Text" style:master-page-name="">
      <loext:graphic-properties draw:fill="none"/>
      <style:paragraph-properties fo:margin-left="2.799cm" fo:margin-right="0cm" fo:margin-top="0cm" fo:margin-bottom="0cm" style:contextual-spacing="false" fo:text-indent="0cm" style:auto-text-indent="false" style:page-number="auto" fo:background-color="transparent"/>
      <style:text-properties style:font-name="Times New Roman" fo:font-style="italic" style:font-style-asian="italic" style:font-style-complex="italic"/>
    </style:style>
    <style:style style:name="P30" style:family="paragraph" style:parent-style-name="Preformatted_20_Text" style:master-page-name="">
      <loext:graphic-properties draw:fill="none"/>
      <style:paragraph-properties fo:margin-left="2.701cm" fo:margin-right="0cm" fo:margin-top="0cm" fo:margin-bottom="0cm" style:contextual-spacing="false" fo:text-indent="0cm" style:auto-text-indent="false" style:page-number="auto" fo:background-color="transparent"/>
      <style:text-properties style:font-name="Times New Roman" fo:font-style="italic" style:font-style-asian="italic" style:font-style-complex="italic"/>
    </style:style>
    <style:style style:name="P31" style:family="paragraph" style:parent-style-name="Preformatted_20_Text" style:master-page-name="">
      <loext:graphic-properties draw:fill="none"/>
      <style:paragraph-properties fo:margin-left="1.799cm" fo:margin-right="0cm" fo:margin-top="0cm" fo:margin-bottom="0cm" style:contextual-spacing="false" fo:text-indent="0cm" style:auto-text-indent="false" style:page-number="auto" fo:background-color="transparent"/>
      <style:text-properties style:font-name="Times New Roman" fo:font-style="italic" style:font-style-asian="italic" style:font-style-complex="italic"/>
    </style:style>
    <style:style style:name="P32" style:family="paragraph" style:parent-style-name="Preformatted_20_Text" style:master-page-name="">
      <loext:graphic-properties draw:fill="none"/>
      <style:paragraph-properties fo:margin-left="3cm" fo:margin-right="0cm" fo:margin-top="0cm" fo:margin-bottom="0cm" style:contextual-spacing="false" fo:text-indent="-1.9cm" style:auto-text-indent="false" style:page-number="auto" fo:background-color="transparent"/>
      <style:text-properties style:font-name="Times New Roman" fo:font-style="italic" officeooo:paragraph-rsid="002313ea" style:font-style-asian="italic" style:font-style-complex="italic"/>
    </style:style>
    <style:style style:name="P33" style:family="paragraph" style:parent-style-name="Preformatted_20_Text">
      <loext:graphic-properties draw:fill="none"/>
      <style:paragraph-properties fo:margin-left="4.001cm" fo:margin-right="0cm" fo:margin-top="0cm" fo:margin-bottom="0cm" style:contextual-spacing="false" fo:text-indent="0cm" style:auto-text-indent="false" fo:background-color="transparent"/>
      <style:text-properties style:font-name="Times New Roman" fo:font-style="italic" officeooo:rsid="002313ea" officeooo:paragraph-rsid="002313ea" style:font-style-asian="italic" style:font-style-complex="italic"/>
    </style:style>
    <style:style style:name="P34" style:family="paragraph" style:parent-style-name="Preformatted_20_Text" style:master-page-name="">
      <loext:graphic-properties draw:fill="none"/>
      <style:paragraph-properties fo:margin-left="2.499cm" fo:margin-right="0cm" fo:margin-top="0cm" fo:margin-bottom="0cm" style:contextual-spacing="false" fo:text-indent="0cm" style:auto-text-indent="false" style:page-number="auto" fo:background-color="transparent"/>
      <style:text-properties style:font-name="Times New Roman" fo:font-size="8pt" fo:font-style="italic" style:font-size-asian="8pt" style:font-style-asian="italic" style:font-size-complex="8pt" style:font-style-complex="italic"/>
    </style:style>
    <style:style style:name="P35" style:family="paragraph" style:parent-style-name="Preformatted_20_Text">
      <loext:graphic-properties draw:fill="none"/>
      <style:paragraph-properties fo:margin-left="2.499cm" fo:margin-right="0cm" fo:margin-top="0cm" fo:margin-bottom="0cm" style:contextual-spacing="false" fo:text-indent="0cm" style:auto-text-indent="false" fo:background-color="transparent"/>
      <style:text-properties style:font-name="Times New Roman" fo:font-size="8pt" fo:font-style="italic" style:font-size-asian="8pt" style:font-style-asian="italic" style:font-size-complex="8pt" style:font-style-complex="italic"/>
    </style:style>
    <style:style style:name="P36" style:family="paragraph" style:parent-style-name="Preformatted_20_Text">
      <loext:graphic-properties draw:fill="none"/>
      <style:paragraph-properties fo:margin-left="1cm" fo:margin-right="0cm" fo:margin-top="0cm" fo:margin-bottom="0cm" style:contextual-spacing="false" fo:text-indent="0cm" style:auto-text-indent="false" fo:background-color="transparent"/>
      <style:text-properties style:font-name="Times New Roman" officeooo:rsid="0021ed31" officeooo:paragraph-rsid="0021ed31"/>
    </style:style>
    <style:style style:name="P37" style:family="paragraph" style:parent-style-name="Preformatted_20_Text">
      <style:text-properties style:font-name="Times New Roman" officeooo:rsid="0021ed31" officeooo:paragraph-rsid="0021ed31"/>
    </style:style>
    <style:style style:name="P38" style:family="paragraph" style:parent-style-name="Preformatted_20_Text">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39" style:family="paragraph" style:parent-style-name="Preformatted_20_Text">
      <loext:graphic-properties draw:fill="none"/>
      <style:paragraph-properties fo:margin-left="1cm" fo:margin-right="0cm" fo:margin-top="0cm" fo:margin-bottom="0cm" style:contextual-spacing="false" fo:text-indent="0cm" style:auto-text-indent="false" fo:background-color="transparent"/>
      <style:text-properties style:font-name="Times New Roman" officeooo:rsid="00225a7f" officeooo:paragraph-rsid="00225a7f"/>
    </style:style>
    <style:style style:name="P40" style:family="paragraph" style:parent-style-name="Preformatted_20_Text" style:master-page-name="">
      <loext:graphic-properties draw:fill="none"/>
      <style:paragraph-properties fo:margin-left="1cm" fo:margin-right="0cm" fo:margin-top="0cm" fo:margin-bottom="0cm" style:contextual-spacing="false" fo:text-indent="0cm" style:auto-text-indent="false" style:page-number="auto" fo:background-color="transparent"/>
      <style:text-properties style:font-name="Times New Roman" officeooo:paragraph-rsid="00225a7f"/>
    </style:style>
    <style:style style:name="P41" style:family="paragraph" style:parent-style-name="Preformatted_20_Text">
      <loext:graphic-properties draw:fill="none"/>
      <style:paragraph-properties fo:margin-left="1cm" fo:margin-right="0cm" fo:margin-top="0cm" fo:margin-bottom="0cm" style:contextual-spacing="false" fo:text-indent="0cm" style:auto-text-indent="false" fo:background-color="transparent"/>
      <style:text-properties style:font-name="Times New Roman" officeooo:paragraph-rsid="00225a7f"/>
    </style:style>
    <style:style style:name="P42" style:family="paragraph" style:parent-style-name="Preformatted_20_Text">
      <style:text-properties style:font-name="Times New Roman" officeooo:paragraph-rsid="002313ea"/>
    </style:style>
    <style:style style:name="P43" style:family="paragraph" style:parent-style-name="Preformatted_20_Text" style:master-page-name="">
      <loext:graphic-properties draw:fill="none"/>
      <style:paragraph-properties fo:margin-left="1cm" fo:margin-right="0cm" fo:margin-top="0cm" fo:margin-bottom="0cm" style:contextual-spacing="false" fo:text-indent="0cm" style:auto-text-indent="false" style:page-number="auto" fo:background-color="transparent"/>
      <style:text-properties style:font-name="Times New Roman" officeooo:paragraph-rsid="002313ea"/>
    </style:style>
    <style:style style:name="P44" style:family="paragraph" style:parent-style-name="Preformatted_20_Text">
      <loext:graphic-properties draw:fill="none"/>
      <style:paragraph-properties fo:margin-left="1cm" fo:margin-right="0cm" fo:margin-top="0cm" fo:margin-bottom="0cm" style:contextual-spacing="false" fo:text-indent="0cm" style:auto-text-indent="false" fo:background-color="transparent"/>
      <style:text-properties style:font-name="Times New Roman" officeooo:paragraph-rsid="002313ea"/>
    </style:style>
    <style:style style:name="P45" style:family="paragraph" style:parent-style-name="Preformatted_20_Text" style:master-page-name="">
      <loext:graphic-properties draw:fill="none"/>
      <style:paragraph-properties fo:margin-left="1cm" fo:margin-right="0cm" fo:margin-top="0cm" fo:margin-bottom="0cm" style:contextual-spacing="false" fo:text-indent="0cm" style:auto-text-indent="false" style:page-number="auto" fo:background-color="transparent"/>
      <style:text-properties style:font-name="Times New Roman" officeooo:paragraph-rsid="002313ea"/>
    </style:style>
    <style:style style:name="P46" style:family="paragraph" style:parent-style-name="Preformatted_20_Text" style:master-page-name="">
      <loext:graphic-properties draw:fill="none"/>
      <style:paragraph-properties fo:margin-left="1cm" fo:margin-right="0cm" fo:margin-top="0cm" fo:margin-bottom="0cm" style:contextual-spacing="false" fo:text-indent="0cm" style:auto-text-indent="false" style:page-number="auto" fo:background-color="transparent"/>
      <style:text-properties style:font-name="Times New Roman" officeooo:paragraph-rsid="002313ea"/>
    </style:style>
    <style:style style:name="P47" style:family="paragraph" style:parent-style-name="Preformatted_20_Text" style:master-page-name="">
      <loext:graphic-properties draw:fill="none"/>
      <style:paragraph-properties fo:margin-left="1cm" fo:margin-right="0cm" fo:margin-top="0cm" fo:margin-bottom="0cm" style:contextual-spacing="false" fo:text-indent="0cm" style:auto-text-indent="false" style:page-number="auto" fo:background-color="transparent"/>
      <style:text-properties style:font-name="Times New Roman" officeooo:paragraph-rsid="002313ea"/>
    </style:style>
    <style:style style:name="P48" style:family="paragraph" style:parent-style-name="Preformatted_20_Text" style:master-page-name="">
      <loext:graphic-properties draw:fill="none"/>
      <style:paragraph-properties fo:margin-left="1.9cm" fo:margin-right="0cm" fo:margin-top="0cm" fo:margin-bottom="0cm" style:contextual-spacing="false" fo:text-indent="0cm" style:auto-text-indent="false" style:page-number="auto" fo:background-color="transparent"/>
      <style:text-properties style:font-name="Times New Roman" officeooo:paragraph-rsid="002313ea"/>
    </style:style>
    <style:style style:name="P49" style:family="paragraph" style:parent-style-name="Preformatted_20_Text">
      <loext:graphic-properties draw:fill="none"/>
      <style:paragraph-properties fo:margin-left="2cm" fo:margin-right="0cm" fo:margin-top="0cm" fo:margin-bottom="0cm" style:contextual-spacing="false" fo:text-indent="0cm" style:auto-text-indent="false" fo:background-color="transparent"/>
      <style:text-properties style:font-name="Times New Roman" officeooo:paragraph-rsid="002313ea"/>
    </style:style>
    <style:style style:name="P50" style:family="paragraph" style:parent-style-name="Preformatted_20_Text" style:master-page-name="">
      <loext:graphic-properties draw:fill="none"/>
      <style:paragraph-properties fo:margin-left="2cm" fo:margin-right="0cm" fo:margin-top="0cm" fo:margin-bottom="0cm" style:contextual-spacing="false" fo:text-indent="0cm" style:auto-text-indent="false" style:page-number="auto" fo:background-color="transparent"/>
      <style:text-properties style:font-name="Times New Roman" officeooo:paragraph-rsid="002313ea"/>
    </style:style>
    <style:style style:name="P51" style:family="paragraph" style:parent-style-name="Preformatted_20_Text" style:master-page-name="">
      <loext:graphic-properties draw:fill="none"/>
      <style:paragraph-properties fo:margin-left="1.101cm" fo:margin-right="0cm" fo:margin-top="0cm" fo:margin-bottom="0cm" style:contextual-spacing="false" fo:text-indent="0cm" style:auto-text-indent="false" style:page-number="auto" fo:background-color="transparent"/>
      <style:text-properties style:font-name="Times New Roman" officeooo:paragraph-rsid="002313ea"/>
    </style:style>
    <style:style style:name="P52" style:family="paragraph" style:parent-style-name="Preformatted_20_Text">
      <style:text-properties style:font-name="Times New Roman" officeooo:rsid="002313ea" officeooo:paragraph-rsid="002313ea"/>
    </style:style>
    <style:style style:name="P53" style:family="paragraph" style:parent-style-name="Preformatted_20_Text" style:master-page-name="">
      <loext:graphic-properties draw:fill="none"/>
      <style:paragraph-properties fo:margin-left="0.6cm" fo:margin-right="0cm" fo:margin-top="0cm" fo:margin-bottom="0cm" style:contextual-spacing="false" fo:text-indent="0cm" style:auto-text-indent="false" style:page-number="auto" fo:background-color="transparent"/>
      <style:text-properties style:font-name="Times New Roman" fo:language="en" fo:country="US" officeooo:rsid="002313ea" officeooo:paragraph-rsid="002313ea"/>
    </style:style>
    <style:style style:name="P54" style:family="paragraph" style:parent-style-name="Preformatted_20_Text" style:master-page-name="">
      <loext:graphic-properties draw:fill="none"/>
      <style:paragraph-properties fo:margin-left="0.499cm" fo:margin-right="0cm" fo:margin-top="0cm" fo:margin-bottom="0cm" style:contextual-spacing="false" fo:text-indent="0cm" style:auto-text-indent="false" style:page-number="auto" fo:background-color="transparent"/>
      <style:text-properties style:font-name="Times New Roman" fo:language="en" fo:country="US" officeooo:rsid="0023a542" officeooo:paragraph-rsid="0023a542"/>
    </style:style>
    <style:style style:name="P55" style:family="paragraph" style:parent-style-name="Preformatted_20_Text" style:master-page-name="">
      <loext:graphic-properties draw:fill="none"/>
      <style:paragraph-properties fo:margin-left="1cm" fo:margin-right="0cm" fo:margin-top="0cm" fo:margin-bottom="0cm" style:contextual-spacing="false" fo:text-indent="0cm" style:auto-text-indent="false" style:page-number="auto" fo:background-color="transparent"/>
      <style:text-properties style:font-name="Times New Roman" officeooo:paragraph-rsid="0023a542"/>
    </style:style>
    <style:style style:name="P56" style:family="paragraph" style:parent-style-name="Preformatted_20_Text" style:master-page-name="">
      <loext:graphic-properties draw:fill="none"/>
      <style:paragraph-properties fo:margin-left="1cm" fo:margin-right="0cm" fo:margin-top="0cm" fo:margin-bottom="0cm" style:contextual-spacing="false" fo:text-indent="0cm" style:auto-text-indent="false" style:page-number="auto" fo:background-color="transparent"/>
      <style:text-properties style:font-name="Times New Roman" officeooo:paragraph-rsid="0023a542"/>
    </style:style>
    <style:style style:name="P57" style:family="paragraph" style:parent-style-name="Preformatted_20_Text" style:master-page-name="">
      <loext:graphic-properties draw:fill="none"/>
      <style:paragraph-properties fo:margin-left="2.101cm" fo:margin-right="0cm" fo:margin-top="0cm" fo:margin-bottom="0cm" style:contextual-spacing="false" fo:text-indent="0cm" style:auto-text-indent="false" style:page-number="auto" fo:background-color="transparent"/>
      <style:text-properties style:font-name="Times New Roman" officeooo:paragraph-rsid="0023a542"/>
    </style:style>
    <style:style style:name="P58" style:family="paragraph" style:parent-style-name="Preformatted_20_Text" style:master-page-name="">
      <loext:graphic-properties draw:fill="none"/>
      <style:paragraph-properties fo:margin-left="2.101cm" fo:margin-right="0cm" fo:margin-top="0cm" fo:margin-bottom="0cm" style:contextual-spacing="false" fo:text-indent="0cm" style:auto-text-indent="false" style:page-number="auto" fo:background-color="transparent"/>
      <style:text-properties style:font-name="Times New Roman" officeooo:paragraph-rsid="0023a542"/>
    </style:style>
    <style:style style:name="P59" style:family="paragraph" style:parent-style-name="Preformatted_20_Text" style:master-page-name="">
      <loext:graphic-properties draw:fill="none"/>
      <style:paragraph-properties fo:margin-left="2.2cm" fo:margin-right="0cm" fo:margin-top="0cm" fo:margin-bottom="0cm" style:contextual-spacing="false" fo:text-indent="0cm" style:auto-text-indent="false" style:page-number="auto" fo:background-color="transparent"/>
      <style:text-properties style:font-name="Times New Roman" officeooo:paragraph-rsid="0023a542"/>
    </style:style>
    <style:style style:name="P60" style:family="paragraph" style:parent-style-name="Preformatted_20_Text">
      <style:text-properties style:font-name="Times New Roman" officeooo:paragraph-rsid="00255637"/>
    </style:style>
    <style:style style:name="P61" style:family="paragraph" style:parent-style-name="Preformatted_20_Text" style:master-page-name="">
      <loext:graphic-properties draw:fill="none"/>
      <style:paragraph-properties fo:margin-left="1cm" fo:margin-right="0cm" fo:margin-top="0cm" fo:margin-bottom="0cm" style:contextual-spacing="false" fo:text-indent="0cm" style:auto-text-indent="false" style:page-number="auto" fo:background-color="transparent"/>
      <style:text-properties style:font-name="Times New Roman" officeooo:paragraph-rsid="00255637"/>
    </style:style>
    <style:style style:name="P62" style:family="paragraph" style:parent-style-name="Preformatted_20_Text" style:master-page-name="">
      <loext:graphic-properties draw:fill="none"/>
      <style:paragraph-properties fo:margin-left="1cm" fo:margin-right="0cm" fo:margin-top="0cm" fo:margin-bottom="0cm" style:contextual-spacing="false" fo:text-indent="0cm" style:auto-text-indent="false" style:page-number="auto" fo:background-color="transparent"/>
      <style:text-properties style:font-name="Times New Roman" officeooo:paragraph-rsid="00255637"/>
    </style:style>
    <style:style style:name="P63" style:family="paragraph" style:parent-style-name="Preformatted_20_Text" style:master-page-name="">
      <loext:graphic-properties draw:fill="none"/>
      <style:paragraph-properties fo:margin-left="1cm" fo:margin-right="0cm" fo:margin-top="0cm" fo:margin-bottom="0cm" style:contextual-spacing="false" fo:text-indent="0cm" style:auto-text-indent="false" style:page-number="auto" fo:background-color="transparent"/>
      <style:text-properties style:font-name="Times New Roman" officeooo:paragraph-rsid="00255637"/>
    </style:style>
    <style:style style:name="P64" style:family="paragraph" style:parent-style-name="Preformatted_20_Text" style:master-page-name="">
      <loext:graphic-properties draw:fill="none"/>
      <style:paragraph-properties fo:margin-left="2.2cm" fo:margin-right="0cm" fo:margin-top="0cm" fo:margin-bottom="0cm" style:contextual-spacing="false" fo:text-indent="0cm" style:auto-text-indent="false" style:page-number="auto" fo:background-color="transparent"/>
      <style:text-properties style:font-name="Times New Roman" officeooo:paragraph-rsid="00255637"/>
    </style:style>
    <style:style style:name="P65" style:family="paragraph" style:parent-style-name="Preformatted_20_Text" style:master-page-name="">
      <loext:graphic-properties draw:fill="none"/>
      <style:paragraph-properties fo:margin-left="1.799cm" fo:margin-right="0cm" fo:margin-top="0cm" fo:margin-bottom="0cm" style:contextual-spacing="false" fo:text-indent="0cm" style:auto-text-indent="false" style:page-number="auto" fo:background-color="transparent"/>
      <style:text-properties style:font-name="Times New Roman" officeooo:paragraph-rsid="00255637"/>
    </style:style>
    <style:style style:name="P66" style:family="paragraph" style:parent-style-name="Preformatted_20_Text" style:master-page-name="">
      <loext:graphic-properties draw:fill="none"/>
      <style:paragraph-properties fo:margin-left="2cm" fo:margin-right="0cm" fo:margin-top="0cm" fo:margin-bottom="0cm" style:contextual-spacing="false" fo:text-indent="0cm" style:auto-text-indent="false" style:page-number="auto" fo:background-color="transparent"/>
      <style:text-properties style:font-name="Times New Roman" officeooo:paragraph-rsid="00255637"/>
    </style:style>
    <style:style style:name="P67" style:family="paragraph" style:parent-style-name="Preformatted_20_Text">
      <loext:graphic-properties draw:fill="none"/>
      <style:paragraph-properties fo:margin-left="2cm" fo:margin-right="0cm" fo:margin-top="0cm" fo:margin-bottom="0cm" style:contextual-spacing="false" fo:text-indent="0cm" style:auto-text-indent="false" fo:background-color="transparent"/>
      <style:text-properties style:font-name="Times New Roman" officeooo:paragraph-rsid="00255637"/>
    </style:style>
    <style:style style:name="P68" style:family="paragraph" style:parent-style-name="Preformatted_20_Text" style:master-page-name="">
      <loext:graphic-properties draw:fill="none"/>
      <style:paragraph-properties fo:margin-left="2.2cm" fo:margin-right="0cm" fo:margin-top="0cm" fo:margin-bottom="0cm" style:contextual-spacing="false" fo:text-indent="0cm" style:auto-text-indent="false" style:page-number="auto" fo:background-color="transparent"/>
      <style:text-properties style:font-name="Times New Roman"/>
    </style:style>
    <style:style style:name="P69" style:family="paragraph" style:parent-style-name="Preformatted_20_Text" style:master-page-name="">
      <loext:graphic-properties draw:fill="none"/>
      <style:paragraph-properties fo:margin-left="2.2cm" fo:margin-right="0cm" fo:margin-top="0cm" fo:margin-bottom="0cm" style:contextual-spacing="false" fo:text-indent="0cm" style:auto-text-indent="false" style:page-number="auto" fo:background-color="transparent"/>
      <style:text-properties style:font-name="Times New Roman"/>
    </style:style>
    <style:style style:name="P70" style:family="paragraph" style:parent-style-name="Preformatted_20_Text" style:master-page-name="">
      <loext:graphic-properties draw:fill="none"/>
      <style:paragraph-properties fo:margin-left="4.001cm" fo:margin-right="0cm" fo:margin-top="0cm" fo:margin-bottom="0cm" style:contextual-spacing="false" fo:text-indent="0cm" style:auto-text-indent="false" style:page-number="auto" fo:background-color="transparent"/>
      <style:text-properties style:font-name="Times New Roman" fo:font-style="italic" style:font-style-asian="italic" style:font-style-complex="italic"/>
    </style:style>
    <style:style style:name="P71" style:family="paragraph" style:parent-style-name="Standard">
      <style:text-properties style:font-name="Times New Roman" officeooo:paragraph-rsid="00255637"/>
    </style:style>
    <style:style style:name="P72" style:family="paragraph" style:parent-style-name="Standard" style:master-page-name="">
      <loext:graphic-properties draw:fill="none"/>
      <style:paragraph-properties fo:margin-left="3cm" fo:margin-right="0cm" fo:text-indent="0cm" style:auto-text-indent="false" style:page-number="auto" fo:background-color="transparent"/>
    </style:style>
    <style:style style:name="P73" style:family="paragraph" style:parent-style-name="Standard">
      <loext:graphic-properties draw:fill="none"/>
      <style:paragraph-properties fo:margin-left="3cm" fo:margin-right="0cm" fo:text-indent="0cm" style:auto-text-indent="false" fo:background-color="transparent"/>
    </style:style>
    <style:style style:name="P74" style:family="paragraph" style:parent-style-name="Standard" style:master-page-name="">
      <loext:graphic-properties draw:fill="none"/>
      <style:paragraph-properties fo:margin-left="4.099cm" fo:margin-right="0cm" fo:text-indent="0cm" style:auto-text-indent="false" style:page-number="auto" fo:background-color="transparent"/>
    </style:style>
    <style:style style:name="P75" style:family="paragraph" style:parent-style-name="Standard">
      <loext:graphic-properties draw:fill="none"/>
      <style:paragraph-properties fo:margin-left="4.099cm" fo:margin-right="0cm" fo:text-indent="0cm" style:auto-text-indent="false" fo:background-color="transparent"/>
    </style:style>
    <style:style style:name="P76" style:family="paragraph" style:parent-style-name="Standard">
      <loext:graphic-properties draw:fill="none"/>
      <style:paragraph-properties fo:margin-left="5.001cm" fo:margin-right="0cm" fo:text-indent="0cm" style:auto-text-indent="false" fo:background-color="transparent"/>
    </style:style>
    <style:style style:name="P77" style:family="paragraph" style:parent-style-name="Standard" style:master-page-name="">
      <loext:graphic-properties draw:fill="none"/>
      <style:paragraph-properties fo:margin-left="5.001cm" fo:margin-right="0cm" fo:text-indent="0cm" style:auto-text-indent="false" style:page-number="auto" fo:background-color="transparent"/>
    </style:style>
    <style:style style:name="P78" style:family="paragraph" style:parent-style-name="Standard" style:master-page-name="">
      <loext:graphic-properties draw:fill="none"/>
      <style:paragraph-properties fo:margin-left="5.001cm" fo:margin-right="0cm" fo:text-indent="0cm" style:auto-text-indent="false" style:page-number="auto" fo:background-color="transparent"/>
    </style:style>
    <style:style style:name="T1" style:family="text">
      <style:text-properties fo:font-variant="normal" fo:text-transform="none" fo:color="#000000" loext:opacity="100%" style:font-name="Consolas1" fo:font-size="9pt" fo:letter-spacing="normal" fo:font-style="normal" fo:font-weight="normal"/>
    </style:style>
    <style:style style:name="T2" style:family="text">
      <style:text-properties fo:font-variant="normal" fo:text-transform="none" fo:color="#000000" loext:opacity="100%" style:font-name="Consolas1" fo:font-size="9pt" fo:letter-spacing="normal" fo:font-style="normal" fo:font-weight="bold" style:font-weight-asian="bold" style:font-weight-complex="bold"/>
    </style:style>
    <style:style style:name="T3" style:family="text">
      <style:text-properties style:font-name="Times New Roman"/>
    </style:style>
    <style:style style:name="T4" style:family="text">
      <style:text-properties style:font-name="Times New Roman" style:text-underline-style="none"/>
    </style:style>
    <style:style style:name="T5" style:family="text">
      <style:text-properties fo:font-weight="bold" style:font-weight-asian="bold" style:font-weight-complex="bold"/>
    </style:style>
    <style:style style:name="T6" style:family="text">
      <style:text-properties fo:font-weight="bold" officeooo:rsid="0021ed31" style:font-weight-asian="bold" style:font-weight-complex="bold"/>
    </style:style>
    <style:style style:name="T7" style:family="text">
      <style:text-properties fo:font-weight="bold" officeooo:rsid="002313ea" style:font-weight-asian="bold" style:font-weight-complex="bold"/>
    </style:style>
    <style:style style:name="T8" style:family="text">
      <style:text-properties officeooo:rsid="0021ed31"/>
    </style:style>
    <style:style style:name="T9" style:family="text">
      <style:text-properties fo:font-style="italic" fo:font-weight="bold" officeooo:rsid="0021ed31" style:font-style-asian="italic" style:font-weight-asian="bold" style:font-style-complex="italic" style:font-weight-complex="bold"/>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fo:font-weight="bold" officeooo:rsid="002313ea" style:font-style-asian="normal" style:font-weight-asian="bold" style:font-style-complex="normal" style:font-weight-complex="bold"/>
    </style:style>
    <style:style style:name="T12" style:family="text">
      <style:text-properties fo:font-weight="normal" style:font-weight-asian="normal" style:font-weight-complex="normal"/>
    </style:style>
    <style:style style:name="T13" style:family="text">
      <style:text-properties fo:font-weight="normal" officeooo:rsid="0021ed31" style:font-weight-asian="normal" style:font-weight-complex="normal"/>
    </style:style>
    <style:style style:name="T14" style:family="text">
      <style:text-properties officeooo:rsid="002313ea"/>
    </style:style>
    <style:style style:name="T15" style:family="text">
      <style:text-properties fo:language="en" fo:country="US"/>
    </style:style>
    <style:style style:name="T16" style:family="text">
      <style:text-properties fo:language="en" fo:country="US" officeooo:rsid="002313ea"/>
    </style:style>
    <style:style style:name="T17" style:family="text">
      <style:text-properties fo:language="en" fo:country="US" fo:font-weight="bold" style:font-weight-asian="bold" style:font-weight-complex="bold"/>
    </style:style>
    <style:style style:name="T18" style:family="text">
      <style:text-properties fo:language="en" fo:country="US" fo:font-weight="bold" officeooo:rsid="002313ea" style:font-weight-asian="bold" style:font-weight-complex="bold"/>
    </style:style>
    <style:style style:name="T19" style:family="text">
      <style:text-properties fo:language="en" fo:country="US" fo:font-weight="bold" officeooo:rsid="0023a542" style:font-weight-asian="bold" style:font-weight-complex="bold"/>
    </style:style>
    <style:style style:name="T20" style:family="text">
      <style:text-properties fo:language="en" fo:country="US" fo:font-weight="bold" officeooo:rsid="00255637" style:font-weight-asian="bold" style:font-weight-complex="bold"/>
    </style:style>
    <style:style style:name="T21" style:family="text">
      <style:text-properties fo:language="en" fo:country="US" fo:font-weight="normal" officeooo:rsid="002313ea" style:font-weight-asian="normal" style:font-weight-complex="normal"/>
    </style:style>
    <style:style style:name="T22" style:family="text">
      <style:text-properties fo:language="en" fo:country="US" fo:font-weight="normal" officeooo:rsid="0023a542" style:font-weight-asian="normal" style:font-weight-complex="normal"/>
    </style:style>
    <style:style style:name="T23" style:family="text">
      <style:text-properties fo:language="en" fo:country="US" officeooo:rsid="0023a542"/>
    </style:style>
    <style:style style:name="T24" style:family="text">
      <style:text-properties fo:language="en" fo:country="US" fo:font-style="normal" fo:font-weight="bold" officeooo:rsid="0023a542" style:font-style-asian="normal" style:font-weight-asian="bold" style:font-style-complex="normal" style:font-weight-complex="bold"/>
    </style:style>
    <style:style style:name="T25" style:family="text">
      <style:text-properties fo:language="en" fo:country="US" officeooo:rsid="0026a4e8"/>
    </style:style>
    <style:style style:name="T26" style:family="text">
      <style:text-properties officeooo:rsid="0023a542"/>
    </style:style>
    <style:style style:name="T27" style:family="text">
      <style:text-properties style:font-name="Times New Roman" fo:font-size="9pt" fo:font-style="italic" style:font-size-asian="9pt" style:font-style-asian="italic" style:font-size-complex="9pt" style:font-style-complex="italic"/>
    </style:style>
    <style:style style:name="T28" style:family="text">
      <style:text-properties style:font-name="Times New Roman" fo:font-size="9pt" fo:font-style="italic" fo:font-weight="bold" style:font-size-asian="9pt" style:font-style-asian="italic" style:font-weight-asian="bold" style:font-size-complex="9pt" style:font-style-complex="italic"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HTML </text:p>
      <text:p text:style-name="P1"/>
      <text:p text:style-name="P37">NOTAS</text:p>
      <text:p text:style-name="P37"/>
      <text:p text:style-name="P1">Recomendaciones, no meter elemento de nivel Bloque en elementos de nivel línea</text:p>
      <text:p text:style-name="P1"/>
      <text:p text:style-name="P1">validación de código, esfundamental para que se visualice igual en todos los navegadores que no haya errores.</text:p>
      <text:p text:style-name="P1"><text:tab/>https://validator.w3.org/</text:p>
      <text:p text:style-name="P1"><text:tab/>https://validator.nu/</text:p>
      <text:p text:style-name="P1"><text:tab/>http://gnu.univ.gda.pl/wdg-html-validator/</text:p>
      <text:p text:style-name="P1"/>
      <text:p text:style-name="P1">Problemas de compatibilidad HTML5 y CSS3 con navegadores</text:p>
      <text:p text:style-name="P1"><text:tab/>Modernizr; libreria javascript que detecta los problemas de nuestro código de este tipo</text:p>
      <text:p text:style-name="P1"><text:tab/>Polyfills; librerias javascript que solucionan estas deficiencias de <text:s/>los navegadores</text:p>
      <text:p text:style-name="P1"><text:tab/>Descargar http://modernizr.com/</text:p>
      <text:p text:style-name="P1"/>
      <text:p text:style-name="P1">http://color.method.ac</text:p>
      <text:p text:style-name="P5"/>
      <text:p text:style-name="P5">&lt;!-- Comentario --&gt;</text:p>
      <text:p text:style-name="P1"/>
      <text:p text:style-name="P1">1. ESTRUCTURA BÁSICA</text:p>
      <text:p text:style-name="P1"/>
      <text:p text:style-name="P12">&lt;!DOCTYPE html&gt;</text:p>
      <text:p text:style-name="P6">version html utilizada HTML5</text:p>
      <text:p text:style-name="P1"/>
      <text:p text:style-name="P5"><text:span text:style-name="T5">&lt;html lan="es"&gt;</text:span><text:tab/><text:tab/><text:tab/><text:tab/><text:tab/></text:p>
      <text:p text:style-name="P6">elemento raiz solo puede haber uno, engloba a todos, se añade atributo de lenguaje</text:p>
      <text:p text:style-name="P5"><text:span text:style-name="T5">&lt;head&gt;<text:tab/></text:span><text:tab/><text:tab/><text:tab/><text:tab/><text:tab/></text:p>
      <text:p text:style-name="P8">Metadatos,infc sobre documento, generalmente no es mostrada en navegador. Salvo title</text:p>
      <text:p text:style-name="P5"><text:span text:style-name="T5">&lt;meta charset="utf-8"/&gt;</text:span></text:p>
      <text:p text:style-name="P8">HTML5<text:tab/><text:tab/>evita <text:span text:style-name="T8">que los </text:span>acentos <text:span text:style-name="T8">se </text:span>escriban mal, establece codificación: </text:p>
      <text:p text:style-name="P17">usa en todo lo que hagas el mismo juego de carácteres. </text:p>
      <text:p text:style-name="P18">la codificación indicada en HTML debe coincidir con la codificación física del fichero .HTML <text:s/>o problemas de carácteres.</text:p>
      <text:p text:style-name="P19">En HTML4<text:span text:style-name="T5"> &lt;meta http-equiv="content-type" content="text/html; charset=UTF-8"/&gt;</text:span></text:p>
      <text:p text:style-name="P19">UTF-8 sin BOM la mas compatible con todos los sistemas utilizar siempre que se pueda . Común a servidores, DDBB, lenguajes php,...</text:p>
      <text:p text:style-name="P19">BOM tres digitos que indican el orden de colocación de digitos, añade espacios en PHP5.</text:p>
      <text:p text:style-name="P24">ISO-8859-1<text:tab/>latin1 idiomas europa occidental</text:p>
      <text:p text:style-name="P23">ISO-8859-15<text:tab/>latin9 cuando hace falta signo de euro</text:p>
      <text:p text:style-name="P13">&lt;<text:span text:style-name="T8">meta name= <text:s/>“autor”<text:tab/>content= “Juan el andador” /&gt;</text:span></text:p>
      <text:p text:style-name="P14">&lt;<text:span text:style-name="T8">meta name= “description”<text:tab/>content= “web que nos explica <text:s/>como realizar el código HTML de una página”/&gt;</text:span></text:p>
      <text:p text:style-name="P14">&lt;<text:span text:style-name="T8">meta name= “keywords” content= “web, html, etiquetas,codigo,html5”/&gt;</text:span></text:p>
      <text:p text:style-name="P23"/>
      <text:p text:style-name="P5"><text:span text:style-name="T5">&lt;title&gt;</text:span>Mi primer página&lt;/title&gt;<text:tab/><text:tab/></text:p>
      <text:p text:style-name="P8">obligatoria, solo haber una, <text:span text:style-name="T8">importante seo, muestra en barra de navegador</text:span></text:p>
      <text:p text:style-name="P15">&lt;/head&gt;</text:p>
      <text:p text:style-name="P5"><text:span text:style-name="T5">&lt;body&gt;</text:span><text:tab/><text:tab/><text:tab/><text:tab/><text:tab/><text:tab/></text:p>
      <text:p text:style-name="P8">contenido que se muestra en el navegador</text:p>
      <text:p text:style-name="P1"><text:tab/>&lt;p&gt;Hola mundo&lt;/p&gt;</text:p>
      <text:p text:style-name="P1"><text:span text:style-name="T5">&lt;/body</text:span>&gt;</text:p>
      <text:p text:style-name="P15">&lt;/html&gt;</text:p>
      <text:p text:style-name="P1"/>
      <text:p text:style-name="P1"/>
      <text:p text:style-name="P1">2. ELEMENTOS ESTRUCTURALES</text:p>
      <text:p text:style-name="P1">Html 4</text:p>
      <text:p text:style-name="P1"><text:tab/><text:span text:style-name="T5">&lt;div&gt; </text:span>contenedor sierve para agrupar secciones de contenido en BLOQUE</text:p>
      <text:p text:style-name="P1"><text:tab/><text:tab/>bloque, uno debajo de otro y ocupando todo el ancho</text:p>
      <text:p text:style-name="P1"><text:tab/><text:tab/>Mas elementos bloque: header, article, section, aside, footer,...</text:p>
      <text:p text:style-name="P1"><text:tab/><text:span text:style-name="T5">&lt;span&gt;</text:span> contenedor sierve para agrupar secciones de contenido en LÍNEA</text:p>
      <text:p text:style-name="P1"><text:tab/><text:tab/>linea, uno a dcha. de otro, formando línea horizontal</text:p>
      <text:p text:style-name="P1"><text:soft-page-break/><text:tab/><text:tab/>Mas elementos inline: a, img, td,...</text:p>
      <text:p text:style-name="P1"><text:tab/>**** Solo usar si no hay un elemento más adecuado. Sólo modificables con "id""class"</text:p>
      <text:p text:style-name="P1">Html 5</text:p>
      <text:p text:style-name="P1"><text:tab/>Nuevos elementos estructurales</text:p>
      <text:p text:style-name="P1"><text:tab/><text:tab/><text:span text:style-name="T5">&lt;header&gt;</text:span>Cabecera Web&lt;/header&gt; <text:s/>BLOQUE</text:p>
      <text:p text:style-name="P1"><text:tab/><text:tab/><text:span text:style-name="T5">&lt;nav&gt;</text:span>Menu navegación&lt;/nav&gt;,</text:p>
      <text:p text:style-name="P1"><text:tab/><text:tab/><text:span text:style-name="T5">&lt;main&gt;</text:span> contenido central de página </text:p>
      <text:p text:style-name="P1"><text:tab/><text:tab/><text:span text:style-name="T5">&lt;article&gt;</text:span>articulos individuales&lt;/article&gt; <text:s/>BLOQUE</text:p>
      <text:p text:style-name="P1"><text:tab/><text:tab/><text:span text:style-name="T5">&lt;section&gt; </text:span><text:s text:c="2"/>BLOQUE</text:p>
      <text:p text:style-name="P25">agrupa articulos por tema o areas por función, tb. se puede utilizar dentro del elemento article&lt;/section&gt;</text:p>
      <text:p text:style-name="P1"><text:tab/><text:tab/><text:span text:style-name="T5">&lt;aside&gt;</text:span>contenido relacionado no fundamental&lt;/aside&gt; <text:s text:c="2"/>BLOQUE</text:p>
      <text:p text:style-name="P1"><text:tab/><text:tab/><text:span text:style-name="T5">&lt;footer&gt;</text:span>Pie de página&lt;/footer&gt; <text:s text:c="2"/>BLOQUE</text:p>
      <text:p text:style-name="P1"><text:tab/><text:tab/><text:span text:style-name="T10">&lt;figure&gt;</text:span>imagen, fragmento de código o una cita. Admite <text:span text:style-name="T8">contenido múltiple</text:span></text:p>
      <text:p text:style-name="P1"><text:tab/><text:tab/><text:tab/><text:span text:style-name="T5">&lt;figcaption&gt;</text:span> título de imagen.</text:p>
      <text:p text:style-name="P1"/>
      <text:p text:style-name="P26">Cómo saber que es cada cosa? Preguntas consecutivas:</text:p>
      <text:p text:style-name="P26">Es menu principal de navegación, &lt;nav&gt;.</text:p>
      <text:p text:style-name="P26">NO=&gt;Tiene significado por si mismo, &lt;article&gt;</text:p>
      <text:p text:style-name="P27">NO=&gt;es requerido para comprender el contenido de la página<text:tab/></text:p>
      <text:p text:style-name="P28">=&gt; puede moverse a un apendice, &lt;figure&gt;</text:p>
      <text:p text:style-name="P29">=&gt; es cabecera de página,&lt;section&gt;</text:p>
      <text:p text:style-name="P30">=&gt; el tiene algun significado &lt;p&gt;,&lt;address&gt;,&lt;blockquote&gt;,&lt;pre&gt;,...</text:p>
      <text:p text:style-name="P31">NO=&gt;aside</text:p>
      <text:p text:style-name="P26"/>
      <text:p text:style-name="P26">La estructura básica quedaría:</text:p>
      <text:p text:style-name="P26">&lt;!DOCTYPE html&gt;</text:p>
      <text:p text:style-name="P26">&lt;html lan="es"&gt;</text:p>
      <text:p text:style-name="P26">&lt;head&gt;</text:p>
      <text:p text:style-name="P26"><text:tab/>&lt;meta charset="utf-8"&gt;</text:p>
      <text:p text:style-name="P26"><text:tab/>&lt;title&gt;Mi primer página&lt;/title&gt;<text:tab/></text:p>
      <text:p text:style-name="P26">&lt;/head&gt;</text:p>
      <text:p text:style-name="P26">&lt;body&gt;</text:p>
      <text:p text:style-name="P26"><text:tab/>&lt;header&gt;Aquí va la cabecera&lt;/header&gt;</text:p>
      <text:p text:style-name="P26"><text:tab/>&lt;nav&gt;Aquí va el menú de navegación&lt;/nav&gt;</text:p>
      <text:p text:style-name="P26"><text:tab/>&lt;section&gt;</text:p>
      <text:p text:style-name="P26"><text:tab/><text:tab/>&lt;article&gt;Artículo de nuestra página WEB&lt;/article&gt;</text:p>
      <text:p text:style-name="P26"><text:tab/>&lt;/section&gt;</text:p>
      <text:p text:style-name="P26"><text:tab/>&lt;aside&gt;Aquí va la informacíon del autor del artículo&lt;/aside&gt;</text:p>
      <text:p text:style-name="P26"><text:tab/>&lt;footer&gt;Aquí va el pie de página&lt;/footer&gt;</text:p>
      <text:p text:style-name="P26">&lt;/body&gt;</text:p>
      <text:p text:style-name="P26">&lt;/html&gt;</text:p>
      <text:p text:style-name="P1"/>
      <text:p text:style-name="P1"/>
      <text:p text:style-name="P1">3. ELEMENTOS PARA DESPLEGAR TEXTO</text:p>
      <text:p text:style-name="P1"><text:span text:style-name="T5">Elementos de frase</text:span>: dan información estructural y semántica al texto. Elementos en línea.</text:p>
      <text:p text:style-name="P40"><text:span text:style-name="T5">&lt;em&gt;</text:span> énfasis (visualiza en cursiva) <text:span text:style-name="T5">&lt;/em&gt;</text:span></text:p>
      <text:p text:style-name="P41"><text:span text:style-name="T5">&lt;strong&gt;</text:span> énfasis mas fuerte (visualiza en bold)&lt;/<text:span text:style-name="T5">strong&gt;</text:span></text:p>
      <text:p text:style-name="P34">&lt;i&gt; no da énfasis (visualiza en cursiva) &lt;b&gt; no da énfasis (visualiza en bold) No usar, sustituir por CSS</text:p>
      <text:p text:style-name="P35"/>
      <text:p text:style-name="P8"><text:span text:style-name="T5">&lt;</text:span><text:span text:style-name="T6">dfn title</text:span><text:span text:style-name="T8">= “definición del término”</text:span><text:span text:style-name="T6">&gt;</text:span><text:span text:style-name="T8">Término</text:span><text:span text:style-name="T6">&lt;/dfn&gt;</text:span></text:p>
      <text:p text:style-name="P39"><text:span text:style-name="T5">&lt;acronym title= </text:span><text:span text:style-name="T12">“Organización de las Naciones Unidas”</text:span><text:span text:style-name="T5">&gt;</text:span><text:span text:style-name="T12">ONU</text:span><text:span text:style-name="T5">&lt;/acronym&gt;</text:span></text:p>
      <text:p text:style-name="P39"><text:span text:style-name="T6">&lt;abbr title= </text:span><text:span text:style-name="T9">“tambien”</text:span><text:span text:style-name="T6">&gt;</text:span><text:span text:style-name="T13">tb.</text:span><text:span text:style-name="T6">&lt;/abbr&gt;</text:span></text:p>
      <text:p text:style-name="P39"><text:span text:style-name="T6"/></text:p>
      <text:p text:style-name="P36"><text:span text:style-name="T5">&lt;cite&gt;</text:span>Nombre autor de una cita&lt;/cite&gt;</text:p>
      <text:p text:style-name="P36"><text:span text:style-name="T5">&lt;blockquote&gt;</text:span>Contenido de la cita textual<text:span text:style-name="T5">&lt;/blockquote&gt;</text:span></text:p>
      <text:p text:style-name="P39"><text:span text:style-name="T5"/></text:p>
      <text:p text:style-name="P5"/>
      <text:p text:style-name="P42"><text:span text:style-name="T7">E</text:span><text:span text:style-name="T5">ncabezados o títulos</text:span>; &lt;h1&gt;&lt;h2&gt;...&lt;h6&gt; describen breve tema que presentan. Normalmente se usan de h1 a h3.</text:p>
      <text:p text:style-name="P42">El número determina la importancia para la página. El navegador asigna tamaño de letra decreciente según el número d</text:p>
      <text:p text:style-name="P1">Evitar saltar niveles de encabezado, resaltar jerárquicamente la importancia de los elementos. Tamaño lo determinas con CSS.</text:p>
      <text:p text:style-name="P1"/>
      <text:p text:style-name="P1"><text:soft-page-break/><text:span text:style-name="T5">Elemento &lt;p&gt; </text:span>párrafo. Tipo BLOQUE. No puede contener otros elementos de bloque dentro de él.</text:p>
      <text:p text:style-name="P71"><text:span text:style-name="T5"><text:s/>&lt;br/&gt;</text:span> salto de línea. Etiqueta vacía </text:p>
      <text:p text:style-name="P60"><text:span text:style-name="T5">&lt;pre&gt;</text:span><text:tab/>texto preformateado, que mantiene estilo.</text:p>
      <text:p text:style-name="P60"><text:s/>Dentro de texto: &amp;nbsp; espacio. &amp;atilde; á. &amp;Atilde;Á. &amp;ntilde;ñ</text:p>
      <text:p text:style-name="P15"/>
      <text:p text:style-name="P52"><text:span text:style-name="T5">Tablas:</text:span> No usar para maquetar página Web,</text:p>
      <text:p text:style-name="P42"/>
      <text:p text:style-name="P43"><text:span text:style-name="T5">&lt;</text:span><text:span text:style-name="T7">table&gt;</text:span> <text:tab/>1º tabla, <text:span text:style-name="T5">&lt;/</text:span><text:span text:style-name="T7">table&gt;</text:span> </text:p>
      <text:p text:style-name="P48"><text:span text:style-name="T5">&lt;</text:span><text:span text:style-name="T7">table border= </text:span><text:span text:style-name="T14">“3” </text:span><text:span text:style-name="T7">cellpadding=</text:span><text:span text:style-name="T14"> “3px” </text:span><text:span text:style-name="T7">cellspacing=</text:span><text:span text:style-name="T14"> “6px”&gt; grosor borde, espacio entre contenido celda y borde, separación entre celdadas&lt;/table&gt;</text:span></text:p>
      <text:p text:style-name="P44"><text:span text:style-name="T5">&lt;</text:span><text:span text:style-name="T7">tr&gt;</text:span> fila (Table row)<text:span text:style-name="T5">&lt;/</text:span><text:span text:style-name="T7">tr&gt;</text:span></text:p>
      <text:p text:style-name="P44"><text:span text:style-name="T10">&lt;</text:span><text:span text:style-name="T11">td&gt; </text:span>celda (Table Data cell) dentro de cada fila<text:span text:style-name="T10">&lt;/</text:span><text:span text:style-name="T11">td&gt; </text:span></text:p>
      <text:p text:style-name="P42"/>
      <text:p text:style-name="P43"><text:span text:style-name="T5">&lt;</text:span><text:span text:style-name="T18">caption&gt;</text:span>titulo de tabla&lt;/<text:span text:style-name="T16">caption&gt;</text:span></text:p>
      <text:p text:style-name="P16">&lt;<text:span text:style-name="T16">th&gt;</text:span> &lt;/<text:span text:style-name="T16">th&gt;</text:span> </text:p>
      <text:p text:style-name="P50">funciona como TD crea celdas de tabla <text:s/>con fuerza de encabezado de columna o fila; </text:p>
      <text:p text:style-name="P49">negrita y centrado por defecto.</text:p>
      <text:p text:style-name="P49"/>
      <text:p text:style-name="P53"><text:span text:style-name="T26">- E</text:span>structurar</text:p>
      <text:p text:style-name="P43"><text:span text:style-name="T5">&lt;</text:span><text:span text:style-name="T18">thead&gt; </text:span><text:span text:style-name="T16"><text:tab/></text:span>agrupar celdas de encabezado<text:tab/><text:span text:style-name="T5">&lt;/</text:span><text:span text:style-name="T18">thead&gt; </text:span></text:p>
      <text:p text:style-name="P44"><text:span text:style-name="T18">&lt;tfoot&gt;<text:tab/><text:tab/></text:span><text:span text:style-name="T21">agrupar contenido en pie de tabla, se coloca código después de thead</text:span></text:p>
      <text:p text:style-name="P43"><text:span text:style-name="T5">&lt;</text:span><text:span text:style-name="T18">tbody&gt;</text:span><text:span text:style-name="T16"><text:tab/><text:tab/></text:span>agrupar los elementos del cuerpo de la tabla<text:tab/><text:span text:style-name="T5">&lt;/</text:span><text:span text:style-name="T18">tbody&gt;</text:span></text:p>
      <text:p text:style-name="P44"><text:span text:style-name="T18"/></text:p>
      <text:p text:style-name="P44"><text:span text:style-name="T21">- </text:span><text:span text:style-name="T22">A</text:span><text:span text:style-name="T21">grupa columnas para aplicar estilo</text:span><text:tab/></text:p>
      <text:p text:style-name="P43"><text:span text:style-name="T5">&lt;colgroup span="2"&gt; </text:span>&lt;tr... <text:span text:style-name="T5">&lt;/colgroup&gt;</text:span></text:p>
      <text:p text:style-name="P43"><text:span text:style-name="T5">&lt;colspan="3"/&gt;</text:span><text:tab/><text:tab/> 1 sola etiqueta, hay que cerrarla.</text:p>
      <text:p text:style-name="P50">Tabla con dos grupos de columnas; dos primeras y una tercera.</text:p>
      <text:p text:style-name="P57"><text:span text:style-name="T23">atributo span</text:span>="número" en etiquetas colgroup y col define la cantidad de columnas que agrupan</text:p>
      <text:p text:style-name="P42"/>
      <text:p text:style-name="P54">- Atributos</text:p>
      <text:p text:style-name="P55"><text:span text:style-name="T5">&lt; </text:span><text:span text:style-name="T19">td colspan="3"&gt;</text:span> expande celda en un numero de ellas, colspan="3" celda con tres celdas unidas <text:span text:style-name="T23">en horizontal</text:span></text:p>
      <text:p text:style-name="P55"><text:span text:style-name="T10">&lt; </text:span><text:span text:style-name="T24">td rowspan="3"&gt;</text:span>expande <text:span text:style-name="T23">una </text:span>celda en<text:span text:style-name="T15"> </text:span><text:span text:style-name="T23">vertical un</text:span><text:span text:style-name="T15"> </text:span>numero de ellas,celda con tres celdas unidas en vertical.</text:p>
      <text:p text:style-name="P51"><text:span text:style-name="T19">&lt;td headers</text:span><text:span text:style-name="T5"> ="nombre ID </text:span>de celda que queremos que sea la cabecera de esta celda"</text:p>
      <text:p text:style-name="P72"><text:span text:style-name="Source_20_Text"><text:span text:style-name="T27">&lt;table&gt;</text:span></text:span></text:p>
      <text:p text:style-name="P74"><text:span text:style-name="Source_20_Text"><text:span text:style-name="T27">&lt;tr&gt;</text:span></text:span></text:p>
      <text:p text:style-name="P77"><text:span text:style-name="Source_20_Text"><text:span text:style-name="T27">&lt;th</text:span></text:span><text:span text:style-name="T27"> </text:span><text:span text:style-name="Source_20_Text"><text:span text:style-name="T27">id=</text:span></text:span><text:span text:style-name="Source_20_Text"><text:span text:style-name="T28">"name"</text:span></text:span><text:span text:style-name="Source_20_Text"><text:span text:style-name="T27">&gt;Name&lt;/th&gt;</text:span></text:span></text:p>
      <text:p text:style-name="P76"><text:span text:style-name="Source_20_Text"><text:span text:style-name="T27">&lt;th</text:span></text:span><text:span text:style-name="T27"> </text:span><text:span text:style-name="Source_20_Text"><text:span text:style-name="T27">id="father"&gt;Father's Name&lt;/th&gt;</text:span></text:span></text:p>
      <text:p text:style-name="P75"><text:span text:style-name="Source_20_Text"><text:span text:style-name="T27">&lt;/tr&gt;</text:span></text:span></text:p>
      <text:p text:style-name="P75"><text:span text:style-name="Source_20_Text"><text:span text:style-name="T27">&lt;tr&gt;</text:span></text:span></text:p>
      <text:p text:style-name="P77"><text:span text:style-name="Source_20_Text"><text:span text:style-name="T27">&lt;</text:span></text:span><text:span text:style-name="Source_20_Text"><text:span text:style-name="T28">td</text:span></text:span><text:span text:style-name="T28"> </text:span><text:span text:style-name="Source_20_Text"><text:span text:style-name="T28">headers="name</text:span></text:span><text:span text:style-name="Source_20_Text"><text:span text:style-name="T27">"&gt;Krishna&lt;/td&gt;</text:span></text:span></text:p>
      <text:p text:style-name="P76"><text:span text:style-name="Source_20_Text"><text:span text:style-name="T27">&lt;td</text:span></text:span><text:span text:style-name="T27"> </text:span><text:span text:style-name="Source_20_Text"><text:span text:style-name="T27">headers="father"&gt;Manoj Gupta&lt;/td&gt;</text:span></text:span></text:p>
      <text:p text:style-name="P75"><text:span text:style-name="Source_20_Text"><text:span text:style-name="T27">&lt;/tr&gt;</text:span></text:span></text:p>
      <text:p text:style-name="P73"><text:span text:style-name="Source_20_Text"><text:span text:style-name="T27">&lt;/table&gt;</text:span></text:span></text:p>
      <text:p text:style-name="P32"><text:span text:style-name="T1">&lt;th </text:span><text:span text:style-name="T2">scope=</text:span><text:span text:style-name="T1">"col|row|colgroup|rowgroup"&gt;</text:span> </text:p>
      <text:p text:style-name="P57">&lt;<text:span text:style-name="T23">scope</text:span>="col" encabezado de columna <text:s/></text:p>
      <text:p text:style-name="P59">&lt;<text:span text:style-name="T23">scope</text:span>="row" <text:s/>encabezado de fila</text:p>
      <text:p text:style-name="P70">&lt;table&gt;<text:line-break/> <text:s text:c="3"/>&lt;caption&gt;Superheros and sidekicks&lt;/caption&gt;<text:line-break/> <text:s text:c="3"/>&lt;colgroup&gt;<text:line-break/> <text:s text:c="7"/>&lt;col /&gt;<text:line-break/> <text:s text:c="7"/>&lt;col span="2" class="batman" /&gt;<text:line-break/> <text:s text:c="7"/>&lt;col span="2" class="flash" /&gt;<text:line-break/> <text:s text:c="3"/>&lt;/colgroup&gt;<text:line-break/> <text:s text:c="3"/>&lt;tr&gt;<text:line-break/> <text:s text:c="7"/>&lt;td&gt;&lt;/td&gt;<text:line-break/> <text:s text:c="7"/>&lt;th scope="col"&gt;Batman&lt;/th&gt;<text:line-break/> <text:s text:c="7"/>&lt;th scope="col"&gt;Robin&lt;/th&gt;<text:line-break/> <text:s text:c="7"/>&lt;th scope="col"&gt;The Flash&lt;/th&gt;<text:line-break/> <text:s text:c="7"/>&lt;th scope="col"&gt;Kid Flash&lt;/th&gt;<text:line-break/> <text:s text:c="3"/>&lt;/tr&gt;<text:line-break/> <text:s text:c="3"/>&lt;tr&gt;<text:line-break/> <text:s text:c="7"/>&lt;th scope="row"&gt;Skill&lt;/th&gt;<text:line-break/> <text:s text:c="7"/>&lt;td&gt;Smarts&lt;/td&gt;<text:line-break/><text:soft-page-break/> <text:s text:c="7"/>&lt;td&gt;Dex, acrobat&lt;/td&gt;<text:line-break/> <text:s text:c="7"/>&lt;td&gt;Super speed&lt;/td&gt;<text:line-break/> <text:s text:c="7"/>&lt;td&gt;Super speed&lt;/td&gt;<text:line-break/> <text:s text:c="3"/>&lt;/tr&gt;<text:line-break/>&lt;/table&gt;</text:p>
      <text:p text:style-name="P33"/>
      <text:p text:style-name="P1"/>
      <text:p text:style-name="P1"><text:tab/></text:p>
      <text:p text:style-name="P1"><text:tab/></text:p>
      <text:p text:style-name="P60"><text:span text:style-name="T5">Listas </text:span><text:tab/></text:p>
      <text:p text:style-name="P61"><text:s/><text:span text:style-name="T5">&lt;ol&gt; </text:span>Ordenadas, con número, <text:s/>Incluyen elementos <text:span text:style-name="T5">&lt;li&gt;</text:span></text:p>
      <text:p text:style-name="P60"><text:tab/>atributos<text:tab/></text:p>
      <text:p text:style-name="P64">&lt;ol <text:span text:style-name="T5">start=</text:span>"7"<text:tab/> Nº en el comienza </text:p>
      <text:p text:style-name="P68">&lt;ol <text:span text:style-name="T5">type</text:span>= <text:s text:c="2"/>Alfabetica mayusculas "=A", <text:s/>alfabetica minusculas "=a",romanos mayúsculas "=I", romanos minúsculas "=i"números </text:p>
      <text:p text:style-name="P68">&lt;li <text:span text:style-name="T5">value</text:span>="20"&gt; da valor de inicio de un elemento. Puedes introducir saltos, luego continúa.</text:p>
      <text:p text:style-name="P65">(html 5) </text:p>
      <text:p text:style-name="P64"><text:span text:style-name="T5">&lt;</text:span><text:span text:style-name="T20">ol </text:span><text:span text:style-name="T5">reverse</text:span>-numera al revés</text:p>
      <text:p text:style-name="P61"><text:span text:style-name="T5">&lt;ul&gt; </text:span>Desordenadas, con viñeta, Incluyen elementos <text:span text:style-name="T5">&lt;li&gt;</text:span></text:p>
      <text:p text:style-name="P61"><text:span text:style-name="T5">&lt;dl&gt; </text:span>D<text:span text:style-name="T25">escriptivas</text:span>, Etiquetas términos:</text:p>
      <text:p text:style-name="P66"><text:span text:style-name="T5">&lt;dt&gt;t</text:span>érmino<text:tab/></text:p>
      <text:p text:style-name="P67"><text:span text:style-name="T5">&lt;dd&gt;</text:span> Definición del término(puede tener 0 o varias definiciones)</text:p>
      <text:p text:style-name="P15"><text:tab/><text:tab/><text:tab/>No llevan viñeta, tienen sangría izquierda respecto al término que definen</text:p>
      <text:p text:style-name="P19"><text:span text:style-name="T5">Anidadas</text:span>. Mixtas. unas dentro de otras.</text:p>
      <text:p text:style-name="P1"/>
      <text:p text:style-name="P1"><text:tab/></text:p>
      <text:p text:style-name="P1"/>
      <text:p text:style-name="P1"/>
      <text:p text:style-name="P1"/>
      <text:p text:style-name="P1">4. ENLACES (tipo LINEA)</text:p>
      <text:p text:style-name="P1"/>
      <text:p text:style-name="P1">&lt;a href="ruta de enlace"&gt;Texto visible enlace&lt;/a&gt; </text:p>
      <text:p text:style-name="P1">Se visualiza por defecto subrayado y de color azul, si ya lo hemos clickado su color será morado, cambiable CSS.</text:p>
      <text:p text:style-name="P1">Tipos:</text:p>
      <text:p text:style-name="P1">Enlace a otra página en el mismo sitio Web. &lt;h2&gt;&lt;a href="Fundamentos.html"&gt;Fundamentos - enlace a pag del mismo sitio web&lt;/a&gt;&lt;/h2&gt;</text:p>
      <text:p text:style-name="P1">En directorio inferior: &lt;a href="css/estilo.css"&gt; En directorio superior; tantos "../" como niveles antes del nombre Desde raiz de servidor; /carpeta/carpeta2/archivo.html</text:p>
      <text:p text:style-name="P3"><text:span text:style-name="T3">Enlace a página externa, lo haremos con twiter del autor. <text:s/></text:span><text:span text:style-name="T4">Usar rutas absolutas para enlaces mejora seo</text:span> </text:p>
      <text:p text:style-name="P2">&lt;H3&gt;&lt;a href="https://twitter.com/jofpin"&gt;Sobre el autor&lt;/a&gt;&lt;/H3&gt;</text:p>
      <text:p text:style-name="P1"><text:tab/><text:tab/>-&gt;para que se abra en otra pestaña y deje nuestra web en la pestaña actual, ppdad target="_blank"</text:p>
      <text:p text:style-name="P1"><text:tab/><text:tab/><text:tab/>&lt;a href="https://twitter.com/jofpin" target="_blank"&gt;José Pino,&lt;/a&gt;</text:p>
      <text:p text:style-name="P1"><text:tab/>Enlace a elemento de la misma página web; <text:tab/>primero identificamos elemento con id. <text:tab/>&lt;h2 id="fundamentos"&gt;</text:p>
      <text:p text:style-name="P1"><text:tab/><text:tab/><text:tab/><text:tab/><text:tab/><text:tab/><text:tab/>segundo crear un enlace a ese elemento<text:tab/>&lt;a href="#fundamentos"&gt;Ir a encabezado fundamentos&lt;/a&gt; se pone la almohadilla # antes</text:p>
      <text:p text:style-name="P1"><text:tab/>Enlace a elemento de otra página web; <text:tab/><text:tab/>primero identificamos elemento con id. <text:tab/>&lt;h2 id="fundamentos"&gt;</text:p>
      <text:p text:style-name="P1"><text:tab/><text:tab/><text:tab/><text:tab/><text:tab/><text:tab/><text:tab/>segundo crear un enlace a ese elemento<text:tab/>&lt;a href="htpp:/url.htm#fundamentos"&gt;Ir a encabezado fundamentos de la pag web url.htm&lt;/a&gt; </text:p>
      <text:p text:style-name="P1"><text:tab/>Enlace a correo electrónico a un correo prefijado. &lt;a href="mailto:juanelandador@gmail.com"&gt;Juan el Andador&lt;/a&gt;</text:p>
      <text:p text:style-name="P1"><text:tab/>Enlace a un recurso para descargar. <text:s/>&lt;a download="logo.png" <text:s/>href="https://viajeros30.com/wp-content/uploads/2021/03/logo-principal-viajeros30.com-home.png" download&gt;Descargar logo viajes&lt;/a&gt;</text:p>
      <text:p text:style-name="P1"><text:tab/><text:tab/>atributo download, descarga y se puede cambiar de nombre. NO FUNCIONÖ</text:p>
      <text:p text:style-name="P1"><text:tab/>-&gt; <text:s/>Atributos</text:p>
      <text:p text:style-name="P1"><text:tab/><text:tab/>target="_blanck" <text:s/>abre pagina en nueva pestaña<text:tab/></text:p>
      <text:p text:style-name="P1"><text:tab/><text:tab/>download; tras href, indica que debe descargar el objeto que se encuentra en esa dirección.</text:p>
      <text:p text:style-name="P1"/>
      <text:p text:style-name="P1"/>
      <text:p text:style-name="P1"><text:tab/>Otros: Dentro del Head, o no se cargarán los recursos</text:p>
      <text:p text:style-name="P1"><text:tab/><text:tab/>&lt;script type="text/javascript" scr="ruta.js"&gt;</text:p>
      <text:p text:style-name="P1"><text:soft-page-break/><text:tab/><text:tab/>&lt;link rel="stylesheet" type="text/css" href="ruta.css"&gt;</text:p>
      <text:p text:style-name="P1"><text:tab/><text:tab/>&lt;style type="text/css" scr="ruta.css"</text:p>
      <text:p text:style-name="P1"><text:tab/> <text:s text:c="3"/>--&gt;Atributos:</text:p>
      <text:p text:style-name="P1"><text:tab/><text:tab/><text:tab/>idioma(lang=es)</text:p>
      <text:p text:style-name="P1"><text:tab/><text:tab/><text:tab/>typo ("text/html", "text/css",...)</text:p>
      <text:p text:style-name="P1"/>
      <text:p text:style-name="P1"><text:tab/>Imagen:&lt;image src="ruta.jpg" name="foto del presidente" width="400px"</text:p>
      <text:p text:style-name="P1"><text:tab/><text:tab/>Atributo "usemap" en la imagen,crea mapas de imagen con zonas pinchables. </text:p>
      <text:p text:style-name="P1"><text:tab/><text:tab/></text:p>
      <text:p text:style-name="P1"><text:tab/>fuentes: se cargan aqui, con link</text:p>
      <text:p text:style-name="P1"/>
      <text:p text:style-name="P1">Data atributos.</text:p>
      <text:p text:style-name="P1"><text:tab/>https://css-tricks.com/a-complete-guide-to-data-attributes/</text:p>
      <text:p text:style-name="P1">Puede ser muy útil poder crear sus propios atributos HTML y poner su propia información dentro de ellos. </text:p>
      <text:p text:style-name="P1">¡Afortunadamente, puedes! Eso es exactamente lo que son los atributos de datos</text:p>
      <text:p text:style-name="P1"><text:tab/>&lt;!-- This isn't accessible content --&gt;</text:p>
      <text:p text:style-name="P1"><text:tab/><text:tab/>&lt;div data-name="Chris Coyier"&gt;&lt;/div&gt;</text:p>
      <text:p text:style-name="P1"/>
      <text:p text:style-name="P1"><text:tab/>&lt;!-- If you need programmatic access to it but shouldn't be seen, there are other ways... --&gt;</text:p>
      <text:p text:style-name="P1"><text:tab/><text:tab/>&lt;div&gt;</text:p>
      <text:p text:style-name="P1"><text:tab/><text:tab/><text:tab/> <text:s/>&lt;span class="visually-hidden"&gt;Chris Coyier&lt;/span&gt;</text:p>
      <text:p text:style-name="P1"><text:tab/><text:tab/>&lt;/div&gt;</text:p>
      <text:p text:style-name="P1">CSS puede seleccionar elementos HTML en función de los atributos y sus valores.</text:p>
      <text:p text:style-name="P1"/>
      <text:p text:style-name="P1"><text:tab/>/* Select any element with this data attribute and value */</text:p>
      <text:p text:style-name="P1"><text:tab/><text:tab/>[data-size="large"] {</text:p>
      <text:p text:style-name="P1"><text:s/><text:tab/><text:tab/><text:tab/><text:tab/><text:tab/> padding: 2rem;</text:p>
      <text:p text:style-name="P1"><text:s text:c="2"/><text:tab/><text:tab/><text:tab/><text:tab/><text:tab/>font-size: 125%;</text:p>
      <text:p text:style-name="P1"><text:tab/><text:tab/><text:tab/><text:tab/>}</text:p>
      <text:p text:style-name="P1"/>
      <text:p text:style-name="P1"><text:tab/>/* You can scope it to an element or class or anything else */</text:p>
      <text:p text:style-name="P1"><text:tab/><text:tab/>button[data-type="download"] { }</text:p>
      <text:p text:style-name="P1"><text:tab/><text:tab/>.card[data-pad="extra"] { }</text:p>
      <text:p text:style-name="P1">Los ganchos de estilo predominantes en HTML/CSS son las clases, y aunque las clases son geniales </text:p>
      <text:p text:style-name="P1">(tienen una especificidad media y buenos métodos de JavaScript a través de classList), </text:p>
      <text:p text:style-name="P1">un elemento lo tiene o no (esencialmente activado o desactivado ). </text:p>
      <text:p text:style-name="P1">Con los data-*atributos, obtiene esa capacidad de activación/desactivación</text:p>
      <text:p text:style-name="P1"><text:s/>más la capacidad de seleccionar en función del valor que tiene en el mismo nivel de especificidad.</text:p>
      <text:p text:style-name="P1">Sintaxis:</text:p>
      <text:p text:style-name="P1"><text:tab/>&lt;div data-name="Chris Coyier"&gt;</text:p>
      <text:p text:style-name="P1">etiqueta data-nombreDataAtributo="valor"</text:p>
      <text:p text:style-name="P1"/>
      <text:p text:style-name="P1"/>
      <text:p text:style-name="P1"/>
      <text:p text:style-name="P1"/>
      <text:p text:style-name="P1"/>
      <text:p text:style-name="P1"/>
      <text:p text:style-name="P1"/>
      <text:p text:style-name="P1">https://lenguajecss.com/css/maquetacion-y-colocacion/flexbox/</text:p>
      <text:p text:style-name="P1"/>
      <text:p text:style-name="P1">E. {TIPOGRAFÍA}</text:p>
      <text:p text:style-name="P1"><text:s text:c="4"/>FONT-</text:p>
      <text:p text:style-name="P1"><text:tab/>1. FONT-SIZE<text:tab/><text:tab/>p{font-size:1em;} <text:tab/></text:p>
      <text:p text:style-name="P1"><text:tab/><text:tab/><text:tab/><text:tab/>pt, px, mm, em(referido a tamaño de fuente de elemento padre), rm(referido a tamaño de fuente de pag-debe estar definido o no hace nada), 50%, </text:p>
      <text:p text:style-name="P1"><text:tab/><text:tab/><text:tab/><text:tab/>keyword: XX-small,x-small,small,medium,large,x-large,xx-large</text:p>
      <text:p text:style-name="P1"><text:tab/><text:tab/><text:tab/><text:tab/>keyword de tamaño relativos(referido a tamaño de fuente de elemento padre):larger(mas grande que elemento padre),smaller</text:p>
      <text:p text:style-name="P1"/>
      <text:p text:style-name="P1"><text:tab/>2. FONT-FAMILY<text:tab/><text:tab/>p{font-family: Corsiva,Zapfino,cursive;} el navegador va buscando la fuente de primera a última y la primera que encuentra la usa para visualizar. <text:tab/><text:tab/> </text:p>
      <text:p text:style-name="P1"><text:tab/><text:tab/>Sintaxis:<text:tab/></text:p>
      <text:p text:style-name="P1"><text:tab/><text:tab/><text:tab/>Si el navegador dispone de la primera familia, la usa, caso contrario comprueba la segunda y <text:soft-page-break/>sucesivas, si ninguna- muestra fuente por defecto.</text:p>
      <text:p text:style-name="P1"><text:tab/><text:tab/><text:tab/>Si nombre es una sola palabra, no colocar comillas. </text:p>
      <text:p text:style-name="P1"><text:tab/><text:tab/><text:tab/>Si mas de una palabra, usar comillas dobles en archivo css. </text:p>
      <text:p text:style-name="P1"><text:tab/><text:tab/><text:tab/>Admite mayúsculas y minúsculas indistintamente.</text:p>
      <text:p text:style-name="P1"><text:tab/><text:tab/><text:tab/>Si la fuente se aplica con etiqueta style directamente, el nombre de la fuente tiene dos o más palabras, recomienda usar comillas simples: &lt;p style:"font-family:'lucida sans'"&gt;</text:p>
      <text:p text:style-name="P1"><text:tab/><text:tab/>Agrupaciones de familias:<text:tab/>p{font-family: sans-serif;}</text:p>
      <text:p text:style-name="P1"><text:tab/><text:tab/><text:tab/>sans-serif; familia genérica de fuentes sin remate, sin variacion de grosor trazo, proporcional alto-ancho. El navegador escoge del sistema operativo una fuente perteneciente a esta familia</text:p>
      <text:p text:style-name="P1"><text:tab/><text:tab/><text:tab/>serif;<text:tab/>remates en estremos, afilados, proporcionadas, gran variación entre trazo gruesos y finos</text:p>
      <text:p text:style-name="P1"><text:tab/><text:tab/><text:tab/>monospace; todos los glifos tienen el mismo ancho</text:p>
      <text:p text:style-name="P1"><text:tab/><text:tab/><text:tab/>fantasy; decorativas, papyrus, impact</text:p>
      <text:p text:style-name="P1"><text:tab/><text:tab/><text:tab/>cursive; escritura informal, a mano commic sans</text:p>
      <text:p text:style-name="P1"><text:tab/><text:tab/>Recomendable, definir varios tipos de letra y al final una agrupación por si no encontrara ninguno en el sistema. Buena idea acabar lista con un nombre de familia genérico: serif, sans-serif, cursiva, fantasy, monospace.</text:p>
      <text:p text:style-name="P1"/>
      <text:p text:style-name="P1"><text:tab/>3. FONT-WEIGHT<text:tab/>Grosor de letras p{ font-weight:900}</text:p>
      <text:p text:style-name="P1"><text:tab/><text:tab/>valor entre 100a900 en intervalos de 100. Hay grosores máximos dependiendo de cada familia. Puede que de &gt;400 no engrosen.</text:p>
      <text:p text:style-name="P1"><text:tab/><text:tab/>Keyword;normal, bold,</text:p>
      <text:p text:style-name="P1"><text:tab/><text:tab/>Relativos(respecto a elemento padre); bolder, lighter</text:p>
      <text:p text:style-name="P1"/>
      <text:p text:style-name="P1"><text:tab/>4. FONT-STYLE<text:tab/><text:tab/>p{font-style:italic;}</text:p>
      <text:p text:style-name="P1"><text:tab/><text:tab/>normal; valor por defecto</text:p>
      <text:p text:style-name="P1"><text:tab/><text:tab/>italic;<text:tab/>inclinado</text:p>
      <text:p text:style-name="P1"><text:tab/><text:tab/>oblique;<text:tab/>mas inclinados</text:p>
      <text:p text:style-name="P1"><text:tab/><text:tab/><text:tab/>Si la familia de fuentes no dispone de dicho estilo, muestra otro estylo, el mas parecido</text:p>
      <text:p text:style-name="P1"><text:tab/>5. FONT-STRETCH<text:tab/>anchura letras</text:p>
      <text:p text:style-name="P1"><text:tab/><text:tab/>normal | ultra-condensed | extra-condensed | condensed | semi-condensed | semi-expanded | expanded | extra-expanded | ultra-expanded</text:p>
      <text:p text:style-name="P1"><text:tab/><text:tab/>p { font-stretch: ultra-condensed; }</text:p>
      <text:p text:style-name="P1"/>
      <text:p text:style-name="P1"><text:tab/>6. FONT-VARIANT normal o small-caps (versalitas)</text:p>
      <text:p text:style-name="P1"><text:tab/></text:p>
      <text:p text:style-name="P1"><text:tab/>7. FONT<text:tab/><text:tab/>propiedad resumida. h1{font:24px Impact} orden y valores obligados </text:p>
      <text:p text:style-name="P1"><text:tab/><text:tab/><text:tab/>style, variant,weight,size,line-height,family</text:p>
      <text:p text:style-name="P1"><text:tab/><text:tab/><text:tab/>h1{font:24px/2 Impact } /2 interlineado por defectox2,/ separador</text:p>
      <text:p text:style-name="P1"><text:tab/><text:tab/><text:tab/>resto de propiedades se pueden declarar sin importar el orden, pero siempre antes del tamaño de letra</text:p>
      <text:p text:style-name="P1"><text:tab/><text:tab/><text:tab/><text:tab/>h1{font:bold oblique 24px/2 Impact }</text:p>
      <text:p text:style-name="P1"><text:tab/><text:tab/><text:tab/>Acepta keyword referente a fuentes del sistema operativo. font:caption;</text:p>
      <text:p text:style-name="P1"><text:tab/><text:tab/><text:tab/><text:tab/>Otras: caption,icon,menu,message,box,small-caption,status-bar</text:p>
      <text:p text:style-name="P1"/>
      <text:p text:style-name="P1"><text:s text:c="3"/>Presentación del texto</text:p>
      <text:p text:style-name="P1"><text:tab/>1. letter-spacing: espaciado entre letras, admite valor negativo</text:p>
      <text:p text:style-name="P1"><text:tab/><text:tab/>mediante las unidades que sirven para definir font-size</text:p>
      <text:p text:style-name="P1"/>
      <text:p text:style-name="P1"><text:tab/>2. word-spacing: espaciado entre palabras, admite valor negativo</text:p>
      <text:p text:style-name="P1"><text:tab/><text:tab/>mediante las unidades que sirven para definir font-size</text:p>
      <text:p text:style-name="P1"/>
      <text:p text:style-name="P1"><text:tab/>3. line-height:<text:tab/>interliniado. todo texto sea crea como conjunto de cajas inline, con una altura determinada que es modificable con esta propiedad.</text:p>
      <text:p text:style-name="P1"><text:tab/><text:tab/>Longitud absoluta, relativa,la <text:s/>keywor "normal", numeros multiplica por valor por defecto de alto línea</text:p>
      <text:p text:style-name="P1"/>
      <text:p text:style-name="P1"><text:tab/>4. white-space: determina el comportamiento de espacios en blanco y retorno de carro dentro de elementos.</text:p>
      <text:p text:style-name="P1"><text:tab/><text:tab/>normal; x espacios en blanco se representan como uno solo, los retornos de <text:s/>carro no tienen efecto</text:p>
      <text:p text:style-name="P1"><text:tab/><text:tab/>pre; se respeta el nº de espacios en blanco y los retornos existentes en el código</text:p>
      <text:p text:style-name="P1"><text:tab/><text:tab/>nowrap; no crea otra linea automáticamente cuando hay mas texto del que aparece en la ventana. </text:p>
      <text:p text:style-name="P1"><text:tab/><text:tab/><text:tab/>Coloca barra de desplazamiento horizontal</text:p>
      <text:p text:style-name="P1"><text:tab/><text:tab/>pre-wrap;</text:p>
      <text:p text:style-name="P1"><text:tab/><text:tab/>pre-line;</text:p>
      <text:p text:style-name="P1"><text:soft-page-break/></text:p>
      <text:p text:style-name="P1"><text:s/>TEXT-</text:p>
      <text:p text:style-name="P1"><text:tab/>1. text-aling: define la justificación del texto.</text:p>
      <text:p text:style-name="P1"><text:tab/><text:tab/>left, right, center, justify</text:p>
      <text:p text:style-name="P1"/>
      <text:p text:style-name="P1"><text:tab/>2. text-indent: sangria de la primera línea de un texto</text:p>
      <text:p text:style-name="P1"><text:tab/><text:tab/>px,pt,em,in,mm,cm,ex,pc,px.%</text:p>
      <text:p text:style-name="P1"/>
      <text:p text:style-name="P1"><text:tab/>3. text-decoration: indica adornos que se pueden añadir al texto o su ausencia</text:p>
      <text:p text:style-name="P1"><text:tab/><text:tab/>none, underline,overline,line-through,blink(parpadeo)</text:p>
      <text:p text:style-name="P1"/>
      <text:p text:style-name="P1"><text:tab/>4. text-tranform: convierte en mayúsculas o minúsculas un texto</text:p>
      <text:p text:style-name="P1"><text:tab/><text:tab/>capitalize(mayúscula cada 1ªletra de cada palabra), uppercase, lowercase, none</text:p>
      <text:p text:style-name="P1"/>
      <text:p text:style-name="P1"/>
      <text:p text:style-name="P1"/>
      <text:p text:style-name="P1">H. {MEDIA}</text:p>
      <text:p text:style-name="P1"/>
      <text:p text:style-name="P1"><text:tab/>1. IMG</text:p>
      <text:p text:style-name="P1"><text:tab/><text:tab/>Formatos mas soportados; jpg,png,gif son los mas estandar</text:p>
      <text:p text:style-name="P1"><text:tab/><text:tab/>&lt;img src="htpps://ruta.jpg" alt="Imagnen perro" width="200px" height="100px"/&gt; </text:p>
      <text:p text:style-name="P1"><text:tab/><text:tab/>Ruta de carga de la imagen. Texto alternativo por si no se carga, visible en SEO. El ancho. Y el alto.</text:p>
      <text:p text:style-name="P1"><text:tab/><text:tab/>atributos <text:tab/>width y height. Mejor definir alto y ancho desde CSS</text:p>
      <text:p text:style-name="P1"><text:tab/><text:tab/><text:tab/><text:tab/>longdesc="ruta web donde se describe detalladamente la imagen"</text:p>
      <text:p text:style-name="P1"><text:tab/><text:tab/><text:tab/><text:tab/>ismap y usemap; para definir áreas activas en la imagen.</text:p>
      <text:p text:style-name="P1"><text:tab/><text:tab/><text:tab/><text:tab/><text:tab/>Se procesan en el lado del cliente usemap O en el lado del servidor servidor ismap</text:p>
      <text:p text:style-name="P1"><text:tab/><text:tab/><text:tab/><text:tab/><text:tab/>Lado cliente: &lt;map name=""&gt; &lt;img usemap=""/&gt;</text:p>
      <text:p text:style-name="P1"><text:tab/><text:tab/><text:tab/><text:tab/><text:tab/><text:tab/>cada zona activa se define con una forma geométrica</text:p>
      <text:p text:style-name="P1"><text:tab/><text:tab/><text:tab/><text:tab/><text:tab/><text:tab/>Se define con &lt;area shape="" coords="" href="" alt=""/&gt; </text:p>
      <text:p text:style-name="P1"><text:tab/><text:tab/><text:tab/><text:tab/><text:tab/><text:tab/><text:tab/>shape tipo de figura geométrica:<text:tab/>shape="rec" coords="x1,y1,x2,y2"</text:p>
      <text:p text:style-name="P1"><text:tab/><text:tab/><text:tab/><text:tab/><text:tab/><text:tab/><text:tab/><text:tab/><text:tab/><text:tab/><text:tab/><text:tab/>shape="circle" coords="x,y,radio"</text:p>
      <text:p text:style-name="P1"><text:tab/><text:tab/><text:tab/><text:tab/><text:tab/><text:tab/><text:tab/><text:tab/><text:tab/><text:tab/><text:tab/><text:tab/>shape="poly" coords="x1,y1,....xN,yN"<text:tab/>Poligono de N lados definido por coordenadas de sus vértices.</text:p>
      <text:p text:style-name="P1"><text:tab/><text:tab/>Ejm.: &lt;img src="planets.gif" width="145" height="126" alt="Planets" usemap="#planetmap"/&gt;</text:p>
      <text:p text:style-name="P1"><text:tab/><text:tab/><text:tab/>&lt;map name="planetmap"&gt;</text:p>
      <text:p text:style-name="P1"><text:tab/><text:tab/><text:tab/><text:tab/>&lt;area shape="rec" coords="0,0,82,126" href="Sun.htm" alt="Sun"/&gt;</text:p>
      <text:p text:style-name="P1"><text:tab/><text:tab/><text:tab/><text:tab/>&lt;area shape="circle" coords="90,58,3" href="Mercury.htm" alt="Mercury"/&gt;</text:p>
      <text:p text:style-name="P1"><text:tab/><text:tab/><text:tab/><text:tab/>&lt;area shape="circle" coords="124,54,8" href="Venus.htm" alt="Venus"/&gt;</text:p>
      <text:p text:style-name="P1"><text:tab/><text:tab/><text:tab/>&lt;/map&gt;<text:tab/><text:tab/><text:tab/><text:tab/><text:tab/><text:tab/><text:tab/><text:tab/><text:tab/><text:tab/><text:tab/><text:tab/></text:p>
      <text:p text:style-name="P1"/>
      <text:p text:style-name="P1"><text:tab/><text:tab/><text:tab/><text:tab/><text:tab/></text:p>
      <text:p text:style-name="P1"><text:tab/><text:tab/>Usar &lt;img&gt; si tiene valor semántico relevante con el contenido de la página. </text:p>
      <text:p text:style-name="P1"><text:tab/><text:tab/><text:tab/>Si la imagen es parte del diseño (fondo de página) y no es importante para el contenido en background-image.<text:tab/></text:p>
      <text:p text:style-name="P1"/>
      <text:p text:style-name="P1"><text:tab/>2. AUDIO (ogg, mp3, wav)</text:p>
      <text:p text:style-name="P1"><text:tab/><text:tab/>&lt;audio src ="htpps://ruta.mp3" controls autoplay loop muted preload="auto"</text:p>
      <text:p text:style-name="P1"><text:tab/><text:tab/>Atributos <text:s/>de audio.</text:p>
      <text:p text:style-name="P1"><text:tab/><text:tab/><text:tab/>Ruta, barra de controles de audio, reprodución automática, vuelve a empezar al acabar, voumen a 0.</text:p>
      <text:p text:style-name="P1"><text:tab/><text:tab/><text:tab/>autoplay muchos navegadores lo ignoran, consideran que es una mala práctica, cargar una página y que te salte sonido y te distraiga.</text:p>
      <text:p text:style-name="P1"><text:tab/><text:tab/><text:tab/>preload="auto" (valor por defecto), el audio empieza a cargar al cargar la página, se visualiza duración y nivel volumen al máximo.</text:p>
      <text:p text:style-name="P1"><text:tab/><text:tab/><text:tab/><text:tab/>otros valores; none-no, se carga al cargar la página, no se visualiza duración. </text:p>
      <text:p text:style-name="P1"><text:tab/><text:tab/><text:tab/><text:tab/><text:tab/><text:tab/>metadata, visualiza datos del audio, pero no se ha cargado. </text:p>
      <text:p text:style-name="P1"><text:tab/><text:tab/><text:tab/><text:tab/>Son mas aconsejables si el audio no es fundamental para la página, aligera su carga.<text:tab/></text:p>
      <text:p text:style-name="P1"><text:tab/><text:tab/><text:tab/>&lt;source&gt; etiqueta anidada para cargar un formato de archivo.</text:p>
      <text:p text:style-name="P1"><text:tab/><text:tab/><text:tab/><text:tab/><text:tab/>Usas varias sources para cada etiqueta audio, con un formato distinto en <text:soft-page-break/>cada una del mismo archivo (ejem.ogg, ejem.mp3, ejem.wav) <text:s/>. </text:p>
      <text:p text:style-name="P1"><text:tab/><text:tab/><text:tab/><text:tab/><text:tab/>Tambien se pueden establecer codecs para esto archivos con el atributo de source (pendiente de nuevo vídeo).</text:p>
      <text:p text:style-name="P1"><text:tab/><text:tab/><text:tab/><text:tab/>Atributo type: indica al navegador que tipo de audio es; </text:p>
      <text:p text:style-name="P1"><text:tab/><text:tab/><text:tab/><text:tab/><text:tab/><text:tab/>si tiene tres formatos disponibles de audio escoge rápidamente el tipo que es mas compatible con él, que puede reproducir. </text:p>
      <text:p text:style-name="P1"><text:tab/><text:tab/><text:tab/><text:tab/>Sintaxis: dentro de la etiqueta audio, se define la etiqueta source.</text:p>
      <text:p text:style-name="P1"><text:tab/><text:tab/><text:tab/><text:tab/>&lt;audio controls preload="metadata"&gt;</text:p>
      <text:p text:style-name="P1"><text:tab/><text:tab/> <text:tab/><text:tab/><text:tab/>&lt;source scr="htpps://ruta.mp3" type="audio/mp3"/&gt;</text:p>
      <text:p text:style-name="P1"><text:tab/><text:tab/><text:tab/><text:tab/><text:tab/>&lt;source scr="htpps://ruta2.ogg" type="audio/ogg"/&gt;</text:p>
      <text:p text:style-name="P1"><text:tab/><text:tab/><text:tab/><text:tab/><text:tab/>&lt;source scr="htpps://ruta3.wav" type="audio/wav"/&gt;</text:p>
      <text:p text:style-name="P1"><text:tab/><text:tab/><text:tab/><text:tab/>&lt;/audio&gt;</text:p>
      <text:p text:style-name="P1"><text:tab/><text:tab/>https://upload.wikimedia.org/wikipedia/commons/2/2d/Handel_-_Arrival_of_the_Queen_of_Sheba.ogg<text:tab/></text:p>
      <text:p text:style-name="P1"><text:tab/><text:tab/>https://www.allbaze.com/wp-content/uploads/2022/02/Frank_Edwards_-_Arrival_Naijay.com-1.mp3</text:p>
      <text:p text:style-name="P1"><text:tab/><text:tab/>Frank_Edwards_-_Arrival_Naijay.com-1.mp3(si metes en la carpeta de la página web)</text:p>
      <text:p text:style-name="P1"/>
      <text:p text:style-name="P1"><text:tab/>3. VIDEO<text:tab/>El mas comun mp4, ogg, webm</text:p>
      <text:p text:style-name="P1"><text:tab/><text:tab/>Atributos etiqueta vídeo</text:p>
      <text:p text:style-name="P1"><text:tab/><text:tab/><text:tab/><text:tab/>&lt;video width="100%" height="auto" controls loop autoplay preload="metadata" muted poster="htpps://rutapostervideo.jpg"&gt;<text:tab/></text:p>
      <text:p text:style-name="P1"><text:tab/><text:tab/><text:tab/><text:tab/>width=" adapta al ancho completo de la pantalla</text:p>
      <text:p text:style-name="P1"><text:tab/><text:tab/><text:tab/><text:tab/>poster=" da imagen de presentación del vídeo</text:p>
      <text:p text:style-name="P1"><text:tab/><text:tab/><text:tab/><text:tab/>autoplay muchos navegadores lo ignoran, consideran que es una mala práctica, cargar una página y que te salte sonido y te distraiga.</text:p>
      <text:p text:style-name="P1"><text:tab/><text:tab/><text:tab/><text:tab/><text:tab/>funciona si lo pones en muted.</text:p>
      <text:p text:style-name="P1"><text:tab/><text:tab/><text:tab/>Se puede usar la etiqueta anidada source con los atributos; (src) la ruta <text:s/>y (type) el formato de vídeo, para que el navegador seleccione el mas compatible entre los disponibles </text:p>
      <text:p text:style-name="P1"><text:tab/><text:tab/><text:tab/><text:tab/>&lt;video width="100%" height="auto" controls loop autoplay preload="metadata" muted poster="htpps://rutapostervideo.jpg"&gt;<text:tab/></text:p>
      <text:p text:style-name="P1"><text:tab/><text:tab/><text:tab/><text:tab/><text:tab/>&lt;source src="htps://ruta.mp4" type="video/mp4"/&gt; </text:p>
      <text:p text:style-name="P1"><text:tab/><text:tab/><text:tab/><text:tab/><text:tab/>&lt;source src="htps://ruta.ogg" type="video/ogg"/&gt;</text:p>
      <text:p text:style-name="P1"><text:tab/><text:tab/><text:tab/><text:tab/><text:tab/>&lt;source src="htps://ruta.webm" type="video/webm"/&gt;</text:p>
      <text:p text:style-name="P1"><text:tab/><text:tab/><text:tab/><text:tab/>&lt;/video&gt;</text:p>
      <text:p text:style-name="P1"><text:tab/><text:tab/><text:tab/>Es recomendable adjuntar:</text:p>
      <text:p text:style-name="P1"><text:tab/><text:tab/><text:tab/><text:tab/>Por si el navegador no reconoce el vídeo, escribimos: </text:p>
      <text:p text:style-name="P1"><text:tab/><text:tab/><text:tab/><text:tab/><text:tab/>Por favor, descarga el video del siguiente link: &lt;a href="ruta.mp4" download&gt;Descargar&lt;/a&gt;</text:p>
      <text:p text:style-name="P1"><text:tab/></text:p>
      <text:p text:style-name="P1"><text:tab/>4. IFRAME incrustar contenido de otra pagina web, se posiciona con un ancho-alto por defecto y un borde</text:p>
      <text:p text:style-name="P1"><text:tab/><text:tab/>&lt;iframe src="http://ruta.com"&gt;&lt;/iframe&gt;</text:p>
      <text:p text:style-name="P1"><text:tab/><text:tab/>atributos: </text:p>
      <text:p text:style-name="P1"><text:tab/><text:tab/><text:tab/>width="500" height="500" las unidades son px, no hace falta especificarlo. </text:p>
      <text:p text:style-name="P1"><text:tab/><text:tab/><text:tab/>HTML5 NO soporta<text:tab/>% Como unidad de medida ancho o alto</text:p>
      <text:p text:style-name="P1"><text:tab/><text:tab/><text:tab/><text:tab/><text:tab/><text:tab/>frame-border="0" <text:tab/></text:p>
      <text:p text:style-name="P1"><text:tab/><text:tab/><text:tab/><text:tab/><text:tab/><text:tab/>Usamos css; border:none;</text:p>
      <text:p text:style-name="P1"/>
      <text:p text:style-name="P1"><text:tab/>5. FIGURE Y FIGCAPTION </text:p>
      <text:p text:style-name="P1"><text:tab/><text:tab/>Figure: una etiqueta que representa a una unidad de contenido independiente, parte del flujo del documento pero ubicable en distintos lugares sin afectar al significado del documento. </text:p>
      <text:p text:style-name="P1"><text:tab/><text:tab/><text:tab/>Puede contener 1 o varios audio, video, foto, tex cita, código...</text:p>
      <text:p text:style-name="P1"><text:tab/><text:tab/>&lt;figure src="htpps://ruta.jpg" alt="foto pato"&gt;</text:p>
      <text:p text:style-name="P1"><text:tab/><text:tab/>&lt;figcaption&gt; Leyenda de la imagen&lt;/figcaption&gt;&lt;/figure&gt; figcaption es un subtitulo o leyenda de su elemento figure. Puede ir antes o después, pero siempre dentro de la etiqueta figure.</text:p>
      <text:p text:style-name="P1"><text:tab/></text:p>
      <text:p text:style-name="P1"><text:tab/></text:p>
      <text:p text:style-name="P1"/>
      <text:p text:style-name="P1">I. {FORMULARIOS}</text:p>
      <text:p text:style-name="P1">ux en form</text:p>
      <text:p text:style-name="P1"><text:s/>https://olgacarreras.blogspot.com/2007/02/formularios-usables-60-directrices-de.html</text:p>
      <text:p text:style-name="P1"><text:tab/>1. FORMULARIOS </text:p>
      <text:p text:style-name="P1"><text:tab/>&lt;form&gt;<text:tab/>No tiene representación gráfica</text:p>
      <text:p text:style-name="P1"><text:tab/><text:tab/>Propiedades</text:p>
      <text:p text:style-name="P1"><text:soft-page-break/><text:tab/><text:tab/><text:tab/>action="url donde enviara la información una vez recogida"</text:p>
      <text:p text:style-name="P1"><text:tab/><text:tab/><text:tab/>method="metodo de los navegadores para mandar la información: get o post"</text:p>
      <text:p text:style-name="P1"><text:tab/><text:tab/><text:tab/><text:tab/>Se usa mas "post" por seguridad, </text:p>
      <text:p text:style-name="P1"><text:tab/><text:tab/><text:tab/><text:tab/>Método "get" los nombres de nuestros controles y los valores introducidos se muestran en la URL del navegador. </text:p>
      <text:p text:style-name="P1"><text:tab/><text:tab/><text:tab/><text:tab/><text:tab/>Se usa para formularios de búsqueda. Limitada en número. Favoritos</text:p>
      <text:p text:style-name="P1"><text:tab/><text:tab/><text:tab/><text:tab/>Post; datos no aparecen, ilimitados y posibilita subida de ficheros al servidor. En formularios de registro</text:p>
      <text:p text:style-name="P1"><text:tab/><text:tab/><text:tab/>acept-charset=UTF-8 o ISO-8859-1(latino); espera lista de caracteres separados por comas, codificación de caracteres No se suele usar</text:p>
      <text:p text:style-name="P1"><text:tab/><text:tab/><text:tab/>enctype; tipo de codificación, application/x-www-form-urlencode(por defecto), multipart/form-data, text/plain</text:p>
      <text:p text:style-name="P1"><text:tab/>2. ORGANIZAR ELEMENTOS</text:p>
      <text:p text:style-name="P1"><text:tab/><text:tab/>&lt;input <text:tab/>type="text"&gt; caja con una linea de texto</text:p>
      <text:p text:style-name="P1"><text:tab/><text:tab/><text:tab/> <text:tab/>url,email,date,password,tel (determinan la forma de escribir y las reglas de validación)</text:p>
      <text:p text:style-name="P1"><text:tab/><text:tab/><text:tab/>type="file", crea un botón que permite subir archivos</text:p>
      <text:p text:style-name="P1"><text:tab/><text:tab/><text:tab/><text:tab/>multiple; atributo que permite la selección de varios archivos a la vez(funciona en email y file)</text:p>
      <text:p text:style-name="P1"><text:tab/><text:tab/><text:tab/><text:tab/>accept="image/*,video/*" especifica los tipos de archivos que podemos seleccionar, subir. (no usar, no funciona en todos los navegadores)</text:p>
      <text:p text:style-name="P1"><text:tab/><text:tab/><text:tab/><text:tab/>****En la etiqueta form debe tener la ppdad enctype="multipart/form-data" si se quiere enviar archivos con el form</text:p>
      <text:p text:style-name="P1"><text:tab/><text:tab/><text:tab/>type="submit" crea un boton con el texto enviar consulta. propiedad value="texto aparece en el boton"</text:p>
      <text:p text:style-name="P1"><text:tab/><text:tab/><text:tab/><text:tab/>"image" (poco utilizado mejor en CSS) idem que submit. Sin acción. atributos alt="texto alternativo a imagen" src="ruta a la imagen"</text:p>
      <text:p text:style-name="P1"><text:tab/><text:tab/><text:tab/><text:tab/>"button" sin efecto al clicar, se le añade con javascript, propiedad value="texto aparece en el boton"</text:p>
      <text:p text:style-name="P1"><text:tab/><text:tab/><text:tab/>type="checkbox" crea cuadro de verificación, similar a radio button pero permite varias respuestas a la vez. </text:p>
      <text:p text:style-name="P1"><text:tab/><text:tab/><text:tab/><text:tab/>Su campo value indica que información envia form cuando esta checkeado.</text:p>
      <text:p text:style-name="P1"><text:tab/><text:tab/><text:tab/>type="color" crea un botton que despliega una paleta de colores para seleccionar un color</text:p>
      <text:p text:style-name="P1"><text:tab/><text:tab/><text:tab/>type="time" contro que permite escoger una hora y decir si es am o pm</text:p>
      <text:p text:style-name="P1"><text:tab/><text:tab/><text:tab/>type="datetime-local" crea una caja que permite seleccionar una fecha y una hora</text:p>
      <text:p text:style-name="P1"><text:tab/><text:tab/><text:tab/>type="month" caja a escoger año y mes</text:p>
      <text:p text:style-name="P1"><text:tab/><text:tab/><text:tab/>type="week" caja a escoger número de la semana y el año</text:p>
      <text:p text:style-name="P1"><text:tab/><text:tab/><text:tab/>type="range" crea una barra de control de volumen</text:p>
      <text:p text:style-name="P1"><text:tab/><text:tab/><text:tab/>type="hidden" permite enviar información oculta, pero que aparece en el código de la página web</text:p>
      <text:p text:style-name="P1"><text:tab/><text:tab/><text:tab/><text:tab/>no usar para datos confidenciales, si para idioma, fecha o tiempo que el usuario tarda en rellenar.</text:p>
      <text:p text:style-name="P1"><text:tab/><text:tab/><text:tab/>type="number", crea una caja que permite introducir números enteros, con dos flechas para incrementar o bajar este.</text:p>
      <text:p text:style-name="P1"><text:tab/><text:tab/><text:tab/><text:tab/>atributos min="4" max="8" step="2" limita el valor a introducir a número entero mayor o iguales de 4, menor o iguales de 8 y pares.</text:p>
      <text:p text:style-name="P1"><text:tab/><text:tab/><text:tab/>type="search", crea una caja tipica de búsqueda </text:p>
      <text:p text:style-name="P1"><text:tab/><text:tab/><text:tab/>type="image", define una imagen como botón de envío, imagen que debemos determinar con atributo src.</text:p>
      <text:p text:style-name="P1"><text:tab/><text:tab/><text:tab/>Botton</text:p>
      <text:p text:style-name="P1"><text:tab/><text:tab/><text:tab/><text:tab/>type="reset" crea un botton que al pulsar restablece los controles a su estado por defecto</text:p>
      <text:p text:style-name="P1"><text:tab/><text:tab/><text:tab/><text:tab/>type="radio", crea radio button, permite escoger una sola opción de una lista.</text:p>
      <text:p text:style-name="P1"><text:tab/><text:tab/><text:tab/><text:tab/><text:tab/>Para que solo deje escoger una todos los radio button deben tener el mismo name.</text:p>
      <text:p text:style-name="P1"><text:tab/><text:tab/><text:tab/><text:tab/><text:tab/>Para que envie resultados hay que definer la propiedad value de cada radio botton con un valor, </text:p>
      <text:p text:style-name="P1"><text:tab/><text:tab/><text:tab/><text:tab/><text:tab/><text:tab/>ese campo value es la información envia form cuando esta checkeado.</text:p>
      <text:p text:style-name="P1"><text:tab/><text:tab/><text:tab/><text:tab/><text:tab/>checked="checked", aparece ya pulsado (tambien es valida para checkbox)</text:p>
      <text:p text:style-name="P1"><text:tab/><text:tab/> <text:s text:c="3"/>Propiedades comunes </text:p>
      <text:p text:style-name="P1"><text:tab/><text:tab/><text:tab/>name="" define nombre del control y es importante porque será enviado junto con los datos del control</text:p>
      <text:p text:style-name="P1"><text:soft-page-break/><text:tab/><text:tab/><text:tab/>placeholder="email" escribe en el interior de la caja de texto un texto guía en gris claro no editable.</text:p>
      <text:p text:style-name="P1"><text:tab/><text:tab/><text:tab/>cursor:pointer; cambia el icono del ratón cuando pasa por encima.</text:p>
      <text:p text:style-name="P1"><text:tab/><text:tab/><text:tab/>autocomlete="off"; evita que recuerde datos intruducidos anteriormente y lo rellene automáticamente. </text:p>
      <text:p text:style-name="P1"><text:tab/><text:tab/><text:tab/><text:tab/>Funciona en:text, search, url, tel, email,datepickers,password,range,color</text:p>
      <text:p text:style-name="P1"><text:tab/><text:tab/><text:tab/><text:tab/>Por defecto valor "on"</text:p>
      <text:p text:style-name="P1"><text:tab/><text:tab/><text:tab/>autofocus="autofocus";<text:tab/>propiedad que da el foco al elemento al cargar la página.</text:p>
      <text:p text:style-name="P1"><text:tab/><text:tab/><text:tab/>disabled="disable"; desactiva input.</text:p>
      <text:p text:style-name="P1"><text:tab/><text:tab/><text:tab/>value="text"; carácteres que se muestra en la caja el text, es editable, no se borra al recibir el foco.</text:p>
      <text:p text:style-name="P1"><text:tab/><text:tab/><text:tab/><text:tab/>(poco uso, se hace con javascript o HTML5)</text:p>
      <text:p text:style-name="P1"><text:tab/><text:tab/><text:tab/>readonly="readonly"; no permite editar texto.</text:p>
      <text:p text:style-name="P1"><text:tab/><text:tab/><text:tab/>required="required"; dato requerido, no deja enviar form hasta que se rellene</text:p>
      <text:p text:style-name="P1"><text:tab/><text:tab/><text:tab/>maxlength="5"; el número máximo de caracteres que deja introducir es 5</text:p>
      <text:p text:style-name="P1"><text:tab/><text:tab/><text:tab/>min="4" max="8" step="2 afectan a number, date, time, range, month, datetime-local</text:p>
      <text:p text:style-name="P1"><text:tab/><text:tab/><text:tab/>checked="checked", afecta a checkbox y radio</text:p>
      <text:p text:style-name="P1"><text:tab/><text:tab/><text:tab/>multiple="multiple" permite selecionar mas de un valor</text:p>
      <text:p text:style-name="P1"><text:tab/><text:tab/><text:tab/><text:tab/>funciona en file, email.</text:p>
      <text:p text:style-name="P1"><text:tab/><text:tab/><text:tab/>atributos min="4" max="8" step="2" limita el valor a introducir a número entero mayor o iguales de 4, menor o iguales de 8 y pares.</text:p>
      <text:p text:style-name="P1"><text:tab/><text:tab/><text:tab/><text:tab/><text:tab/>utiliazable en: range, mon, week,date, time, datetime-local, number, </text:p>
      <text:p text:style-name="P1"><text:tab/><text:tab/> <text:s/><text:tab/>pattern="" Permite validar una entrada en base a una expresion regular(modelos o patrones que describen los caracteres que se pueden ingresar)</text:p>
      <text:p text:style-name="P1"><text:tab/><text:tab/><text:tab/><text:tab/>usar atributo global titel="explicación indicativa de lo que puede escribir" </text:p>
      <text:p text:style-name="P1"><text:tab/><text:tab/><text:tab/><text:tab/>avisa la usuario si no cumple la expresión regular. Text, search, url, tel, email, password</text:p>
      <text:p text:style-name="P1"><text:tab/><text:tab/><text:tab/><text:tab/>EJEM: patern="[A-Za-z]{3}" title="Introduce código de tres letras"</text:p>
      <text:p text:style-name="P1"><text:tab/> IMPORTANTE. No tiene etiqueta de cierre, es importante cerrarla adecuadamente para cumplir standares .../&gt;</text:p>
      <text:p text:style-name="P1"><text:tab/><text:tab/></text:p>
      <text:p text:style-name="P1"><text:tab/><text:tab/>&lt;label&gt; titulo-explica un elemento y al clicar texto label se activa la caja de texto asociada. value=""</text:p>
      <text:p text:style-name="P1"><text:tab/><text:tab/><text:tab/>Sintaxis:<text:tab/>incluyendo la etiqueta input dentro de sus etiquetas pcpio y final</text:p>
      <text:p text:style-name="P1"><text:tab/><text:tab/><text:tab/><text:tab/> <text:tab/>creando id en elemento y en label con la propiedad for="id creada para el elemento" &lt;label for="firsname"&gt;Nombre&lt;/label&gt;&lt;input id="firstname"/&gt;</text:p>
      <text:p text:style-name="P1"><text:tab/><text:tab/><text:tab/>Input y label, son inline, se colocan en línea. Si queremos separarlos hay que englobarlos en párrafos o elementos block inline-block</text:p>
      <text:p text:style-name="P1"/>
      <text:p text:style-name="P1"><text:tab/><text:tab/>&lt;fieldset&gt; elemento que contiene a nuestros label y controles-input relacionados entre si. </text:p>
      <text:p text:style-name="P1"><text:tab/><text:tab/><text:tab/><text:tab/>Ejm. creamos uno par los dato usuario, otro a dato contacto, otro a dato bancario,..</text:p>
      <text:p text:style-name="P1"><text:tab/><text:tab/><text:tab/>Tipo block, crea un marco alrededor de los elementos que engloba.<text:tab/></text:p>
      <text:p text:style-name="P1"><text:tab/><text:tab/><text:tab/>disabled="disabled"; propiedad, deshabilita todos los controles que contiene. </text:p>
      <text:p text:style-name="P1"><text:tab/><text:tab/><text:tab/>Puede haber varios en un formulario.</text:p>
      <text:p text:style-name="P1"><text:tab/><text:tab/><text:tab/>&lt;legend&gt; asociado a fieldset incluyendolo dentro. Da titular del fieldset</text:p>
      <text:p text:style-name="P1"><text:tab/><text:tab/>&lt;textarea&gt; escribir mucho texto. Atributos name="", col="número" por defecto 20 ancho, row="número" por defecto 2 alto.</text:p>
      <text:p text:style-name="P1"><text:tab/><text:tab/><text:tab/>Admite return para saltos de línea, si se supera el número de row muestra barra desplazamiento</text:p>
      <text:p text:style-name="P1"><text:tab/><text:tab/>&lt;select&gt; genera listas desplegables y listas de selección múltiple con la tecla "CONTROL" </text:p>
      <text:p text:style-name="P1"><text:tab/><text:tab/><text:tab/>Mejor que radio cuando hay tres o más opciones</text:p>
      <text:p text:style-name="P1"><text:tab/><text:tab/><text:tab/>atributos: name="" y multiple="multiple"</text:p>
      <text:p text:style-name="P1"><text:tab/><text:tab/><text:tab/>Elementos de select se definen con etiqueta &lt;option&gt; atributo value="" valor que envía el formulario</text:p>
      <text:p text:style-name="P1"><text:tab/><text:tab/><text:tab/>Se pueden agrupar elementos en áreas con etiquetas &lt;optgroup&gt; atributo label="" pone etiqueta a área</text:p>
      <text:p text:style-name="P1">&lt;form action="#"&gt;</text:p>
      <text:p text:style-name="P1"><text:s text:c="6"/>&lt;label for="lang"&gt;Lenguaje&lt;/label&gt;</text:p>
      <text:p text:style-name="P1"><text:s text:c="6"/>&lt;select name="lenguajes" id="lang"&gt;</text:p>
      <text:p text:style-name="P1"><text:s text:c="8"/>&lt;option value="javascript"&gt;JavaScript&lt;/option&gt;</text:p>
      <text:p text:style-name="P1"><text:s text:c="8"/>&lt;option value="php"&gt;PHP&lt;/option&gt;</text:p>
      <text:p text:style-name="P1"><text:s text:c="8"/>&lt;option value="java"&gt;Java&lt;/option&gt;</text:p>
      <text:p text:style-name="P1"><text:s text:c="8"/>&lt;option value="golang"&gt;Golang&lt;/option&gt;</text:p>
      <text:p text:style-name="P1"><text:s text:c="8"/>&lt;option value="python"&gt;Python&lt;/option&gt;</text:p>
      <text:p text:style-name="P1"><text:s text:c="8"/>&lt;option value="c#"&gt;C#&lt;/option&gt;</text:p>
      <text:p text:style-name="P1"><text:soft-page-break/><text:s text:c="8"/>&lt;option value="C++"&gt;C++&lt;/option&gt;</text:p>
      <text:p text:style-name="P1"><text:s text:c="8"/>&lt;option value="erlang"&gt;Erlang&lt;/option&gt;</text:p>
      <text:p text:style-name="P1"><text:s text:c="6"/>&lt;/select&gt;</text:p>
      <text:p text:style-name="P1"><text:s text:c="6"/>&lt;input type="submit" value="Enviar" /&gt;</text:p>
      <text:p text:style-name="P1">&lt;/form&gt;</text:p>
      <text:p text:style-name="P1"/>
      <text:p text:style-name="P1">*Nota: si dos elementos inline no están alienados verticalmente, se puede corregir css con vertical-align:middle; centra verticalmente</text:p>
      <text:p text:style-name="P1"/>
      <text:p text:style-name="P1"><text:tab/>3. ELEMENTO INPUT: LOGIN FORM</text:p>
      <text:p text:style-name="P1"><text:tab/><text:tab/>HTML</text:p>
      <text:p text:style-name="P1">&lt;!DOCTYPE html&gt;</text:p>
      <text:p text:style-name="P1">&lt;html lang="es"&gt;</text:p>
      <text:p text:style-name="P1">&lt;head&gt;</text:p>
      <text:p text:style-name="P1"><text:tab/>&lt;meta charset="utf-8"&gt;</text:p>
      <text:p text:style-name="P1"><text:tab/>&lt;title&gt;Login form&lt;/title&gt;</text:p>
      <text:p text:style-name="P1"><text:tab/>&lt;link rel="stylesheet" type="text/css" href="css/style_form_final.css"&gt;</text:p>
      <text:p text:style-name="P1">&lt;/head&gt;</text:p>
      <text:p text:style-name="P1">&lt;body&gt;</text:p>
      <text:p text:style-name="P1"><text:tab/>&lt;form action="login.php" method="post"&gt;</text:p>
      <text:p text:style-name="P1"><text:tab/><text:tab/>&lt;fieldset&gt;</text:p>
      <text:p text:style-name="P1"><text:tab/><text:tab/><text:tab/>&lt;legend&gt;Login&lt;/legend&gt;</text:p>
      <text:p text:style-name="P1"><text:tab/><text:tab/><text:tab/>&lt;input type="email" name="e" placeholder="email" id="email" required&gt;</text:p>
      <text:p text:style-name="P1"><text:tab/><text:tab/><text:tab/>&lt;input type="password" name="p" placeholder="password"id="password" required&gt;</text:p>
      <text:p text:style-name="P1"><text:tab/><text:tab/><text:tab/>&lt;input type="submit" value="Login" name="b"&gt;</text:p>
      <text:p text:style-name="P1"><text:tab/><text:tab/>&lt;/fieldset&gt;<text:tab/></text:p>
      <text:p text:style-name="P1"><text:tab/>&lt;/form&gt;</text:p>
      <text:p text:style-name="P1">&lt;/body&gt;</text:p>
      <text:p text:style-name="P1">&lt;/html&gt;<text:tab/></text:p>
      <text:p text:style-name="P1"/>
      <text:p text:style-name="P1"><text:tab/><text:tab/>CSS</text:p>
      <text:p text:style-name="P1">body{font-family: arial;</text:p>
      <text:p text:style-name="P1"><text:tab/><text:tab/>background: mediumseagreen;}</text:p>
      <text:p text:style-name="P1">form{background-color: white;</text:p>
      <text:p text:style-name="P1"><text:tab/>width: 280px;</text:p>
      <text:p text:style-name="P1"><text:tab/>padding: 40px 10px 0 10px;</text:p>
      <text:p text:style-name="P1"><text:tab/>margin: 0 auto;</text:p>
      <text:p text:style-name="P1"><text:tab/>border-radius: 4px;}</text:p>
      <text:p text:style-name="P1">fieldset{width: 280px; </text:p>
      <text:p text:style-name="P1"><text:tab/><text:tab/>margin: 0 auto;</text:p>
      <text:p text:style-name="P1"><text:tab/><text:tab/>border:none;</text:p>
      <text:p text:style-name="P1"><text:tab/><text:tab/>padding: 0 0 10px 0;</text:p>
      <text:p text:style-name="P1"><text:tab/><text:tab/>background-color: white;}</text:p>
      <text:p text:style-name="P1">legend{width: 100%;</text:p>
      <text:p text:style-name="P1"><text:tab/><text:tab/>text-align: center;</text:p>
      <text:p text:style-name="P1"><text:tab/><text:tab/>font-size: 30px;</text:p>
      <text:p text:style-name="P1"><text:tab/><text:tab/>font-weight: bold;</text:p>
      <text:p text:style-name="P1"><text:tab/><text:tab/>color: #777;}</text:p>
      <text:p text:style-name="P1">input{display: block;</text:p>
      <text:p text:style-name="P1"><text:tab/><text:tab/>border: none;</text:p>
      <text:p text:style-name="P1"><text:tab/><text:tab/>margin: 20px auto;</text:p>
      <text:p text:style-name="P1"><text:tab/><text:tab/>width: 280px;</text:p>
      <text:p text:style-name="P1"><text:tab/><text:tab/>background-color:#eaeaea; </text:p>
      <text:p text:style-name="P1"><text:tab/><text:tab/>padding: 15px 0;</text:p>
      <text:p text:style-name="P1"><text:tab/><text:tab/>text-align: center;</text:p>
      <text:p text:style-name="P1"><text:tab/><text:tab/>font-size: 18px;</text:p>
      <text:p text:style-name="P1"><text:tab/><text:tab/>border-radius: 4px;}</text:p>
      <text:p text:style-name="P1">input[type="submit"]{background-color: mediumseagreen;</text:p>
      <text:p text:style-name="P1"><text:tab/><text:tab/><text:tab/>color: white;</text:p>
      <text:p text:style-name="P1"><text:tab/><text:tab/><text:tab/>cursor: pointer;}</text:p>
      <text:p text:style-name="P1"/>
      <text:p text:style-name="P1"><text:tab/>4.ELEMENTO INPUT: SEARCH FORM</text:p>
      <text:p text:style-name="P1"><text:tab/><text:tab/>HTML</text:p>
      <text:p text:style-name="P1"><text:soft-page-break/>&lt;!DOCTYPE html&gt;</text:p>
      <text:p text:style-name="P1">&lt;html lang="es"&gt;</text:p>
      <text:p text:style-name="P1">&lt;head&gt;</text:p>
      <text:p text:style-name="P1"><text:tab/>&lt;meta charset="utf-8"&gt;</text:p>
      <text:p text:style-name="P1"><text:tab/>&lt;title&gt;Search form&lt;/title&gt;</text:p>
      <text:p text:style-name="P1"><text:tab/>&lt;link rel="stylesheet" type="text/css" href="css/style_form_search.css"&gt;</text:p>
      <text:p text:style-name="P1">&lt;/head&gt;</text:p>
      <text:p text:style-name="P1">&lt;body&gt;</text:p>
      <text:p text:style-name="P1"><text:tab/>&lt;form action="searh.php" method="get"&gt;</text:p>
      <text:p text:style-name="P1"><text:tab/><text:tab/>&lt;fieldset&gt;</text:p>
      <text:p text:style-name="P1"><text:tab/><text:tab/><text:tab/>&lt;input type="searh" placeholder="Buscar" name="searh"&gt;</text:p>
      <text:p text:style-name="P1"><text:tab/><text:tab/><text:tab/>&lt;input type="image" src="img/lupa.png" name=""&gt;</text:p>
      <text:p text:style-name="P1"><text:tab/><text:tab/>&lt;/fieldset&gt;</text:p>
      <text:p text:style-name="P1"><text:tab/>&lt;/form&gt;</text:p>
      <text:p text:style-name="P1">&lt;/body&gt;</text:p>
      <text:p text:style-name="P1">&lt;/html&gt;</text:p>
      <text:p text:style-name="P1"><text:tab/><text:tab/>CSS</text:p>
      <text:p text:style-name="P1">fieldset{padding: 0;</text:p>
      <text:p text:style-name="P1"><text:tab/>border: none;}</text:p>
      <text:p text:style-name="P1"/>
      <text:p text:style-name="P1">input[type="image"]{vertical-align: middle;</text:p>
      <text:p text:style-name="P1"><text:tab/><text:tab/><text:tab/><text:tab/><text:tab/>width: 25px;</text:p>
      <text:p text:style-name="P1"><text:tab/><text:tab/><text:tab/><text:tab/><text:tab/>height: 26px;}</text:p>
      <text:p text:style-name="P1">input[type="search"]{display: inline-block;</text:p>
      <text:p text:style-name="P1"><text:tab/><text:tab/><text:tab/>padding: 10px;</text:p>
      <text:p text:style-name="P1"><text:tab/><text:tab/><text:tab/>border-radius: 4px;</text:p>
      <text:p text:style-name="P1"><text:tab/><text:tab/><text:tab/>font-size:18px;</text:p>
      <text:p text:style-name="P1"><text:tab/><text:tab/><text:tab/>border: none;</text:p>
      <text:p text:style-name="P1"><text:tab/><text:tab/><text:tab/>background-color: #eaeaea;}</text:p>
      <text:p text:style-name="P1"/>
      <text:p text:style-name="P1"><text:tab/>5. ELEMENTO INPUT: SLAMBOOK FORM (Cuaderno de preguntas)</text:p>
      <text:p text:style-name="P1"><text:tab/></text:p>
      <text:p text:style-name="P1"><text:tab/><text:tab/>HTML</text:p>
      <text:p text:style-name="P1">&lt;!DOCTYPE html&gt;</text:p>
      <text:p text:style-name="P1">&lt;html lang="es"&gt;</text:p>
      <text:p text:style-name="P1">&lt;head&gt;</text:p>
      <text:p text:style-name="P1"><text:tab/>&lt;meta charset="utf-8"&gt;</text:p>
      <text:p text:style-name="P1"><text:tab/>&lt;title&gt;Search form&lt;/title&gt;</text:p>
      <text:p text:style-name="P1"><text:tab/>&lt;link rel="stylesheet" type="text/css" href="css/slambook_form_search.css"&gt;</text:p>
      <text:p text:style-name="P1">&lt;/head&gt;</text:p>
      <text:p text:style-name="P1">&lt;body&gt;</text:p>
      <text:p text:style-name="P1"><text:tab/>&lt;form action="enviar.php" method="post"&gt;</text:p>
      <text:p text:style-name="P1"><text:tab/><text:tab/>&lt;h1&gt;Slam Book&lt;/h1&gt;</text:p>
      <text:p text:style-name="P1"><text:tab/><text:tab/>&lt;section id="preguntas"&gt;</text:p>
      <text:p text:style-name="P1"><text:tab/><text:tab/><text:tab/>&lt;p&gt;</text:p>
      <text:p text:style-name="P1"><text:tab/><text:tab/><text:tab/><text:tab/>&lt;label for="name"&gt;Nombres y apellidos:&lt;/label&gt;</text:p>
      <text:p text:style-name="P1"><text:tab/><text:tab/><text:tab/><text:tab/>&lt;input type="text" name="nombres" id="name"&gt;</text:p>
      <text:p text:style-name="P1"><text:tab/><text:tab/><text:tab/>&lt;/p&gt;</text:p>
      <text:p text:style-name="P1"><text:tab/><text:tab/><text:tab/>&lt;p&gt;</text:p>
      <text:p text:style-name="P1"><text:tab/><text:tab/><text:tab/><text:tab/>&lt;label for="birth"&gt;Fecha de nacimiento:&lt;/label&gt;</text:p>
      <text:p text:style-name="P1"><text:tab/><text:tab/><text:tab/><text:tab/>&lt;input type="date" name="nacimiento" id="birth"&gt;</text:p>
      <text:p text:style-name="P1"><text:tab/><text:tab/><text:tab/>&lt;/p&gt;</text:p>
      <text:p text:style-name="P1"><text:tab/><text:tab/><text:tab/>&lt;fieldset&gt;</text:p>
      <text:p text:style-name="P1"><text:tab/><text:tab/><text:tab/><text:tab/>&lt;legend&gt;Sexo&lt;/legend&gt;</text:p>
      <text:p text:style-name="P1"><text:tab/><text:tab/><text:tab/><text:tab/>&lt;ul&gt;</text:p>
      <text:p text:style-name="P1"><text:tab/><text:tab/><text:tab/><text:tab/><text:tab/>&lt;li&gt;</text:p>
      <text:p text:style-name="P1"><text:tab/><text:tab/><text:tab/><text:tab/><text:tab/><text:tab/>&lt;label&gt;</text:p>
      <text:p text:style-name="P1"><text:tab/><text:tab/><text:tab/><text:tab/><text:tab/><text:tab/><text:tab/>&lt;input type="radio" name="sexo" value="hombre" checked&gt;</text:p>
      <text:p text:style-name="P1"><text:tab/><text:tab/><text:tab/><text:tab/><text:tab/><text:tab/><text:tab/>Hombres</text:p>
      <text:p text:style-name="P1"><text:tab/><text:tab/><text:tab/><text:tab/><text:tab/><text:tab/>&lt;/label&gt;</text:p>
      <text:p text:style-name="P1"><text:tab/><text:tab/><text:tab/><text:tab/><text:tab/>&lt;/li&gt;</text:p>
      <text:p text:style-name="P1"><text:tab/><text:tab/><text:tab/><text:tab/><text:tab/>&lt;li&gt;</text:p>
      <text:p text:style-name="P1"><text:soft-page-break/><text:tab/><text:tab/><text:tab/><text:tab/><text:tab/><text:tab/>&lt;label&gt;</text:p>
      <text:p text:style-name="P1"><text:tab/><text:tab/><text:tab/><text:tab/><text:tab/><text:tab/><text:tab/>&lt;input type="radio" name="sexo" value="mujer"&gt;</text:p>
      <text:p text:style-name="P1"><text:tab/><text:tab/><text:tab/><text:tab/><text:tab/><text:tab/><text:tab/>Mujeres</text:p>
      <text:p text:style-name="P1"><text:tab/><text:tab/><text:tab/><text:tab/><text:tab/><text:tab/>&lt;/label&gt;</text:p>
      <text:p text:style-name="P1"><text:tab/><text:tab/><text:tab/><text:tab/><text:tab/>&lt;/li&gt;</text:p>
      <text:p text:style-name="P1"><text:tab/><text:tab/><text:tab/><text:tab/>&lt;/ul&gt;</text:p>
      <text:p text:style-name="P1"><text:tab/><text:tab/><text:tab/>&lt;/fieldset&gt;</text:p>
      <text:p text:style-name="P1"><text:tab/><text:tab/><text:tab/>&lt;p&gt;</text:p>
      <text:p text:style-name="P1"><text:tab/><text:tab/><text:tab/><text:tab/>&lt;label for="phone"&gt;Sube tu foto de perfil&lt;/label&gt;</text:p>
      <text:p text:style-name="P1"><text:tab/><text:tab/><text:tab/><text:tab/>&lt;input type="tel" name="telefono" id="phone"&gt;</text:p>
      <text:p text:style-name="P1"><text:tab/><text:tab/><text:tab/>&lt;/p&gt;</text:p>
      <text:p text:style-name="P1"><text:tab/><text:tab/><text:tab/>&lt;p&gt;</text:p>
      <text:p text:style-name="P1"><text:tab/><text:tab/><text:tab/><text:tab/>&lt;label for="photo"&gt;Número de teléfono:&lt;/label&gt;</text:p>
      <text:p text:style-name="P1"><text:tab/><text:tab/><text:tab/><text:tab/>&lt;input type="file" name="foto" id="photo" multiple accept="image/*,video/*"&gt;</text:p>
      <text:p text:style-name="P1"><text:tab/><text:tab/><text:tab/>&lt;/p&gt;</text:p>
      <text:p text:style-name="P1"><text:tab/><text:tab/><text:tab/>&lt;p&gt;</text:p>
      <text:p text:style-name="P1"><text:tab/><text:tab/><text:tab/><text:tab/>&lt;label for="color"&gt;Color favorito:&lt;/label&gt;</text:p>
      <text:p text:style-name="P1"><text:tab/><text:tab/><text:tab/><text:tab/>&lt;input type="color" name="color" id="color"&gt;</text:p>
      <text:p text:style-name="P1"><text:tab/><text:tab/><text:tab/>&lt;/p&gt;</text:p>
      <text:p text:style-name="P1"><text:tab/><text:tab/><text:tab/>&lt;p&gt;</text:p>
      <text:p text:style-name="P1"><text:tab/><text:tab/><text:tab/><text:tab/>&lt;label for="hour"&gt;Hora que te despiertas:&lt;/label&gt;</text:p>
      <text:p text:style-name="P1"><text:tab/><text:tab/><text:tab/><text:tab/>&lt;input type="time" name="hora" id="hour"&gt;</text:p>
      <text:p text:style-name="P1"><text:tab/><text:tab/><text:tab/>&lt;/p&gt;</text:p>
      <text:p text:style-name="P1"><text:tab/><text:tab/><text:tab/>&lt;p&gt;</text:p>
      <text:p text:style-name="P1"><text:tab/><text:tab/><text:tab/><text:tab/>&lt;label for="number"&gt;Número favorito:&lt;/label&gt;</text:p>
      <text:p text:style-name="P1"><text:tab/><text:tab/><text:tab/><text:tab/>&lt;input type="number" name="numero" id="number" min="4" max="8" step="2"&gt;</text:p>
      <text:p text:style-name="P1"><text:tab/><text:tab/><text:tab/>&lt;/p&gt;</text:p>
      <text:p text:style-name="P1"><text:tab/><text:tab/><text:tab/>&lt;p&gt;</text:p>
      <text:p text:style-name="P1"><text:tab/><text:tab/><text:tab/><text:tab/>&lt;label for="mydatetimelocal"&gt;Fecha y hora más importante:&lt;/label&gt;</text:p>
      <text:p text:style-name="P1"><text:tab/><text:tab/><text:tab/><text:tab/>&lt;input type="datetime-local" name="fechayhora" id="mydatetimelocal"&gt;</text:p>
      <text:p text:style-name="P1"><text:tab/><text:tab/><text:tab/>&lt;/p&gt;</text:p>
      <text:p text:style-name="P1"><text:tab/><text:tab/><text:tab/>&lt;p&gt;</text:p>
      <text:p text:style-name="P1"><text:tab/><text:tab/><text:tab/><text:tab/>&lt;label for="month"&gt;Elige un mes y un año:&lt;/label&gt;</text:p>
      <text:p text:style-name="P1"><text:tab/><text:tab/><text:tab/><text:tab/>&lt;input type="month" name="mes" id="month"&gt;</text:p>
      <text:p text:style-name="P1"><text:tab/><text:tab/><text:tab/>&lt;/p&gt;</text:p>
      <text:p text:style-name="P1"><text:tab/><text:tab/><text:tab/>&lt;p&gt;</text:p>
      <text:p text:style-name="P1"><text:tab/><text:tab/><text:tab/><text:tab/>&lt;label for="week"&gt;Elige una fecha:&lt;/label&gt;</text:p>
      <text:p text:style-name="P1"><text:tab/><text:tab/><text:tab/><text:tab/>&lt;input type="week" name="semana" id="week"&gt;</text:p>
      <text:p text:style-name="P1"><text:tab/><text:tab/><text:tab/>&lt;/p&gt;</text:p>
      <text:p text:style-name="P1"><text:tab/><text:tab/><text:tab/>&lt;p&gt;</text:p>
      <text:p text:style-name="P1"><text:tab/><text:tab/><text:tab/><text:tab/>&lt;label for="volume"&gt;Volumen favorito:&lt;/label&gt;</text:p>
      <text:p text:style-name="P1"><text:tab/><text:tab/><text:tab/><text:tab/>&lt;input type="range" name="volumen" id="volume"&gt;</text:p>
      <text:p text:style-name="P1"><text:tab/><text:tab/><text:tab/>&lt;/p&gt;</text:p>
      <text:p text:style-name="P1"><text:tab/><text:tab/><text:tab/>&lt;fieldset&gt;</text:p>
      <text:p text:style-name="P1"><text:tab/><text:tab/><text:tab/><text:tab/>&lt;legend&gt;Confirmación&lt;/legend&gt;</text:p>
      <text:p text:style-name="P1"><text:tab/><text:tab/><text:tab/><text:tab/>&lt;ul&gt;</text:p>
      <text:p text:style-name="P1"><text:tab/><text:tab/><text:tab/><text:tab/><text:tab/>&lt;li&gt;</text:p>
      <text:p text:style-name="P1"><text:tab/><text:tab/><text:tab/><text:tab/><text:tab/><text:tab/>&lt;label&gt;</text:p>
      <text:p text:style-name="P1"><text:tab/><text:tab/><text:tab/><text:tab/><text:tab/><text:tab/><text:tab/>&lt;input type="checkbox" name="confirmacion" value=""&gt;</text:p>
      <text:p text:style-name="P1"><text:tab/><text:tab/><text:tab/><text:tab/><text:tab/><text:tab/><text:tab/>Juro que todas mis respuestas son verdaderas</text:p>
      <text:p text:style-name="P1"><text:tab/><text:tab/><text:tab/><text:tab/><text:tab/><text:tab/>&lt;/label&gt;</text:p>
      <text:p text:style-name="P1"><text:tab/><text:tab/><text:tab/><text:tab/><text:tab/>&lt;/li&gt;</text:p>
      <text:p text:style-name="P1"><text:tab/><text:tab/><text:tab/><text:tab/><text:tab/>&lt;li&gt;</text:p>
      <text:p text:style-name="P1"><text:tab/><text:tab/><text:tab/><text:tab/><text:tab/><text:tab/>&lt;label&gt;</text:p>
      <text:p text:style-name="P1"><text:tab/><text:tab/><text:tab/><text:tab/><text:tab/><text:tab/><text:tab/>&lt;input type="checkbox" name="confirmacion" value=""&gt;</text:p>
      <text:p text:style-name="P1"><text:tab/><text:tab/><text:tab/><text:tab/><text:tab/><text:tab/><text:tab/>Acepto que cualquier otro usuario vea mis respuestas</text:p>
      <text:p text:style-name="P1"><text:tab/><text:tab/><text:tab/><text:tab/><text:tab/><text:tab/>&lt;/label&gt;</text:p>
      <text:p text:style-name="P1"><text:tab/><text:tab/><text:tab/><text:tab/><text:tab/>&lt;/li&gt;</text:p>
      <text:p text:style-name="P1"><text:tab/><text:tab/><text:tab/><text:tab/>&lt;/ul&gt;</text:p>
      <text:p text:style-name="P1"><text:tab/><text:tab/><text:tab/>&lt;/fieldset&gt;</text:p>
      <text:p text:style-name="P1"><text:tab/><text:tab/><text:tab/>&lt;input type="hidden" name="idioma" value="spanish"&gt;</text:p>
      <text:p text:style-name="P1"><text:tab/><text:tab/>&lt;/section&gt;</text:p>
      <text:p text:style-name="P1"><text:tab/><text:tab/>&lt;section&gt;</text:p>
      <text:p text:style-name="P1"><text:soft-page-break/><text:tab/><text:tab/><text:tab/>&lt;p&gt;</text:p>
      <text:p text:style-name="P1"><text:tab/><text:tab/><text:tab/><text:tab/>&lt;input type="submit" name=""&gt;</text:p>
      <text:p text:style-name="P1"><text:tab/><text:tab/><text:tab/>&lt;/p&gt;</text:p>
      <text:p text:style-name="P1"><text:tab/><text:tab/><text:tab/>&lt;p&gt;</text:p>
      <text:p text:style-name="P1"><text:tab/><text:tab/><text:tab/><text:tab/>&lt;input type="reset" name=""&gt;</text:p>
      <text:p text:style-name="P1"><text:tab/><text:tab/><text:tab/>&lt;/p&gt;</text:p>
      <text:p text:style-name="P1"><text:tab/><text:tab/>&lt;/section&gt;<text:tab/><text:tab/></text:p>
      <text:p text:style-name="P1"><text:tab/>&lt;/form&gt;</text:p>
      <text:p text:style-name="P1">&lt;/body&gt;</text:p>
      <text:p text:style-name="P1">&lt;/html&gt;</text:p>
      <text:p text:style-name="P1"/>
      <text:p text:style-name="P1"><text:tab/><text:tab/>CSS</text:p>
      <text:p text:style-name="P1">#preguntas fieldset{</text:p>
      <text:p text:style-name="P1">border: none;<text:tab/></text:p>
      <text:p text:style-name="P1">padding: 0;</text:p>
      <text:p text:style-name="P1">margin: 0;</text:p>
      <text:p text:style-name="P1">}</text:p>
      <text:p text:style-name="P1">#preguntas legend{</text:p>
      <text:p text:style-name="P1">padding: 0;<text:tab/>}</text:p>
      <text:p text:style-name="P1">#preguntas ul{</text:p>
      <text:p text:style-name="P1"><text:tab/>margin: 0;</text:p>
      <text:p text:style-name="P1"><text:tab/>padding: 0;</text:p>
      <text:p text:style-name="P1"><text:tab/>list-style: none;</text:p>
      <text:p text:style-name="P1">}</text:p>
      <text:p text:style-name="P1"/>
      <text:p text:style-name="P1"><text:tab/>6. TEXAREA</text:p>
      <text:p text:style-name="P1"><text:tab/><text:tab/>&lt;textarea<text:tab/>dibuja una caja de texto grande donde podemos escribir muchas líneas</text:p>
      <text:p text:style-name="P1"><text:tab/><text:tab/><text:tab/>name="", id, autofocus, disabled,maxlength, placeholder, readonly, required,</text:p>
      <text:p text:style-name="P1"><text:tab/><text:tab/><text:tab/>cols="22" establece el número mínimo de caracteres a ingresar por cada fila. Determina el ancho.</text:p>
      <text:p text:style-name="P1"><text:tab/><text:tab/><text:tab/>row="10" numero de filas de texto</text:p>
      <text:p text:style-name="P1"><text:tab/><text:tab/><text:tab/><text:tab/>si sobrepasamos límites aparecen barras de navegación</text:p>
      <text:p text:style-name="P1"><text:tab/><text:tab/>HTML</text:p>
      <text:p text:style-name="P1">&lt;!DOCTYPE html&gt;</text:p>
      <text:p text:style-name="P1">&lt;html lang="es"&gt;</text:p>
      <text:p text:style-name="P1">&lt;head&gt;</text:p>
      <text:p text:style-name="P1"><text:tab/>&lt;meta charset="utf-8"&gt;</text:p>
      <text:p text:style-name="P1"><text:tab/>&lt;title&gt;Testarea&lt;/title&gt;</text:p>
      <text:p text:style-name="P1"><text:tab/>&lt;link rel="stylesheet" type="text/css" href=""&gt;</text:p>
      <text:p text:style-name="P1">&lt;/head&gt;</text:p>
      <text:p text:style-name="P1">&lt;body&gt;</text:p>
      <text:p text:style-name="P1"><text:tab/>&lt;form action="testarea.php" method="post"&gt;</text:p>
      <text:p text:style-name="P1"><text:tab/><text:tab/>&lt;textarea name="comentario" id="c" autofocus maxlength="350" placeholder="Mi comentario" required cols="22" row="10"&gt;</text:p>
      <text:p text:style-name="P1"><text:tab/><text:tab/><text:tab/></text:p>
      <text:p text:style-name="P1"><text:tab/><text:tab/>&lt;/textarea&gt;<text:tab/></text:p>
      <text:p text:style-name="P1"><text:tab/>&lt;/form&gt;</text:p>
      <text:p text:style-name="P1">&lt;/body&gt;</text:p>
      <text:p text:style-name="P1">&lt;/html&gt;</text:p>
      <text:p text:style-name="P1"/>
      <text:p text:style-name="P1"/>
      <text:p text:style-name="P1"><text:tab/>7. SELECT Y OPTION</text:p>
      <text:p text:style-name="P1"><text:tab/><text:tab/>&lt;select <text:tab/><text:tab/>crea lista de opciones de las cuales solo podemos escoger una nada mas</text:p>
      <text:p text:style-name="P1"><text:tab/><text:tab/><text:tab/>size="3"; determina el número de opciones que mostrará la lista antes de abrirla.</text:p>
      <text:p text:style-name="P1"><text:tab/><text:tab/><text:tab/>multiple; permite seleccionar con ctrl mas de una opción de la lista.</text:p>
      <text:p text:style-name="P1"><text:tab/><text:tab/>&lt;option value=""&gt;Texto que aparece en la opción. <text:tab/>Define cada una de las opciones de la lista, se incluyen dentro la etiqueta select <text:s/></text:p>
      <text:p text:style-name="P1"><text:tab/><text:tab/><text:tab/>value,la propiedad, indica la información que se envía al seleccionar esa opción.</text:p>
      <text:p text:style-name="P1"><text:tab/><text:tab/><text:tab/>disabled</text:p>
      <text:p text:style-name="P1"><text:tab/><text:tab/><text:tab/>selected, seleccionada por defecto.<text:tab/></text:p>
      <text:p text:style-name="P1"><text:tab/><text:tab/></text:p>
      <text:p text:style-name="P1"><text:tab/><text:tab/>HTML</text:p>
      <text:p text:style-name="P1">&lt;!DOCTYPE html&gt;</text:p>
      <text:p text:style-name="P1"><text:soft-page-break/>&lt;html lang="es"&gt;</text:p>
      <text:p text:style-name="P1">&lt;head&gt;</text:p>
      <text:p text:style-name="P1"><text:tab/>&lt;meta charset="utf-8"&gt;</text:p>
      <text:p text:style-name="P1"><text:tab/>&lt;title&gt;Select&lt;/title&gt;</text:p>
      <text:p text:style-name="P1"><text:tab/>&lt;link rel="stylesheet" type="text/css" href=""&gt;</text:p>
      <text:p text:style-name="P1">&lt;/head&gt;</text:p>
      <text:p text:style-name="P1">&lt;body&gt;</text:p>
      <text:p text:style-name="P1"><text:tab/>&lt;select name="dias" id="days" size="7" multiple&gt;</text:p>
      <text:p text:style-name="P1"><text:tab/><text:tab/>&lt;option value="lunes" selected&gt;Lunes&lt;/option&gt;</text:p>
      <text:p text:style-name="P1"><text:tab/><text:tab/>&lt;option value="martes"&gt;Martes&lt;/option&gt;</text:p>
      <text:p text:style-name="P1"><text:tab/><text:tab/>&lt;option value="miercoles"&gt;Miércoles&lt;/option&gt;</text:p>
      <text:p text:style-name="P1"><text:tab/><text:tab/>&lt;option value="jueves"&gt;Jueves&lt;/option&gt;</text:p>
      <text:p text:style-name="P1"><text:tab/><text:tab/>&lt;option value="viernes"&gt;Viernes&lt;/option&gt;</text:p>
      <text:p text:style-name="P1"><text:tab/><text:tab/>&lt;option value="sabado"&gt;Sábado&lt;/option&gt;</text:p>
      <text:p text:style-name="P1"><text:tab/><text:tab/>&lt;option value="domingo"&gt;Domingo&lt;/option&gt;</text:p>
      <text:p text:style-name="P1"><text:tab/>&lt;/select&gt;</text:p>
      <text:p text:style-name="P1">&lt;/body&gt;</text:p>
      <text:p text:style-name="P1">&lt;/html&gt;</text:p>
      <text:p text:style-name="P1"/>
      <text:p text:style-name="P1"/>
      <text:p text:style-name="P1"/>
      <text:p text:style-name="P1">J. {TABLAS} No usar para maquetar página Web,</text:p>
      <text:p text:style-name="P1"/>
      <text:p text:style-name="P1"><text:tab/>1. ELEMENTOS TABLE, TR, TD <text:tab/>1º tabla, </text:p>
      <text:p text:style-name="P1"><text:tab/><text:tab/><text:tab/><text:tab/><text:tab/>2º fila (Table row)</text:p>
      <text:p text:style-name="P1"><text:tab/><text:tab/><text:tab/><text:tab/><text:tab/>3ºccelda (Table Data cell) dentro de cada fila</text:p>
      <text:p text:style-name="P1"><text:tab/><text:tab/></text:p>
      <text:p text:style-name="P1"><text:tab/>2. ELEMENTOS CAPTION, THEAD, TBODY, TFOOT Y TH<text:tab/><text:tab/></text:p>
      <text:p text:style-name="P1"><text:tab/><text:tab/>CAPTION<text:tab/>titulo de tabla</text:p>
      <text:p text:style-name="P1"><text:tab/><text:tab/>TH funciona como TD crea celdas de tabla </text:p>
      <text:p text:style-name="P1"><text:tab/><text:tab/><text:tab/>pero con fuerza de encabezado de columna o fila; negrita y centrado por defecto.</text:p>
      <text:p text:style-name="P1"/>
      <text:p text:style-name="P1"><text:tab/><text:tab/>THEAD <text:tab/><text:tab/>agrupar celdas de encabezado</text:p>
      <text:p text:style-name="P1"><text:tab/><text:tab/>TBODY<text:tab/><text:tab/>agrupar los elementos del cuerpo de la tabla</text:p>
      <text:p text:style-name="P1"><text:tab/><text:tab/>TFOOT<text:tab/><text:tab/>agrupar contenido en pie de tabla</text:p>
      <text:p text:style-name="P1"/>
      <text:p text:style-name="P1"><text:tab/><text:tab/>COLGROUP<text:tab/>agrupa columnas para aplicar estilo &lt;colgroup span="2"&gt; &lt;tr... &lt;/colgroup&gt;</text:p>
      <text:p text:style-name="P1"><text:tab/><text:tab/>COL<text:tab/><text:tab/>agrupa columnas para aplicar estilo. 1 sola etiqueta, hay que cerrarla. &lt;col span="3"/&gt;&lt;col/&gt; </text:p>
      <text:p text:style-name="P1"><text:tab/><text:tab/><text:tab/><text:tab/><text:tab/>Tabla con dos grupos de columnas; dos primeras y una tercera.</text:p>
      <text:p text:style-name="P1"/>
      <text:p text:style-name="P1"><text:tab/>3. ATRIBUTOS SCOPE, COLSPAN, ROWSPAN, Y HEADERS</text:p>
      <text:p text:style-name="P1"><text:tab/><text:tab/>COLSPAN expande celda en un determinado numero de ellas, colspan="3" celda con tres celdas unidas en horizontal.</text:p>
      <text:p text:style-name="P1"><text:tab/><text:tab/>ROWSPAN expande celda en un determinado numero de ellas, rowspan="3" celda con tres celdas unidas en vertical.</text:p>
      <text:p text:style-name="P1"><text:tab/><text:tab/>HEADERS ="nombre ID de celda que queremos que sea la cabecera de esta celda"</text:p>
      <text:p text:style-name="P1"><text:tab/><text:tab/>SCOPE<text:tab/>define si un encabezado es de col, fila o grupo de ambas.</text:p>
      <text:p text:style-name="P1"><text:tab/><text:tab/><text:tab/>="col" encabezado de columna <text:s/>="row" <text:s/>encabezado de fila</text:p>
      <text:p text:style-name="P1"><text:tab/><text:tab/>SPAN="número" en etiquetas colgroup y col define la cantidad de columnas que agrupan</text:p>
      <text:p text:style-name="P1"/>
      <text:p text:style-name="P1"/>
      <text:p text:style-name="P1"><text:tab/>HTML</text:p>
      <text:p text:style-name="P1">&lt;!DOCTYPE html&gt;</text:p>
      <text:p text:style-name="P1">&lt;html lang="es"&gt;</text:p>
      <text:p text:style-name="P1">&lt;head&gt;</text:p>
      <text:p text:style-name="P1"><text:tab/>&lt;meta charset="utf-8"&gt;</text:p>
      <text:p text:style-name="P1"><text:tab/>&lt;title&gt;Tabla&lt;/title&gt;</text:p>
      <text:p text:style-name="P1"><text:tab/>&lt;link rel="stylesheet" type="text/css" href="css/style_table.css"&gt;</text:p>
      <text:p text:style-name="P1">&lt;/head&gt;</text:p>
      <text:p text:style-name="P1">&lt;body&gt;</text:p>
      <text:p text:style-name="P1"><text:tab/>&lt;table&gt;</text:p>
      <text:p text:style-name="P1"><text:tab/><text:tab/>&lt;caption&gt;Lista de clientes&lt;/caption&gt;</text:p>
      <text:p text:style-name="P1"><text:soft-page-break/><text:tab/><text:tab/>&lt;thead&gt;</text:p>
      <text:p text:style-name="P1"><text:tab/><text:tab/><text:tab/>&lt;tr&gt;</text:p>
      <text:p text:style-name="P1"><text:tab/><text:tab/><text:tab/><text:tab/>&lt;th scope="col" rowspan="2"&gt;Código</text:p>
      <text:p text:style-name="P1"><text:tab/><text:tab/><text:tab/><text:tab/><text:tab/></text:p>
      <text:p text:style-name="P1"><text:tab/><text:tab/><text:tab/><text:tab/>&lt;/th&gt;</text:p>
      <text:p text:style-name="P1"><text:tab/><text:tab/><text:tab/><text:tab/>&lt;th scope="col" colspan="3" id="datos"&gt;Datos personales</text:p>
      <text:p text:style-name="P1"><text:tab/><text:tab/><text:tab/><text:tab/>&lt;/th&gt;</text:p>
      <text:p text:style-name="P1"><text:tab/><text:tab/><text:tab/>&lt;/tr&gt;</text:p>
      <text:p text:style-name="P1"><text:tab/><text:tab/><text:tab/>&lt;th scope="col" headers="datos"&gt;Nombres&lt;/th&gt;</text:p>
      <text:p text:style-name="P1"><text:tab/><text:tab/><text:tab/>&lt;th scope="col" headers="datos"&gt;Apellidos&lt;/th&gt;</text:p>
      <text:p text:style-name="P1"><text:tab/><text:tab/><text:tab/>&lt;th scope="col"headers="datos"&gt;E-mail&lt;/th&gt;</text:p>
      <text:p text:style-name="P1"><text:tab/><text:tab/>&lt;/thead&gt;</text:p>
      <text:p text:style-name="P1"><text:tab/><text:tab/>&lt;tbody&gt;</text:p>
      <text:p text:style-name="P1"><text:tab/><text:tab/><text:tab/>&lt;tr&gt;</text:p>
      <text:p text:style-name="P1"><text:tab/><text:tab/><text:tab/><text:tab/>&lt;td&gt;1&lt;/td&gt;</text:p>
      <text:p text:style-name="P1"><text:tab/><text:tab/><text:tab/><text:tab/>&lt;td&gt;Luis Miguel&lt;/td&gt;</text:p>
      <text:p text:style-name="P1"><text:tab/><text:tab/><text:tab/><text:tab/>&lt;td&gt;Linares Castillo&lt;/td&gt;</text:p>
      <text:p text:style-name="P1"><text:tab/><text:tab/><text:tab/><text:tab/>&lt;td&gt;luislinares@outlook.com&lt;/td&gt;</text:p>
      <text:p text:style-name="P1"><text:tab/><text:tab/><text:tab/>&lt;/tr&gt;</text:p>
      <text:p text:style-name="P1"><text:tab/><text:tab/><text:tab/>&lt;tr&gt;</text:p>
      <text:p text:style-name="P1"><text:tab/><text:tab/><text:tab/><text:tab/>&lt;td&gt;2&lt;/td&gt;</text:p>
      <text:p text:style-name="P1"><text:tab/><text:tab/><text:tab/><text:tab/>&lt;td&gt;Juan Carlos&lt;/td&gt;</text:p>
      <text:p text:style-name="P1"><text:tab/><text:tab/><text:tab/><text:tab/>&lt;td&gt;Rodriguez Paredes&lt;/td&gt;</text:p>
      <text:p text:style-name="P1"><text:tab/><text:tab/><text:tab/><text:tab/>&lt;td&gt;juanrodriguez@gmail.com&lt;/td&gt;</text:p>
      <text:p text:style-name="P1"><text:tab/><text:tab/><text:tab/>&lt;/tr&gt;</text:p>
      <text:p text:style-name="P1"><text:tab/><text:tab/><text:tab/>&lt;tr&gt;</text:p>
      <text:p text:style-name="P1"><text:tab/><text:tab/><text:tab/><text:tab/>&lt;td&gt;3&lt;/td&gt;</text:p>
      <text:p text:style-name="P1"><text:tab/><text:tab/><text:tab/><text:tab/>&lt;td&gt;Jose Ignacio&lt;/td&gt;</text:p>
      <text:p text:style-name="P1"><text:tab/><text:tab/><text:tab/><text:tab/>&lt;td&gt;Guevara Ramirez&lt;/td&gt;</text:p>
      <text:p text:style-name="P1"><text:tab/><text:tab/><text:tab/><text:tab/>&lt;td&gt;joseguevara@yahoo.es&lt;/td&gt;</text:p>
      <text:p text:style-name="P1"><text:tab/><text:tab/><text:tab/>&lt;/tr&gt;</text:p>
      <text:p text:style-name="P1"><text:tab/><text:tab/>&lt;/tbody&gt;</text:p>
      <text:p text:style-name="P1"><text:tab/><text:tab/>&lt;tfoot&gt;</text:p>
      <text:p text:style-name="P1"><text:tab/><text:tab/><text:tab/><text:tab/>&lt;th scope="row"&gt;Total&lt;/th&gt;</text:p>
      <text:p text:style-name="P1"><text:tab/><text:tab/><text:tab/><text:tab/>&lt;td&gt;&lt;/td&gt;</text:p>
      <text:p text:style-name="P1"><text:tab/><text:tab/><text:tab/><text:tab/>&lt;td&gt;&lt;/td&gt;</text:p>
      <text:p text:style-name="P1"><text:tab/><text:tab/><text:tab/><text:tab/>&lt;td&gt;3&lt;/td&gt;</text:p>
      <text:p text:style-name="P1"><text:tab/><text:tab/>&lt;/tfoot&gt;<text:tab/></text:p>
      <text:p text:style-name="P1"><text:tab/>&lt;/table&gt;</text:p>
      <text:p text:style-name="P1">&lt;/body&gt;</text:p>
      <text:p text:style-name="P1">&lt;/html&gt;</text:p>
      <text:p text:style-name="P1"><text:tab/><text:tab/>CSS</text:p>
      <text:p text:style-name="P1">table, th, td{border: 1px solid;}</text:p>
      <text:p text:style-name="P1"/>
      <text:p text:style-name="P1"><text:tab/>4. PROPIEDADES<text:tab/>CSS</text:p>
      <text:p text:style-name="P1"><text:tab/><text:tab/>border-collapse: collapse; junta los bordes en uno solo(ancho 1px). </text:p>
      <text:p text:style-name="P1"><text:tab/><text:tab/><text:tab/>***Solo con este valor se pueden asignar bordes a las filas. tr{border:1px;}</text:p>
      <text:p text:style-name="P1"><text:tab/><text:tab/>border-collapse: separate; separa los bordes de los elementos dentro de la tabla. por defecto<text:tab/></text:p>
      <text:p text:style-name="P1"><text:tab/><text:tab/>border-spacing: 10px; separa los bordes de las celdas la cantidad que pongamos. </text:p>
      <text:p text:style-name="P1"><text:tab/><text:tab/><text:tab/>Si ponemos 0, el borde resultante es 2px, la suma de los bordes de 1 px de las dos casillas que se juntan.</text:p>
      <text:p text:style-name="P1"><text:tab/><text:tab/><text:tab/>*** solo funciona con border-collapse:separated;</text:p>
      <text:p text:style-name="P1"><text:tab/><text:tab/>empty-cells: hide;<text:tab/>determina como se muestran las celdas sin contenido, en este caso se ocultan. </text:p>
      <text:p text:style-name="P1"><text:tab/><text:tab/><text:tab/>***Solo funciona si la tabla tiene border-collapse: separte;</text:p>
      <text:p text:style-name="P1"><text:tab/><text:tab/>caption-side: bottom;<text:tab/>indica la posición del título de la tabla, botton indica que se coloque abajo</text:p>
      <text:p text:style-name="P1"><text:tab/><text:tab/><text:tab/>Por defecto "top",arriba</text:p>
      <text:p text:style-name="P1"/>
      <text:p text:style-name="P1"><text:tab/><text:tab/>HTML</text:p>
      <text:p text:style-name="P1">&lt;!DOCTYPE html&gt;</text:p>
      <text:p text:style-name="P1">&lt;html lang="es"&gt;</text:p>
      <text:p text:style-name="P1">&lt;head&gt;</text:p>
      <text:p text:style-name="P1"><text:tab/>&lt;meta charset="utf-8"&gt;</text:p>
      <text:p text:style-name="P1"><text:soft-page-break/><text:tab/>&lt;title&gt;Tabla2&lt;/title&gt;</text:p>
      <text:p text:style-name="P1"><text:tab/>&lt;link rel="stylesheet" type="text/css" href="css/style_table2.css"&gt;</text:p>
      <text:p text:style-name="P1">&lt;/head&gt;</text:p>
      <text:p text:style-name="P1">&lt;body&gt;</text:p>
      <text:p text:style-name="P1"><text:tab/>&lt;table&gt;</text:p>
      <text:p text:style-name="P1"><text:tab/><text:tab/>&lt;caption&gt;Cartilla de Bingo&lt;/caption&gt;</text:p>
      <text:p text:style-name="P1"><text:tab/><text:tab/>&lt;thead&gt;</text:p>
      <text:p text:style-name="P1"><text:tab/><text:tab/><text:tab/>&lt;tr&gt;</text:p>
      <text:p text:style-name="P1"><text:tab/><text:tab/><text:tab/><text:tab/>&lt;th scope="col"&gt;B&lt;/th&gt;</text:p>
      <text:p text:style-name="P1"><text:tab/><text:tab/><text:tab/><text:tab/>&lt;th scope="col"&gt;I&lt;/th&gt;</text:p>
      <text:p text:style-name="P1"><text:tab/><text:tab/><text:tab/><text:tab/>&lt;th scope="col"&gt;N&lt;/th&gt;</text:p>
      <text:p text:style-name="P1"><text:tab/><text:tab/><text:tab/><text:tab/>&lt;th scope="col"&gt;G&lt;/th&gt;</text:p>
      <text:p text:style-name="P1"><text:tab/><text:tab/><text:tab/><text:tab/>&lt;th scope="col"&gt;O&lt;/th&gt;</text:p>
      <text:p text:style-name="P1"><text:tab/><text:tab/><text:tab/>&lt;/tr&gt;</text:p>
      <text:p text:style-name="P1"><text:tab/><text:tab/>&lt;/thead&gt;</text:p>
      <text:p text:style-name="P1"><text:tab/><text:tab/>&lt;tbody&gt;</text:p>
      <text:p text:style-name="P1"><text:tab/><text:tab/><text:tab/>&lt;tr&gt;</text:p>
      <text:p text:style-name="P1"><text:tab/><text:tab/><text:tab/><text:tab/>&lt;td&gt;8&lt;/td&gt;</text:p>
      <text:p text:style-name="P1"><text:tab/><text:tab/><text:tab/><text:tab/>&lt;td&gt;28&lt;/td&gt;</text:p>
      <text:p text:style-name="P1"><text:tab/><text:tab/><text:tab/><text:tab/>&lt;td&gt;31&lt;/td&gt;</text:p>
      <text:p text:style-name="P1"><text:tab/><text:tab/><text:tab/><text:tab/>&lt;td&gt;50&lt;/td&gt;</text:p>
      <text:p text:style-name="P1"><text:tab/><text:tab/><text:tab/><text:tab/>&lt;td&gt;75&lt;/td&gt;</text:p>
      <text:p text:style-name="P1"><text:tab/><text:tab/><text:tab/>&lt;/tr&gt;</text:p>
      <text:p text:style-name="P1"><text:tab/><text:tab/><text:tab/>&lt;tr&gt;</text:p>
      <text:p text:style-name="P1"><text:tab/><text:tab/><text:tab/><text:tab/>&lt;td&gt;9&lt;/td&gt;</text:p>
      <text:p text:style-name="P1"><text:tab/><text:tab/><text:tab/><text:tab/>&lt;td&gt;19&lt;/td&gt;</text:p>
      <text:p text:style-name="P1"><text:tab/><text:tab/><text:tab/><text:tab/>&lt;td&gt;36&lt;/td&gt;</text:p>
      <text:p text:style-name="P1"><text:tab/><text:tab/><text:tab/><text:tab/>&lt;td&gt;48&lt;/td&gt;</text:p>
      <text:p text:style-name="P1"><text:tab/><text:tab/><text:tab/><text:tab/>&lt;td&gt;73&lt;/td&gt;</text:p>
      <text:p text:style-name="P1"><text:tab/><text:tab/><text:tab/>&lt;/tr&gt;</text:p>
      <text:p text:style-name="P1"><text:tab/><text:tab/><text:tab/>&lt;tr&gt;</text:p>
      <text:p text:style-name="P1"><text:tab/><text:tab/><text:tab/><text:tab/>&lt;td&gt;14&lt;/td&gt;</text:p>
      <text:p text:style-name="P1"><text:tab/><text:tab/><text:tab/><text:tab/>&lt;td&gt;22&lt;/td&gt;</text:p>
      <text:p text:style-name="P1"><text:tab/><text:tab/><text:tab/><text:tab/>&lt;td&gt;&lt;/td&gt;</text:p>
      <text:p text:style-name="P1"><text:tab/><text:tab/><text:tab/><text:tab/>&lt;td&gt;46&lt;/td&gt;</text:p>
      <text:p text:style-name="P1"><text:tab/><text:tab/><text:tab/><text:tab/>&lt;td&gt;63&lt;/td&gt;</text:p>
      <text:p text:style-name="P1"><text:tab/><text:tab/><text:tab/>&lt;/tr&gt;</text:p>
      <text:p text:style-name="P1"><text:tab/><text:tab/><text:tab/>&lt;tr&gt;</text:p>
      <text:p text:style-name="P1"><text:tab/><text:tab/><text:tab/><text:tab/>&lt;td&gt;10&lt;/td&gt;</text:p>
      <text:p text:style-name="P1"><text:tab/><text:tab/><text:tab/><text:tab/>&lt;td&gt;20&lt;/td&gt;</text:p>
      <text:p text:style-name="P1"><text:tab/><text:tab/><text:tab/><text:tab/>&lt;td&gt;39&lt;/td&gt;</text:p>
      <text:p text:style-name="P1"><text:tab/><text:tab/><text:tab/><text:tab/>&lt;td&gt;57&lt;/td&gt;</text:p>
      <text:p text:style-name="P1"><text:tab/><text:tab/><text:tab/><text:tab/>&lt;td&gt;74&lt;/td&gt;</text:p>
      <text:p text:style-name="P1"><text:tab/><text:tab/><text:tab/>&lt;/tr&gt;</text:p>
      <text:p text:style-name="P1"><text:tab/><text:tab/><text:tab/>&lt;tr&gt;</text:p>
      <text:p text:style-name="P1"><text:tab/><text:tab/><text:tab/><text:tab/>&lt;td&gt;15&lt;/td&gt;</text:p>
      <text:p text:style-name="P1"><text:tab/><text:tab/><text:tab/><text:tab/>&lt;td&gt;18&lt;/td&gt;</text:p>
      <text:p text:style-name="P1"><text:tab/><text:tab/><text:tab/><text:tab/>&lt;td&gt;37&lt;/td&gt;</text:p>
      <text:p text:style-name="P1"><text:tab/><text:tab/><text:tab/><text:tab/>&lt;td&gt;54&lt;/td&gt;</text:p>
      <text:p text:style-name="P1"><text:tab/><text:tab/><text:tab/><text:tab/>&lt;td&gt;64&lt;/td&gt;</text:p>
      <text:p text:style-name="P1"><text:tab/><text:tab/><text:tab/>&lt;/tr&gt;</text:p>
      <text:p text:style-name="P1"><text:tab/>&lt;/table&gt;</text:p>
      <text:p text:style-name="P1">&lt;/body&gt;</text:p>
      <text:p text:style-name="P1">&lt;/html&gt;</text:p>
      <text:p text:style-name="P1"/>
      <text:p text:style-name="P1"><text:tab/><text:tab/>CSS</text:p>
      <text:p text:style-name="P1">table{font-size: 24pt;</text:p>
      <text:p text:style-name="P1">border: 1px solid black;</text:p>
      <text:p text:style-name="P1">border-collapse: separate;</text:p>
      <text:p text:style-name="P1">border-spacing: 10px;</text:p>
      <text:p text:style-name="P1">empty-cells: hide;</text:p>
      <text:p text:style-name="P1">caption-side: bottom;</text:p>
      <text:p text:style-name="P1">}</text:p>
      <text:p text:style-name="P1"><text:soft-page-break/>th,td{border: 1px solid black;</text:p>
      <text:p text:style-name="P1">padding: 10px;</text:p>
      <text:p text:style-name="P1">}</text:p>
      <text:p text:style-name="P1"/>
      <text:p text:style-name="P1"/>
      <text:p text:style-name="P1">K. {MEDIA QUERI} Las media queries (en español "consultas de medios") son útiles cuando deseas modificar tu página web o aplicación en función del tipo de dispositivo (como una impresora o una pantalla) o de características y parámetros específicos (como la resolución de la pantalla o el ancho del viewport del navegador).</text:p>
      <text:p text:style-name="P1">https://developer.mozilla.org/es/docs/Web/CSS/Media_Queries/Using_media_queries</text:p>
      <text:p text:style-name="P1">Sintaxis</text:p>
      <text:p text:style-name="P1"/>
      <text:p text:style-name="P1">Las media queries consisten de un tipo de medio opcional y una o más expresiones de características de medios. Varias consultas se pueden combinar utilizando operadores lógicos. No distinguen entre mayúsculas y minúsculas.</text:p>
      <text:p text:style-name="P1">El resultado de la consulta es "verdadero" cuando el tipo de medio (si se especifica) coincide con el dispositivo en el que se está mostrando el documento y todas las expresiones en el media query son "verdaderas". En este caso, se aplica los estilos correspondientes, siguiendo las reglas usuales de cascada.</text:p>
      <text:p text:style-name="P1">Las consultas sobre tipos de medios desconocidos son siempre falsas.</text:p>
      <text:p text:style-name="P1"/>
      <text:p text:style-name="P1">&lt;!-- CSS media query on a link element --&gt;</text:p>
      <text:p text:style-name="P1">&lt;link rel="stylesheet" media="(max-width: 800px)" href="example.css" /&gt;</text:p>
      <text:p text:style-name="P1">&lt;!-- CSS media query within a style sheet --&gt;</text:p>
      <text:p text:style-name="P1">&lt;style&gt;</text:p>
      <text:p text:style-name="P1">@media (max-width: 600px) {</text:p>
      <text:p text:style-name="P1"><text:s text:c="2"/>.facet_sidebar {</text:p>
      <text:p text:style-name="P1"><text:s text:c="4"/>display: none;</text:p>
      <text:p text:style-name="P1"><text:s text:c="2"/>}</text:p>
      <text:p text:style-name="P1">}</text:p>
      <text:p text:style-name="P1">&lt;/style&gt;</text:p>
      <text:p text:style-name="P1"/>
      <text:p text:style-name="P1">Media Types</text:p>
      <text:p text:style-name="P1"/>
      <text:p text:style-name="P1">Los Media Types (tipos de medios) describen la categoría general de un dispositivo. </text:p>
      <text:p text:style-name="P1">Excepto cuando se utilizan los operadores lógicos not o only, el tipo de medio es opcional y será interpretada como all.</text:p>
      <text:p text:style-name="P1"/>
      <text:p text:style-name="P1">all<text:tab/> Apto para todos los dispositivos.</text:p>
      <text:p text:style-name="P1">print<text:tab/>Destinado a material impreso y visualización de documentos en una pantalla en el modo de vista previa de impresión.</text:p>
      <text:p text:style-name="P1">screen<text:tab/>Destinado principalmente a las pantallas.</text:p>
      <text:p text:style-name="P1">speech<text:tab/>Destinado a sintetizadores de voz.</text:p>
      <text:p text:style-name="P1"/>
      <text:p text:style-name="P1">Operadores Lógicos</text:p>
      <text:p text:style-name="P1"/>
      <text:p text:style-name="P1">Se pueden redactar queries utilizando operadores lógicos, incluyendo not, and, y only.</text:p>
      <text:p text:style-name="P1">Además se puede combinar múltiples queries en una lista separada por comas múltiples; </text:p>
      <text:p text:style-name="P1"><text:tab/>si cualquiera de las queries en la lista es verdadera, la hoja de estilo asociada es aplicada. </text:p>
      <text:p text:style-name="P1"><text:tab/>Esto es equivalente a una operación lógica "or".</text:p>
      <text:p text:style-name="P1"/>
      <text:p text:style-name="P1">and</text:p>
      <text:p text:style-name="P1">El operador and es usado para colocar juntas múltiples funciones multimedia. </text:p>
      <text:p text:style-name="P1">Un query básico con el tipo de medio especificado como all puede lucir así:</text:p>
      <text:p text:style-name="P1">@media (min-width: 700px) { ... }</text:p>
      <text:p text:style-name="P1">Si usted quiere aplicar ese query solo si la pantalla esta en formato horizontal, usted puede utilizar el operador and y </text:p>
      <text:p text:style-name="P1">colocar la siguiente cadena: @media (min-width: 700px) and (orientation: landscape) { ... }</text:p>
      <text:p text:style-name="P1">La siguiente query solo retornara verdadero si la ventana tiene un ancho de 700px o mas y la pantalla esta en formato horizontal.</text:p>
      <text:p text:style-name="P1">Ahora si usted quiere aplicar esta opción solo si tipo de medio es TV, usted puede utilizar la siguiente cadena:</text:p>
      <text:p text:style-name="P1">@media tv and (min-width: 700px) and (orientation: landscape) { ... }</text:p>
      <text:p text:style-name="P1">Esta query solo se aplica si el tipo de medio es TV, la ventana tiene 700px de ancho o mas y la pantalla esta en formato horizontal.</text:p>
      <text:p text:style-name="P1"/>
      <text:p text:style-name="P1">lista separada por comas</text:p>
      <text:p text:style-name="P1">Las listas separadas por comas se comportan como el operador or cuando es usado en media queries. </text:p>
      <text:p text:style-name="P1">Cuando utilice una lista separada por comas y alguno de los queries retorna verdadero, el estilo o la hoja de estilos sera <text:soft-page-break/>aplicada.</text:p>
      <text:p text:style-name="P1">Cada query en una lista separada por comas es tratado como una query individual y cualquier operador aplicado a un medio no afectara a los demás.</text:p>
      <text:p text:style-name="P1">Esto significa que cada query en una lista separada por comas puede tener como objetivo diferentes medios, tipos y estados.</text:p>
      <text:p text:style-name="P1">Si usted quiere aplicar una serie de estilos para un equipo con un ancho mínimo de 700px o si el dispositivo esta colocado en horizontal, </text:p>
      <text:p text:style-name="P1">usted puede escribir lo siguiente: @media (min-width: 700px), handheld and (orientation: landscape) { ... }</text:p>
      <text:p text:style-name="P1">Por lo tanto, si esta en una screen con una ventana de 800px de ancho, la declaración del medio retornara verdadero debido a la primera parte de la lista, si aplicamos esto a un dispositivo @media all and (min-width: 700px) podría retornar verdadero a pesar del hecho de que la pantalla falle la verificación tipo de medio del handheld en la segunda query. Por otra parte si estuviese en un handheld con un ancho de ventana de 500px, la primera parte de la lista fallaría pero la segunda parte retornara verdadero debido a la declaración de medio.</text:p>
      <text:p text:style-name="P1"/>
      <text:p text:style-name="P1">not</text:p>
      <text:p text:style-name="P1"/>
      <text:p text:style-name="P1">El operador not aplica a todo el query y retorna verdadero si es posible y sino retorna falso </text:p>
      <text:p text:style-name="P1">(como por ejemplo monochrome en un monitor a color o una ventana con un ancho mínimo de min-width: 700px en un monitor de 600px).</text:p>
      <text:p text:style-name="P1">Un not negara un query si es posible pero no a todos los query posibles si están ubicados en una lista separada por comas. </text:p>
      <text:p text:style-name="P1"/>
      <text:p text:style-name="P1">El operador not no puede ser usado para negar un query individual, solo para un query completo. </text:p>
      <text:p text:style-name="P1">Por ejemplo, el not en el siguiente query es evaluado al final:</text:p>
      <text:p text:style-name="P1">@media not all and (monochrome) { ... }</text:p>
      <text:p text:style-name="P1">Esto significa que el query es evaluado de la siguiente forma:</text:p>
      <text:p text:style-name="P1">@media not (all and (monochrome)) { ... }</text:p>
      <text:p text:style-name="P1">... y no de esta forma:</text:p>
      <text:p text:style-name="P1">@media (not all) and (monochrome) { ... }</text:p>
      <text:p text:style-name="P1"/>
      <text:p text:style-name="P1">Otro Ejemplo:</text:p>
      <text:p text:style-name="P1">@media not screen and (color), print and (color)</text:p>
      <text:p text:style-name="P1">Es evaluado de la siguiente forma:</text:p>
      <text:p text:style-name="P1">@media (not (screen and (color))), print and (color)</text:p>
      <text:p text:style-name="P1"/>
      <text:p text:style-name="P1">only</text:p>
      <text:p text:style-name="P1"/>
      <text:p text:style-name="P1">El operador only previene que navegadores antiguos que no soportan queries con funciones apliquen los estilos asignados:</text:p>
      <text:p text:style-name="P1">&lt;link rel="stylesheet" media="only screen and (color)" href="Ejemplo.css" /&gt;</text:p>
      <text:p text:style-name="P1"/>
      <text:p text:style-name="P1"/>
      <text:p text:style-name="P1">H. {PROYECTO}</text:p>
      <text:p text:style-name="P1"><text:tab/>1. EXTRUCTURA</text:p>
      <text:p text:style-name="P1"><text:tab/><text:tab/>Crear una carpeta con el nombre del proyecto</text:p>
      <text:p text:style-name="P1"><text:tab/><text:tab/>Primera página, Index</text:p>
      <text:p text:style-name="P1"><text:tab/><text:tab/>carpetas image y css</text:p>
      <text:p text:style-name="P1"><text:tab/><text:tab/>Dentro de css, archivo estilos.css y carpeta "vendor" donde se guardará todo el css de teceros empleado en la página web</text:p>
      <text:p text:style-name="P1"><text:tab/><text:tab/>Normalizar codigo para que se vea igual en todos los navegadores</text:p>
      <text:p text:style-name="P1"><text:tab/><text:tab/><text:tab/>Los distintos navegadores aplican a los elementos html distintos valores por defecto de border, padding, margin...</text:p>
      <text:p text:style-name="P1"><text:tab/><text:tab/><text:tab/>lo primero que debemos hacer es normalizar todos estos valores, igualarlos en todos los navegadores. </text:p>
      <text:p text:style-name="P1"><text:tab/><text:tab/><text:tab/>Se usa una librería ya creada llamada normalize.css.</text:p>
      <text:p text:style-name="P1"><text:tab/><text:tab/>Por último en la página index, head, llamamos con un link a las hojas de estilos css: normalize.css y la nuestra estilos.css</text:p>
      <text:p text:style-name="P1"/>
      <text:p text:style-name="P1"><text:tab/></text:p>
      <text:p text:style-name="P1"/>
      <text:p text:style-name="P1">nota: etiqueta &lt;figure&gt; encierra en una figura geomética todo lo que quede entre sus la etiqueta de apertura y cierre, generalmente una imágen. Circulo.</text:p>
      <text:p text:style-name="P1"><text:tab/><text:tab/><text:tab/>overflow:hidden; lo que sobresalga de la caja lo recorte</text:p>
      <text:p text:style-name="P1"><text:soft-page-break/></text:p>
      <text:p text:style-name="P1"/>
      <text:p text:style-name="P1">&lt;!--comentario en HTML--&gt; <text:s/></text:p>
      <text:p text:style-name="P1"/>
      <text:p text:style-name="P1"><text:tab/><text:tab/>HTML</text:p>
      <text:p text:style-name="P1">&lt;!DOCTYPE html&gt;</text:p>
      <text:p text:style-name="P1">&lt;html lan="es"&gt;</text:p>
      <text:p text:style-name="P1">&lt;head&gt;</text:p>
      <text:p text:style-name="P1"><text:tab/>&lt;meta charset="utf-8"&gt;</text:p>
      <text:p text:style-name="P1"><text:tab/>&lt;title&gt;Portafolio de Juan el Andador&lt;/title&gt;</text:p>
      <text:p text:style-name="P1"><text:tab/>&lt;link rel="stylesheet" type="text/css" href="css/veldor/normalize.css"&gt;</text:p>
      <text:p text:style-name="P1"><text:tab/>&lt;link rel="stylesheet" type="text/css" href="css/estilos.css"&gt;</text:p>
      <text:p text:style-name="P1"><text:tab/>&lt;link rel="preconnect" href="https://fonts.googleapis.com"&gt;</text:p>
      <text:p text:style-name="P1"><text:tab/>&lt;link rel="preconnect" href="https://fonts.gstatic.com" crossorigin&gt;</text:p>
      <text:p text:style-name="P1"><text:tab/>&lt;link href="https://fonts.googleapis.com/css2?family=Lato:wght@400;700&amp;display=swap" rel="stylesheet"&gt;</text:p>
      <text:p text:style-name="P1">&lt;/head&gt;</text:p>
      <text:p text:style-name="P1">&lt;body&gt;</text:p>
      <text:p text:style-name="P1"><text:tab/>&lt;section class="lateral"&gt;</text:p>
      <text:p text:style-name="P1"><text:tab/><text:tab/>&lt;div class="b-perfil"&gt;</text:p>
      <text:p text:style-name="P1"><text:tab/><text:tab/><text:tab/>&lt;figure class="b-perfil__figura"&gt;</text:p>
      <text:p text:style-name="P1"><text:tab/><text:tab/><text:tab/><text:tab/>&lt;img src="image/yon.jpg" class="b-perfil__foto"&gt;&lt;/img&gt;</text:p>
      <text:p text:style-name="P1"><text:tab/><text:tab/><text:tab/>&lt;/figure&gt;</text:p>
      <text:p text:style-name="P1"><text:tab/><text:tab/><text:tab/>&lt;h1 class="b-perfil__nombre"&gt;Juan el Andador&lt;/h1&gt;</text:p>
      <text:p text:style-name="P1"><text:tab/><text:tab/>&lt;/div&gt;</text:p>
      <text:p text:style-name="P1"><text:tab/><text:tab/>&lt;div class="b-informacion"&gt;</text:p>
      <text:p text:style-name="P1"><text:tab/><text:tab/><text:tab/>&lt;h2 class="b-informacion__titulo"&gt;Desarrollador Frond-end&lt;/h2&gt;</text:p>
      <text:p text:style-name="P1"><text:tab/><text:tab/><text:tab/>&lt;p class="b-informacion__descripcion"&gt;Lorem ipsum dolor sit amet, consectetur adipisicing elit, sed do eiusmod</text:p>
      <text:p text:style-name="P1"><text:tab/><text:tab/><text:tab/>tempor incididunt ut labore et dolore magna aliqua. </text:p>
      <text:p text:style-name="P1"><text:tab/><text:tab/><text:tab/>&lt;/p&gt;</text:p>
      <text:p text:style-name="P1"><text:tab/><text:tab/><text:tab/>&lt;ul class="b-lista"&gt;</text:p>
      <text:p text:style-name="P1"><text:tab/><text:tab/><text:tab/><text:tab/>&lt;li class="b-lista__item--colorverde <text:s/>boton horizontal mayusculas"&gt;HTML5&lt;/li&gt;<text:tab/><text:tab/><text:tab/><text:tab/>&lt;li class="b-lista__item--colorverde boton <text:s/>horizontal <text:s/>mayusculas"&gt;CSS3&lt;/li&gt;</text:p>
      <text:p text:style-name="P1"><text:tab/><text:tab/><text:tab/><text:tab/>&lt;li class="b-lista__item--colorverde boton <text:s/>horizontal mayusculas"&gt;PYTHON&lt;/li&gt;</text:p>
      <text:p text:style-name="P1"><text:tab/><text:tab/><text:tab/><text:tab/>&lt;li class="b-lista__item--colorverde boton horizontal horizontal mayusculas"&gt;DJANGO&lt;/li&gt;</text:p>
      <text:p text:style-name="P1"><text:tab/><text:tab/><text:tab/>&lt;/ul&gt;</text:p>
      <text:p text:style-name="P1"><text:tab/><text:tab/>&lt;/div&gt;</text:p>
      <text:p text:style-name="P1"><text:tab/>&lt;/section&gt;</text:p>
      <text:p text:style-name="P1"><text:tab/>&lt;section class="proyectos"&gt;</text:p>
      <text:p text:style-name="P1"><text:tab/><text:tab/>&lt;div class="row"&gt;</text:p>
      <text:p text:style-name="P1"><text:tab/><text:tab/><text:tab/>&lt;article class="b-proyecto"&gt;</text:p>
      <text:p text:style-name="P1"><text:tab/><text:tab/><text:tab/><text:tab/>&lt;img src="image/proyecto1.jpg" class="b-proyecto__imagen"&gt;&lt;/img&gt;</text:p>
      <text:p text:style-name="P1"><text:tab/><text:tab/><text:tab/><text:tab/>&lt;h3 class="proyecto__titulo"&gt;Proyecto 1</text:p>
      <text:p text:style-name="P1"><text:tab/><text:tab/><text:tab/><text:tab/>&lt;/h3&gt;</text:p>
      <text:p text:style-name="P1"><text:tab/><text:tab/><text:tab/><text:tab/>&lt;p class="proyecto__descripcion"&gt;Lorem ipsum dolor sit amet, consectetur adipisicing elit, sed do eiusmod</text:p>
      <text:p text:style-name="P1"><text:tab/><text:tab/><text:tab/><text:tab/>tempor incididunt ut labore et dolore magna aliqua. Ut enim ad minim veniam,</text:p>
      <text:p text:style-name="P1"><text:tab/><text:tab/><text:tab/><text:tab/>quis nostrud exercitation ullamco laboris nisi ut aliquip ex ea commodo</text:p>
      <text:p text:style-name="P1"><text:tab/><text:tab/><text:tab/><text:tab/>consequat. Duis aute irure dolor in reprehenderit in voluptate velit esse</text:p>
      <text:p text:style-name="P1"><text:tab/><text:tab/><text:tab/><text:tab/>cillum dolore eu fugiat nulla pariatur. Excepteur sint occaecat cupidatat non</text:p>
      <text:p text:style-name="P1"><text:tab/><text:tab/><text:tab/><text:tab/>proident, sunt in culpa qui officia deserunt mollit anim id est laborum.&lt;/p&gt;</text:p>
      <text:p text:style-name="P1"><text:tab/><text:tab/><text:tab/>&lt;ul class="b-lista"&gt;</text:p>
      <text:p text:style-name="P1"><text:tab/><text:tab/><text:tab/><text:tab/>&lt;li class="b-lista__item boton horizontal mayusculas"&gt;HTML5&lt;/li&gt;<text:tab/><text:tab/><text:tab/><text:tab/>&lt;li class="b-lista__item boton <text:s/>horizontal <text:s/>mayusculas"&gt;CSS3&lt;/li&gt;</text:p>
      <text:p text:style-name="P1"><text:tab/><text:tab/><text:tab/><text:tab/>&lt;li class="b-lista__item boton <text:s/>horizontal mayusculas"&gt;PYTHON&lt;/li&gt;</text:p>
      <text:p text:style-name="P1"><text:tab/><text:tab/><text:tab/><text:tab/>&lt;li class="b-lista__item boton horizontal horizontal mayusculas"&gt;DJANGO&lt;/li&gt;</text:p>
      <text:p text:style-name="P1"><text:tab/><text:tab/><text:tab/>&lt;/ul&gt;</text:p>
      <text:p text:style-name="P1"><text:tab/><text:tab/>&lt;/article&gt;</text:p>
      <text:p text:style-name="P1"><text:tab/><text:tab/>&lt;article class="b-proyecto"&gt;</text:p>
      <text:p text:style-name="P1"><text:tab/><text:tab/><text:tab/><text:tab/>&lt;img src="image/proyecto2.jpg" class="b-proyecto__imagen"&gt;&lt;/img&gt;</text:p>
      <text:p text:style-name="P1"><text:tab/><text:tab/><text:tab/><text:tab/>&lt;h3 class="proyecto__titulo"&gt;Proyecto 2</text:p>
      <text:p text:style-name="P1"><text:tab/><text:tab/><text:tab/><text:tab/>&lt;/h3&gt;</text:p>
      <text:p text:style-name="P1"><text:soft-page-break/><text:tab/><text:tab/><text:tab/><text:tab/>&lt;p class="proyecto__descripcion"&gt;Lorem ipsum dolor sit amet, consectetur adipisicing elit, sed do eiusmod</text:p>
      <text:p text:style-name="P1"><text:tab/><text:tab/><text:tab/><text:tab/>tempor incididunt ut labore et dolore magna aliqua. Ut enim ad minim veniam,</text:p>
      <text:p text:style-name="P1"><text:tab/><text:tab/><text:tab/><text:tab/>quis nostrud exercitation ullamco laboris nisi ut aliquip ex ea commodo</text:p>
      <text:p text:style-name="P1"><text:tab/><text:tab/><text:tab/><text:tab/>consequat. Duis aute irure dolor in reprehenderit in voluptate velit esse</text:p>
      <text:p text:style-name="P1"><text:tab/><text:tab/><text:tab/><text:tab/>cillum dolore eu fugiat nulla pariatur. Excepteur sint occaecat cupidatat non</text:p>
      <text:p text:style-name="P1"><text:tab/><text:tab/><text:tab/><text:tab/>proident, sunt in culpa qui officia deserunt mollit anim id est laborum.&lt;/p&gt;</text:p>
      <text:p text:style-name="P1"><text:tab/><text:tab/><text:tab/>&lt;ul class="b-lista"&gt;</text:p>
      <text:p text:style-name="P1"><text:tab/><text:tab/><text:tab/><text:tab/>&lt;li class="b-lista__item boton horizontal mayusculas"&gt;HTML5&lt;/li&gt;<text:tab/><text:tab/><text:tab/><text:tab/>&lt;li class="b-lista__item boton <text:s/>horizontal <text:s/>mayusculas"&gt;CSS3&lt;/li&gt;</text:p>
      <text:p text:style-name="P1"><text:tab/><text:tab/><text:tab/><text:tab/>&lt;li class="b-lista__item boton <text:s/>horizontal mayusculas"&gt;PYTHON&lt;/li&gt;</text:p>
      <text:p text:style-name="P1"><text:tab/><text:tab/><text:tab/><text:tab/>&lt;li class="b-lista__item boton horizontal horizontal mayusculas"&gt;DJANGO&lt;/li&gt;</text:p>
      <text:p text:style-name="P1"><text:tab/><text:tab/><text:tab/>&lt;/ul&gt;</text:p>
      <text:p text:style-name="P1"><text:tab/><text:tab/>&lt;/article&gt;</text:p>
      <text:p text:style-name="P1"><text:tab/>&lt;/div&gt;</text:p>
      <text:p text:style-name="P1"><text:tab/>&lt;div class="row"&gt;</text:p>
      <text:p text:style-name="P1"><text:tab/><text:tab/>&lt;article class="b-proyecto"&gt;</text:p>
      <text:p text:style-name="P1"><text:tab/><text:tab/><text:tab/><text:tab/>&lt;img src="image/proyecto3.jpg" class="b-proyecto__imagen"&gt;&lt;/img&gt;</text:p>
      <text:p text:style-name="P1"><text:tab/><text:tab/><text:tab/><text:tab/>&lt;h3 class="proyecto__titulo"&gt;Proyecto 3</text:p>
      <text:p text:style-name="P1"><text:tab/><text:tab/><text:tab/><text:tab/>&lt;/h3&gt;</text:p>
      <text:p text:style-name="P1"><text:tab/><text:tab/><text:tab/><text:tab/>&lt;p class="proyecto__descripcion"&gt;Lorem ipsum dolor sit amet, consectetur adipisicing elit, sed do eiusmod</text:p>
      <text:p text:style-name="P1"><text:tab/><text:tab/><text:tab/><text:tab/>tempor incididunt ut labore et dolore magna aliqua. Ut enim ad minim veniam,</text:p>
      <text:p text:style-name="P1"><text:tab/><text:tab/><text:tab/><text:tab/>quis nostrud exercitation ullamco laboris nisi ut aliquip ex ea commodo</text:p>
      <text:p text:style-name="P1"><text:tab/><text:tab/><text:tab/><text:tab/>consequat. Duis aute irure dolor in reprehenderit in voluptate velit esse</text:p>
      <text:p text:style-name="P1"><text:tab/><text:tab/><text:tab/><text:tab/>cillum dolore eu fugiat nulla pariatur. Excepteur sint occaecat cupidatat non</text:p>
      <text:p text:style-name="P1"><text:tab/><text:tab/><text:tab/><text:tab/>proident, sunt in culpa qui officia deserunt mollit anim id est laborum.&lt;/p&gt;</text:p>
      <text:p text:style-name="P1"><text:tab/><text:tab/><text:tab/>&lt;ul class="b-lista"&gt;</text:p>
      <text:p text:style-name="P1"><text:tab/><text:tab/><text:tab/><text:tab/>&lt;li class="b-lista__item boton horizontal mayusculas"&gt;HTML5&lt;/li&gt;<text:tab/><text:tab/><text:tab/><text:tab/>&lt;li class="b-lista__item boton <text:s/>horizontal <text:s/>mayusculas"&gt;CSS3&lt;/li&gt;</text:p>
      <text:p text:style-name="P1"><text:tab/><text:tab/><text:tab/><text:tab/>&lt;li class="b-lista__item boton <text:s/>horizontal mayusculas"&gt;PYTHON&lt;/li&gt;</text:p>
      <text:p text:style-name="P1"><text:tab/><text:tab/><text:tab/><text:tab/>&lt;li class="b-lista__item boton horizontal horizontal mayusculas"&gt;DJANGO&lt;/li&gt;</text:p>
      <text:p text:style-name="P1"><text:tab/><text:tab/><text:tab/>&lt;/ul&gt;</text:p>
      <text:p text:style-name="P1"><text:tab/><text:tab/>&lt;/article&gt;</text:p>
      <text:p text:style-name="P1"><text:tab/><text:tab/>&lt;article class="b-proyecto"&gt;</text:p>
      <text:p text:style-name="P1"><text:tab/><text:tab/><text:tab/><text:tab/>&lt;img src="image/proyecto4.jpg" class="b-proyecto__imagen"&gt;&lt;/img&gt;</text:p>
      <text:p text:style-name="P1"><text:tab/><text:tab/><text:tab/><text:tab/>&lt;h3 class="proyecto__titulo"&gt;Proyecto 4</text:p>
      <text:p text:style-name="P1"><text:tab/><text:tab/><text:tab/><text:tab/>&lt;/h3&gt;</text:p>
      <text:p text:style-name="P1"><text:tab/><text:tab/><text:tab/><text:tab/>&lt;p class="proyecto__descripcion"&gt;Lorem ipsum dolor sit amet, consectetur adipisicing elit, sed do eiusmod</text:p>
      <text:p text:style-name="P1"><text:tab/><text:tab/><text:tab/><text:tab/>tempor incididunt ut labore et dolore magna aliqua. Ut enim ad minim veniam,</text:p>
      <text:p text:style-name="P1"><text:tab/><text:tab/><text:tab/><text:tab/>quis nostrud exercitation ullamco laboris nisi ut aliquip ex ea commodo</text:p>
      <text:p text:style-name="P1"><text:tab/><text:tab/><text:tab/><text:tab/>consequat. Duis aute irure dolor in reprehenderit in voluptate velit esse</text:p>
      <text:p text:style-name="P1"><text:tab/><text:tab/><text:tab/><text:tab/>cillum dolore eu fugiat nulla pariatur. Excepteur sint occaecat cupidatat non</text:p>
      <text:p text:style-name="P1"><text:tab/><text:tab/><text:tab/><text:tab/>proident, sunt in culpa qui officia deserunt mollit anim id est laborum.&lt;/p&gt;</text:p>
      <text:p text:style-name="P1"><text:tab/><text:tab/><text:tab/>&lt;ul class="b-lista"&gt;</text:p>
      <text:p text:style-name="P1"><text:tab/><text:tab/><text:tab/><text:tab/>&lt;li class="b-lista__item boton horizontal mayusculas"&gt;HTML5&lt;/li&gt;<text:tab/><text:tab/><text:tab/><text:tab/>&lt;li class="b-lista__item boton <text:s/>horizontal <text:s/>mayusculas"&gt;CSS3&lt;/li&gt;</text:p>
      <text:p text:style-name="P1"><text:tab/><text:tab/><text:tab/><text:tab/>&lt;li class="b-lista__item boton <text:s/>horizontal mayusculas"&gt;PYTHON&lt;/li&gt;</text:p>
      <text:p text:style-name="P1"><text:tab/><text:tab/><text:tab/><text:tab/>&lt;li class="b-lista__item boton horizontal horizontal mayusculas"&gt;DJANGO&lt;/li&gt;</text:p>
      <text:p text:style-name="P1"><text:tab/><text:tab/><text:tab/>&lt;/ul&gt;</text:p>
      <text:p text:style-name="P1"><text:tab/><text:tab/>&lt;/article&gt;</text:p>
      <text:p text:style-name="P1"><text:tab/>&lt;/div&gt;</text:p>
      <text:p text:style-name="P1"><text:tab/>&lt;/section&gt;</text:p>
      <text:p text:style-name="P1">&lt;/body&gt;</text:p>
      <text:p text:style-name="P1">&lt;/html&gt;</text:p>
      <text:p text:style-name="P1"/>
      <text:p text:style-name="P1"><text:tab/><text:tab/><text:tab/>CSS</text:p>
      <text:p text:style-name="P1">*{</text:p>
      <text:p text:style-name="P1"><text:tab/>box-sizing: border-box;</text:p>
      <text:p text:style-name="P1">}</text:p>
      <text:p text:style-name="P1"/>
      <text:p text:style-name="P1">html{</text:p>
      <text:p text:style-name="P1"><text:soft-page-break/><text:tab/>font-family: 'Lato', sans-serif;</text:p>
      <text:p text:style-name="P1">}</text:p>
      <text:p text:style-name="P1"/>
      <text:p text:style-name="P1">.lateral{</text:p>
      <text:p text:style-name="P1"><text:tab/>background-color:#56B3AB ;</text:p>
      <text:p text:style-name="P1"><text:tab/>bottom: 0;</text:p>
      <text:p text:style-name="P1"><text:tab/>padding: 1em;</text:p>
      <text:p text:style-name="P1"><text:tab/>position: fixed;<text:tab/>/*no se mueve con scroll*/</text:p>
      <text:p text:style-name="P1"><text:tab/>top: 0;</text:p>
      <text:p text:style-name="P1"><text:tab/>width: 350px;</text:p>
      <text:p text:style-name="P1">}</text:p>
      <text:p text:style-name="P1"/>
      <text:p text:style-name="P1">/*perfil*/</text:p>
      <text:p text:style-name="P1">.b-perfil__figura{</text:p>
      <text:p text:style-name="P1">border-radius: 50%;</text:p>
      <text:p text:style-name="P1">height: 50px;</text:p>
      <text:p text:style-name="P1">margin: 0;</text:p>
      <text:p text:style-name="P1">overflow: hidden;</text:p>
      <text:p text:style-name="P1">width: 50px;</text:p>
      <text:p text:style-name="P1"/>
      <text:p text:style-name="P1">}<text:tab/><text:tab/></text:p>
      <text:p text:style-name="P1">.b-perfil__foto{</text:p>
      <text:p text:style-name="P1"><text:tab/>width: 100%;</text:p>
      <text:p text:style-name="P1">}</text:p>
      <text:p text:style-name="P1"/>
      <text:p text:style-name="P1">.b-perfil__nombre{</text:p>
      <text:p text:style-name="P1"><text:tab/>color: #fff;</text:p>
      <text:p text:style-name="P1"><text:tab/>font-size: 20px;</text:p>
      <text:p text:style-name="P1"><text:tab/>margin-left: .5em;</text:p>
      <text:p text:style-name="P1"><text:tab/>width: 250px;</text:p>
      <text:p text:style-name="P1">}</text:p>
      <text:p text:style-name="P1">.b-perfil__figura, .b-perfil__nombre{</text:p>
      <text:p text:style-name="P1"><text:tab/>display: inline-block;</text:p>
      <text:p text:style-name="P1"><text:tab/>vertical-align: middle;</text:p>
      <text:p text:style-name="P1">}</text:p>
      <text:p text:style-name="P1"/>
      <text:p text:style-name="P1">.b-informacion{</text:p>
      <text:p text:style-name="P1"><text:tab/>color: #0F6A62;</text:p>
      <text:p text:style-name="P1"><text:tab/>position: absolute;</text:p>
      <text:p text:style-name="P1"><text:tab/>bottom: 1em;</text:p>
      <text:p text:style-name="P1"><text:tab/>width: 320px;</text:p>
      <text:p text:style-name="P1"><text:tab/>}</text:p>
      <text:p text:style-name="P1">.b-informacion__titulo{</text:p>
      <text:p text:style-name="P1"><text:tab/>font-size: 18px;</text:p>
      <text:p text:style-name="P1">}</text:p>
      <text:p text:style-name="P1"/>
      <text:p text:style-name="P1"/>
      <text:p text:style-name="P1">/*Habilidades*/</text:p>
      <text:p text:style-name="P1">.horizontal{display: inline-block;}</text:p>
      <text:p text:style-name="P1">.mayusculas{text-transform: uppercase;}</text:p>
      <text:p text:style-name="P1"/>
      <text:p text:style-name="P1">.b-lista{padding: 0;}</text:p>
      <text:p text:style-name="P1"/>
      <text:p text:style-name="P1">.b-lista__item {</text:p>
      <text:p text:style-name="P1"><text:tab/>background-color:#29597C;</text:p>
      <text:p text:style-name="P1"><text:tab/>color: white;</text:p>
      <text:p text:style-name="P1"><text:tab/>font-size:12px ;</text:p>
      <text:p text:style-name="P1">}</text:p>
      <text:p text:style-name="P1"/>
      <text:p text:style-name="P1">.b-lista__item--colorverde {</text:p>
      <text:p text:style-name="P1"><text:tab/>background-color:darkred;</text:p>
      <text:p text:style-name="P1"><text:tab/>color: white;</text:p>
      <text:p text:style-name="P1"><text:tab/>font-size:12px ;</text:p>
      <text:p text:style-name="P1"><text:soft-page-break/>}</text:p>
      <text:p text:style-name="P1"/>
      <text:p text:style-name="P1">.boton{padding: .5em;</text:p>
      <text:p text:style-name="P1">border-radius: 3px;</text:p>
      <text:p text:style-name="P1">}</text:p>
      <text:p text:style-name="P1"/>
      <text:p text:style-name="P1">/*proyectos*/</text:p>
      <text:p text:style-name="P1"/>
      <text:p text:style-name="P1"/>
      <text:p text:style-name="P1">.proyectos{</text:p>
      <text:p text:style-name="P1"><text:tab/>display: table;</text:p>
      <text:p text:style-name="P1"><text:tab/>margin-left: 350px;</text:p>
      <text:p text:style-name="P1"><text:tab/>padding: 1em;</text:p>
      <text:p text:style-name="P1"><text:tab/><text:tab/><text:tab/>}</text:p>
      <text:p text:style-name="P1"/>
      <text:p text:style-name="P1">.b-proyecto{</text:p>
      <text:p text:style-name="P1"><text:tab/>display: table-cell;</text:p>
      <text:p text:style-name="P1"><text:tab/>padding: 1em;</text:p>
      <text:p text:style-name="P1"><text:tab/>width: 50%;</text:p>
      <text:p text:style-name="P1">}</text:p>
      <text:p text:style-name="P1">.b-proyecto__imagen{</text:p>
      <text:p text:style-name="P1"><text:tab/>width: 100%;</text:p>
      <text:p text:style-name="P1">}</text:p>
      <text:p text:style-name="P1"/>
      <text:p text:style-name="P1">.proyecto__titulo{</text:p>
      <text:p text:style-name="P1"><text:tab/>color: #29597C;</text:p>
      <text:p text:style-name="P1"><text:tab/>font-size: 18px;</text:p>
      <text:p text:style-name="P1">}</text:p>
      <text:p text:style-name="P1"/>
      <text:p text:style-name="P1">.proyecto__descripcion{</text:p>
      <text:p text:style-name="P1"><text:tab/>color: #797D7F;</text:p>
      <text:p text:style-name="P1">}</text:p>
      <text:p text:style-name="P1"/>
      <text:p text:style-name="P1">C. {CALCULO DEL VALOR DE UNA PROPIEDAD EN CASCADA}</text:p>
      <text:p text:style-name="P1"><text:tab/>Estilo final determinado por: </text:p>
      <text:p text:style-name="P1"><text:tab/><text:tab/>estilos por defecto del navegador. No son todos iguales. Existen hojas CSS que inicializan todos los navegadores igual llamadas css reset(hacer google y descargar).</text:p>
      <text:p text:style-name="P1"><text:tab/><text:tab/>estilos especificados por el usuario que esta leyendo el documento, para mejorar accesibilidad</text:p>
      <text:p text:style-name="P1"><text:tab/><text:tab/>estilos definidos por el autor de la página web: &lt;link &gt; &lt;style&gt; style:</text:p>
      <text:p text:style-name="P1"><text:tab/>El orden de aplicación de los estilos se puede modificar con: !important .Aumenta la importancia de un estilo.</text:p>
      <text:p text:style-name="P1"><text:tab/><text:tab/>Quedaría asi: 1º se aplican estilos del agente de usuario o navegador</text:p>
      <text:p text:style-name="P1"><text:tab/><text:tab/><text:tab/><text:tab/>2º estilos del agente de usuario o navegador !important</text:p>
      <text:p text:style-name="P1"><text:tab/><text:tab/><text:tab/><text:tab/> <text:s/>3º Usuario</text:p>
      <text:p text:style-name="P1"><text:tab/><text:tab/><text:tab/><text:tab/> <text:s text:c="3"/>4º Autor</text:p>
      <text:p text:style-name="P1"><text:tab/><text:tab/><text:tab/><text:tab/> <text:s text:c="5"/>5º Autor !important</text:p>
      <text:p text:style-name="P1"><text:tab/><text:tab/><text:tab/><text:tab/> <text:s text:c="2"/><text:tab/> 6º Usuario !important <text:s/>(estos son los mas importantes de todos)<text:tab/></text:p>
      <text:p text:style-name="P1"><text:tab/>Herencia; <text:tab/>No todas las propiedades se heredan</text:p>
      <text:p text:style-name="P1"><text:tab/><text:tab/><text:tab/>Es cuando un elemento no tiene definido valor para una propiedad, busca el valor de la misma en el elemento padre, si no la tiene del abuelo y asi sucesivamente.</text:p>
      <text:p text:style-name="P1"><text:tab/><text:tab/><text:tab/>Forzar la herencia de una propiedad (heredable o no) con el valor inherit en css. a{color:inherit;}</text:p>
      <text:p text:style-name="P1"><text:tab/><text:tab/><text:tab/>Romper la herencia con el valor initial; strong{color:initial;}</text:p>
      <text:p text:style-name="P1"><text:tab/><text:tab/><text:tab/><text:tab/> los elementos strong no heredan valores de color, se usa el por defecto del agente del usuario o navegador</text:p>
      <text:p text:style-name="P1"><text:tab/>Especificidad<text:tab/>Los estilos se aplican según lo específicos que son. </text:p>
      <text:p text:style-name="P1"><text:tab/><text:tab/><text:tab/><text:tab/>dominan los aplicados directamente como propiedad style="" en elemento</text:p>
      <text:p text:style-name="P1"><text:tab/><text:tab/><text:tab/><text:tab/>Los más específicos (ul li id{}) sobre los menos (id{})mas dominante. Los ID sobre las CLASS </text:p>
      <text:p text:style-name="P1"><text:tab/><text:tab/><text:tab/>Se calcula sumando <text:tab/>a: 1 si existe propiedad style</text:p>
      <text:p text:style-name="P1"><text:tab/><text:tab/><text:tab/><text:tab/><text:tab/><text:tab/>b: nº de ids en el selector</text:p>
      <text:p text:style-name="P1"><text:tab/><text:tab/><text:tab/><text:tab/><text:tab/><text:tab/>c: nº de classes y pseudoclases</text:p>
      <text:p text:style-name="P1"><text:tab/><text:tab/><text:tab/><text:tab/><text:tab/><text:tab/>d: nº de elementos y pseudoelementos</text:p>
      <text:p text:style-name="P1"><text:tab/><text:tab/><text:tab/><text:tab/>Domina el que tenga mas a, si no hay mas b, ...</text:p>
      <text:p text:style-name="P1"><text:soft-page-break/></text:p>
      <text:p text:style-name="P1">D.{Facilidad de leer CSS, código amigable} espacios en blanco, comentarios y agrupación de selectores</text:p>
      <text:p text:style-name="P1"><text:tab/>Espacios en blanco: una linea distinta para cada selector, las llaves y cada propiedad (estas últimas indentadas con tabulador)</text:p>
      <text:p text:style-name="P1"/>
      <text:p text:style-name="P1"><text:tab/>Comentarios: <text:tab/>/* text del comentario*/</text:p>
      <text:p text:style-name="P1"><text:tab/><text:tab/><text:tab/>Para definir partes del código</text:p>
      <text:p text:style-name="P1"><text:tab/><text:tab/><text:tab/>Explicar funcionamiento</text:p>
      <text:p text:style-name="P1"><text:tab/><text:tab/><text:tab/>Eliminar temporalmente parte del código</text:p>
      <text:p text:style-name="P1"/>
      <text:p text:style-name="P1"><text:tab/>Agrupación de selectores: si varios selectores tienen el mismo estilo se agrupan separados por comas h1,h2,h3{color:red;}</text:p>
      <text:p text:style-name="P1"/>
      <text:p text:style-name="P1"><text:tab/>Herramienta que lo hace: <text:tab/>https://www.cleancss.com/css-beautify/</text:p>
      <text:p text:style-name="P1"><text:tab/><text:tab/><text:tab/><text:tab/><text:tab/>https://www.freeformatter.com/css-beautifier.html</text:p>
      <text:p text:style-name="P1"><text:tab/><text:tab/><text:tab/><text:tab/><text:tab/>https://www.styleneat.com/</text:p>
      <text:p text:style-name="P1"/>
      <text:p text:style-name="P1">E. {Ordenar un CSS}</text:p>
      <text:p text:style-name="P1"><text:tab/>Problemas de código CSS: reglas no utilizadas, duplicadas o contradictorias, propiedades heredadas no tenidas en cuenta, </text:p>
      <text:p text:style-name="P1"><text:tab/><text:tab/><text:tab/><text:tab/>tiempo a localizar una regla entre todas las que hay</text:p>
      <text:p text:style-name="P1"><text:tab/></text:p>
      <text:p text:style-name="P1"><text:tab/>Ordenar: <text:tab/>reglas por orden alfabético; a, div, em, .importante...</text:p>
      <text:p text:style-name="P1"><text:tab/><text:tab/><text:tab/>*reglas por orden de aparición; html, body, h1, div, p...</text:p>
      <text:p text:style-name="P1"><text:tab/><text:tab/><text:tab/>reglas por función; color, border, maquetación</text:p>
      <text:p text:style-name="P1"><text:tab/><text:tab/></text:p>
      <text:p text:style-name="P1"><text:tab/><text:tab/><text:tab/>propiedades por orden alfabético; color, size,...</text:p>
      <text:p text:style-name="P1"><text:tab/><text:tab/><text:tab/>propiedades de exterior de elemento a interior; margin,border,paddin,tex-aling, font-size,...</text:p>
      <text:p text:style-name="P1"><text:tab/><text:tab/><text:tab/>*propiedades segun boopstrap agrupa las propiedades en diferentes categorías:</text:p>
      <text:p text:style-name="P1"><text:tab/><text:tab/><text:tab/><text:tab/>Posicionamiento, Modelo de caja, Tipografía y texto, Visual,Miscelánea</text:p>
      <text:p text:style-name="P1"><text:tab/><text:tab/><text:tab/><text:tab/><text:tab/>https://gist.github.com/awkale/ad46e2ade70e833fa178</text:p>
      <text:p text:style-name="P1"><text:s/><text:tab/><text:tab/><text:tab/><text:tab/><text:tab/><text:tab/> /* Positioning */</text:p>
      <text:p text:style-name="P1"><text:tab/><text:tab/><text:tab/><text:tab/><text:tab/><text:tab/><text:tab/>position: absolute;top: 0;right: 0;bottom: 0;left: 0;z-index: 100;</text:p>
      <text:p text:style-name="P1"><text:s/><text:tab/><text:tab/><text:tab/><text:tab/><text:tab/><text:tab/> /* Box-model */</text:p>
      <text:p text:style-name="P1"><text:tab/><text:tab/><text:tab/><text:tab/><text:tab/><text:tab/><text:tab/>display: block;float: right;width: 100px;height: 100px;</text:p>
      <text:p text:style-name="P1"><text:tab/></text:p>
      <text:p text:style-name="P1"><text:tab/><text:tab/><text:tab/><text:tab/><text:tab/>Estéticas<text:tab/>/* Typography */</text:p>
      <text:p text:style-name="P1"><text:tab/><text:tab/><text:tab/><text:tab/><text:tab/><text:tab/><text:tab/><text:tab/>font: normal 13px "Helvetica Neue", sans-serif;line-height: 1.5;color: #333;text-align: center;</text:p>
      <text:p text:style-name="P1"><text:tab/><text:tab/><text:tab/><text:tab/><text:tab/></text:p>
      <text:p text:style-name="P1"><text:tab/><text:tab/><text:tab/><text:tab/><text:tab/><text:tab/><text:tab/>/* Visual */</text:p>
      <text:p text:style-name="P1"><text:tab/><text:tab/><text:tab/><text:tab/><text:tab/><text:tab/><text:tab/><text:tab/>background-color: #f5f5f5;border: 1px solid #e5e5e5;border-radius: 3px;</text:p>
      <text:p text:style-name="P1"><text:tab/><text:tab/><text:tab/><text:tab/><text:tab/><text:tab/><text:tab/>/* Misc */</text:p>
      <text:p text:style-name="P1"><text:tab/><text:tab/><text:tab/><text:tab/><text:tab/><text:tab/><text:tab/><text:tab/>opacity: 1;</text:p>
      <text:p text:style-name="P1"><text:tab/><text:tab/><text:tab/><text:tab/>Consejos:<text:tab/>Las propiedades deben ir seguidas de dos puntos y un espacio.</text:p>
      <text:p text:style-name="P1"><text:tab/><text:tab/><text:tab/><text:tab/><text:tab/><text:tab/>Todas las propiedades y valores deben estar en minúsculas, </text:p>
      <text:p text:style-name="P1"><text:tab/><text:tab/><text:tab/><text:tab/><text:tab/><text:tab/><text:tab/>excepto los nombres de fuente y las propiedades específicas del proveedor.</text:p>
      <text:p text:style-name="P1"><text:tab/><text:tab/><text:tab/><text:tab/><text:tab/><text:tab/>Utilice el código hexadecimal para los colores o rgba()si se necesita opacidad.</text:p>
      <text:p text:style-name="P1"><text:tab/><text:tab/><text:tab/><text:tab/><text:tab/><text:tab/><text:tab/> Evite el formato RGB y las mayúsculas, y acorte los valores cuando sea posible: #fff en lugar de #FFFFFF.</text:p>
      <text:p text:style-name="P1"><text:tab/><text:tab/><text:tab/><text:tab/><text:tab/><text:tab/>Use abreviaturas, excepto cuando anule estilos, para los valores background, border, font, list-style, marginy padding </text:p>
      <text:p text:style-name="P1"><text:tab/><text:tab/><text:tab/><text:tab/><text:tab/><text:tab/><text:tab/>tanto como sea posible. Para obtener una referencia abreviada, consulte CSS Shorthand .</text:p>
      <text:p text:style-name="P1"><text:tab/>/* */ para separar las distintas partes de un CSS</text:p>
      <text:p text:style-name="P1"/>
      <text:p text:style-name="P1"><text:tab/>herramienta: <text:tab/>cleancss ordena alfabeticamente(peligroso puede cambiar visualización), optimiza, reduce,comprime,convierte selectores a minúsculas,</text:p>
      <text:p text:style-name="P1"><text:tab/><text:tab/><text:tab/><text:tab/>https://www.freeformatter.com/css-beautifier.html</text:p>
      <text:p text:style-name="P1"><text:soft-page-break/><text:tab/><text:tab/><text:tab/>csscompresor: comprime código</text:p>
      <text:p text:style-name="P1"><text:tab/><text:tab/><text:tab/><text:tab/>https://csscompressor.com/</text:p>
      <text:p text:style-name="P1"/>
      <text:p text:style-name="P1">web unica</text:p>
      <text:p text:style-name="P1">pagina debe intentar construirse para que se acceda a la misma información y servicios desde cualquier dispositivo aunque presente diferente aparienci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Arial2" svg:font-family="Arial, Helvetica, sans-serif"/>
    <style:font-face style:name="Consolas" svg:font-family="Consolas, 'Bitstream Vera Sans Mono', 'Courier New', Courier, monospace"/>
    <style:font-face style:name="Consolas1" svg:font-family="Consolas, Menlo,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2-27T13:39:16.412000000</dc:date>
    <meta:editing-duration>PT3H21M51S</meta:editing-duration>
    <meta:editing-cycles>21</meta:editing-cycles>
    <meta:generator>LibreOffice/7.4.5.1$Windows_X86_64 LibreOffice_project/9c0871452b3918c1019dde9bfac75448afc4b57f</meta:generator>
    <meta:document-statistic meta:table-count="0" meta:image-count="0" meta:object-count="0" meta:page-count="25" meta:paragraph-count="1206" meta:word-count="7204" meta:character-count="56410" meta:non-whitespace-character-count="47444"/>
  </office:meta>
</office:document-meta>
</file>